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1D00000033FF4A3CD6.png" manifest:media-type="image/png"/>
  <manifest:file-entry manifest:full-path="Pictures/2000001F000001EF0000036A3C884AB5.svm" manifest:media-type="image/x-svm"/>
  <manifest:file-entry manifest:full-path="Pictures/2000001F000002CF0000036A3591E44B.svm" manifest:media-type="image/x-svm"/>
  <manifest:file-entry manifest:full-path="Pictures/2000001F000001EE0000036A4D22BA0F.svm" manifest:media-type="image/x-svm"/>
  <manifest:file-entry manifest:full-path="Pictures/2000001F000001EE0000036A3DE56A45.svm" manifest:media-type="image/x-svm"/>
  <manifest:file-entry manifest:full-path="Pictures/100000010000001D0000003335F45EFE.png" manifest:media-type="image/png"/>
  <manifest:file-entry manifest:full-path="Pictures/100000010000001D000000339FD66F16.png" manifest:media-type="image/png"/>
  <manifest:file-entry manifest:full-path="Pictures/2000001F000001EE0000036A09667365.svm" manifest:media-type="image/x-svm"/>
  <manifest:file-entry manifest:full-path="Pictures/100000010000002A00000033794EC3C0.png" manifest:media-type="image/png"/>
  <manifest:file-entry manifest:full-path="Pictures/100000010000001D0000003387D36358.png" manifest:media-type="image/png"/>
  <manifest:file-entry manifest:full-path="Pictures/2000001F000001EE0000036A6F9C7C2B.svm" manifest:media-type="image/x-svm"/>
  <manifest:file-entry manifest:full-path="Pictures/100000010000001D000000332BCFDA76.png" manifest:media-type="image/png"/>
  <manifest:file-entry manifest:full-path="Pictures/100000010000002A00000033EE5E4B8F.png" manifest:media-type="image/png"/>
  <manifest:file-entry manifest:full-path="Pictures/2000001F000002CF0000036AF5DA845A.svm" manifest:media-type="image/x-svm"/>
  <manifest:file-entry manifest:full-path="Pictures/2000001F000001EE0000036A1CDBC2FB.svm" manifest:media-type="image/x-svm"/>
  <manifest:file-entry manifest:full-path="Pictures/100000010000001D00000033B97159D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1586a1d"/>
    </style:style>
    <style:style style:name="P9" style:family="paragraph" style:parent-style-name="Standard">
      <style:paragraph-properties fo:margin-top="0cm" fo:margin-bottom="0cm" style:contextual-spacing="false"/>
      <style:text-properties officeooo:paragraph-rsid="0159d31f"/>
    </style:style>
    <style:style style:name="P10" style:family="paragraph" style:parent-style-name="_5f_Paragraphe">
      <style:paragraph-properties fo:margin-top="0cm" fo:margin-bottom="0cm" style:contextual-spacing="false"/>
      <style:text-properties officeooo:paragraph-rsid="0159d31f"/>
    </style:style>
    <style:style style:name="P11" style:family="paragraph" style:parent-style-name="_5f_Paragraphe">
      <style:text-properties officeooo:paragraph-rsid="0159d31f"/>
    </style:style>
    <style:style style:name="P12" style:family="paragraph" style:parent-style-name="Standard">
      <style:paragraph-properties fo:margin-top="0cm" fo:margin-bottom="0cm" style:contextual-spacing="false"/>
      <style:text-properties officeooo:paragraph-rsid="015ca30b"/>
    </style:style>
    <style:style style:name="P13" style:family="paragraph" style:parent-style-name="_5f_Paragraphe">
      <style:paragraph-properties fo:margin-top="0cm" fo:margin-bottom="0cm" style:contextual-spacing="false"/>
    </style:style>
    <style:style style:name="P14" style:family="paragraph" style:parent-style-name="Standard" style:list-style-name="_5f_Numérotation_20_des_20_exercices">
      <style:paragraph-properties fo:margin-top="0cm" fo:margin-bottom="0cm" style:contextual-spacing="false"/>
      <style:text-properties officeooo:paragraph-rsid="015dd3e9"/>
    </style:style>
    <style:style style:name="P15" style:family="paragraph" style:parent-style-name="Standard" style:list-style-name="_5f_Numérotation_20_des_20_exercices">
      <style:paragraph-properties fo:margin-top="0.101cm" fo:margin-bottom="0.101cm" style:contextual-spacing="false"/>
      <style:text-properties officeooo:paragraph-rsid="015f5a46"/>
    </style:style>
    <style:style style:name="P16" style:family="paragraph" style:parent-style-name="_5f_Footer_20_page_20_impaire_20__28_D_29_"/>
    <style:style style:name="P17" style:family="paragraph" style:parent-style-name="_5f_Footer_20_page_20_impaire_20__28_D_29_">
      <style:text-properties officeooo:paragraph-rsid="01316a8b"/>
    </style:style>
    <style:style style:name="P1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0" style:family="paragraph" style:parent-style-name="_5f_Footer_20_page_20_paire_20__28_G_29_"/>
    <style:style style:name="P21" style:family="paragraph" style:parent-style-name="_5f_Footer_20_page_20_paire_20__28_G_29_">
      <style:text-properties officeooo:paragraph-rsid="01316a8b"/>
    </style:style>
    <style:style style:name="P22" style:family="paragraph" style:parent-style-name="_5f_Footer_20_page_20_paire_20__28_G_29_">
      <style:text-properties officeooo:paragraph-rsid="01336347"/>
    </style:style>
    <style:style style:name="P23" style:family="paragraph" style:parent-style-name="_5f_Footer_20_page_20_paire_20__28_G_29_">
      <style:text-properties officeooo:paragraph-rsid="0135ac9e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0" style:family="paragraph" style:parent-style-name="_5f_Header_20_D_20_page_20_paire_20__28_G_29_">
      <style:text-properties officeooo:paragraph-rsid="00fe4814"/>
    </style:style>
    <style:style style:name="P31" style:family="paragraph" style:parent-style-name="_5f_Header_20_D_20_page_20_paire_20__28_G_29_">
      <style:text-properties officeooo:rsid="0101821f" officeooo:paragraph-rsid="0101821f"/>
    </style:style>
    <style:style style:name="P32" style:family="paragraph" style:parent-style-name="_5f_Header_20_G_20_page_20_paire_20__28_G_29_">
      <style:text-properties officeooo:rsid="00ff3616" officeooo:paragraph-rsid="00ff3616"/>
    </style:style>
    <style:style style:name="P33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4" style:family="paragraph" style:parent-style-name="_5f_Header_20_M_20_page_20_impaire_20__28_D_29_">
      <style:text-properties officeooo:rsid="01035d0f" officeooo:paragraph-rsid="01035d0f"/>
    </style:style>
    <style:style style:name="P35" style:family="paragraph" style:parent-style-name="_5f_Header_20_M_20_page_20_paire_20__28_G_29_">
      <style:text-properties officeooo:rsid="0101a5c8" officeooo:paragraph-rsid="0101a5c8"/>
    </style:style>
    <style:style style:name="P3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7" style:family="paragraph" style:parent-style-name="_5f_Paragraphe_5f_avec_5f_Num_5f_Question" style:list-style-name="_5f_Numérotation_20_des_20_exercices"/>
    <style:style style:name="P38" style:family="paragraph" style:parent-style-name="_5f_Paragraphe_5f_avec_5f_Num_5f_Question" style:list-style-name="_5f_Numérotation_20_des_20_exercices">
      <style:paragraph-properties fo:margin-top="0cm" fo:margin-bottom="0cm" style:contextual-spacing="false"/>
      <style:text-properties officeooo:paragraph-rsid="015ca30b"/>
    </style:style>
    <style:style style:name="P39" style:family="paragraph" style:parent-style-name="_5f_Paragraphe_5f_avec_5f_Num_5f_Question" style:list-style-name="_5f_Numérotation_20_des_20_exercices">
      <style:paragraph-properties fo:margin-top="0cm" fo:margin-bottom="0cm" style:contextual-spacing="false"/>
    </style:style>
    <style:style style:name="P40" style:family="paragraph" style:parent-style-name="_5f_Paragraphe_5f_avec_5f_Num_5f_Question" style:list-style-name="_5f_Numérotation_20_des_20_exercices">
      <style:paragraph-properties fo:margin-top="0.101cm" fo:margin-bottom="0cm" style:contextual-spacing="false"/>
    </style:style>
    <style:style style:name="P41" style:family="paragraph" style:parent-style-name="_5f_Paragraphe_5f_avec_5f_Num_5f_Question" style:list-style-name="_5f_Numérotation_20_des_20_exercices">
      <style:paragraph-properties fo:margin-top="0.101cm" fo:margin-bottom="0.101cm" style:contextual-spacing="false"/>
    </style:style>
    <style:style style:name="P42" style:family="paragraph" style:parent-style-name="_5f_Paragraphe_5f_avec_5f_Num_5f_Question" style:list-style-name="_5f_Numérotation_20_des_20_exercices">
      <style:paragraph-properties fo:margin-top="0cm" fo:margin-bottom="0cm" style:contextual-spacing="false"/>
      <style:text-properties officeooo:paragraph-rsid="0159d31f"/>
    </style:style>
    <style:style style:name="P43" style:family="paragraph" style:parent-style-name="_5f_Paragraphe_5f_avec_5f_Num_5f_Question" style:list-style-name="_5f_Numérotation_20_des_20_exercices">
      <style:paragraph-properties fo:margin-top="0cm" fo:margin-bottom="0.101cm" style:contextual-spacing="false"/>
      <style:text-properties officeooo:paragraph-rsid="015f5a46"/>
    </style:style>
    <style:style style:name="P44" style:family="paragraph" style:parent-style-name="_5f_Premier_5f_Titre_5f_Exercices_5f_avec_5f_Num_20_Exo_5f_Avec_5f_Titre" style:list-style-name="_5f_Numérotation_20_des_20_exercices"/>
    <style:style style:name="P45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46" style:family="paragraph" style:parent-style-name="_5f_Premier_5f_Titre_5f_Exercices_5f_avec_5f_Num_5f_Exo_5f_sans_5f_Titre" style:list-style-name="_5f_Numérotation_20_des_20_exercices"/>
    <style:style style:name="P47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1"/>
    </style:style>
    <style:style style:name="P48" style:family="paragraph" style:parent-style-name="_5f_Premier_5f_Titre_5f_Exercices_5f_avec_5f_Num_5f_Exo_5f_sans_5f_Titre" style:list-style-name="_5f_Numérotation_20_des_20_exercices">
      <style:paragraph-properties fo:margin-top="0cm" fo:margin-bottom="0cm" style:contextual-spacing="false"/>
    </style:style>
    <style:style style:name="P4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indent="0cm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indent="0cm" style:writing-mode="lr-tb"/>
      <style:text-properties fo:color="#000000" loext:opacity="100%" fo:background-color="#ffff00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8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90%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solid" draw:fill-color="#7fb241"/>
    </style:style>
    <style:style style:name="P69" style:family="paragraph">
      <loext:graphic-properties draw:fill="solid" draw:fill-color="#9d0f89"/>
    </style:style>
    <style:style style:name="P70" style:family="paragraph">
      <loext:graphic-properties draw:fill="solid" draw:fill-color="#1ca2b8"/>
    </style:style>
    <style:style style:name="P71" style:family="paragraph">
      <loext:graphic-properties draw:fill="solid" draw:fill-color="#d7e12c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f00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fff00"/>
      <style:paragraph-properties fo:text-align="center"/>
      <style:text-properties fo:font-size="12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90%" style:font-relief="none" style:text-overline-style="none" style:text-overline-color="font-color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90%" style:font-relief="none" style:text-overline-style="none" style:text-overline-color="font-color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7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15771c7"/>
    </style:style>
    <style:style style:name="T8" style:family="text">
      <style:text-properties officeooo:rsid="01578951"/>
    </style:style>
    <style:style style:name="T9" style:family="text">
      <style:text-properties officeooo:rsid="0118e142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8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9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9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90%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gr1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3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519cm" fo:min-width="0.23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52cm" fo:min-width="0.21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" style:family="graphic">
      <style:graphic-properties loext:decorative="false" style:run-through="foreground"/>
    </style:style>
    <style:style style:name="gr8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5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7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8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90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1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2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3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4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5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6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7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8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99" style:family="graphic">
      <style:graphic-properties draw:stroke="solid" svg:stroke-width="0.018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0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1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2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3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4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5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6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7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8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09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10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11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12" style:family="graphic">
      <style:graphic-properties draw:stroke="solid" svg:stroke-width="0.053cm" svg:stroke-color="#ff0000" draw:marker-start="" draw:marker-start-width="0.279cm" draw:marker-start-center="false" draw:marker-end="Arrow_20_concave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13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14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15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16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17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18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19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2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23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1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1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1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13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4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5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6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7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8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9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0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1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2" style:family="graphic">
      <style:graphic-properties draw:stroke="solid" svg:stroke-width="0.018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3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4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5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6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7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8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9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30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31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32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33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34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6" style:family="graphic">
      <style:graphic-properties draw:stroke="solid" svg:stroke-width="0.053cm" svg:stroke-color="#ff0000" draw:marker-start="" draw:marker-start-width="0.279cm" draw:marker-start-center="false" draw:marker-end="Arrow_20_concave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37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9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40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41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3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44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45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46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47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5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6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7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8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9" style:family="graphic">
      <style:graphic-properties draw:stroke="solid" svg:stroke-width="0.041cm" svg:stroke-color="#1ca2b8" draw:marker-start="" draw:marker-start-width="0.365cm" draw:marker-start-center="false" draw:marker-end="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60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2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3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4" style:family="graphic">
      <style:graphic-properties draw:stroke="solid" svg:stroke-width="0.041cm" svg:stroke-color="#1ca2b8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65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6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53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8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9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0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2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53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2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3" style:family="graphic">
      <style:graphic-properties draw:stroke="solid" svg:stroke-width="0.041cm" svg:stroke-color="#1ca2b8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84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5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6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7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8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9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0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2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3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4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6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7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8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9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0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2" style:family="graphic">
      <style:graphic-properties draw:stroke="solid" svg:stroke-width="0.041cm" svg:stroke-color="#1ca2b8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03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4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5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6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7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33cm" fo:min-width="0.50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9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0" style:family="graphic">
      <style:graphic-properties draw:stroke="solid" svg:stroke-width="0.041cm" svg:stroke-color="#1ca2b8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2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2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3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4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5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6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7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8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9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0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522cm" fo:min-width="0.2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3" style:family="graphic">
      <style:graphic-properties draw:stroke="solid" svg:stroke-width="0.041cm" svg:stroke-color="#1ca2b8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34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5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6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7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522cm" fo:min-width="0.2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7cm" fo:min-width="0.21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7cm" fo:min-width="0.50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5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9" style:family="graphic">
      <style:graphic-properties style:writing-mode="lr-tb" loext:decorative="false" style:run-through="foreground" style:wrap="non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60" style:family="graphic">
      <style:graphic-properties draw:stroke="solid" svg:stroke-width="0.041cm" svg:stroke-color="#000000" draw:marker-start="" draw:marker-start-width="0.291cm" draw:marker-start-center="false" draw:marker-end="" draw:marker-end-width="0.291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6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9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fo:min-height="0.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9cm" fo:min-width="0.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9cm" fo:min-width="0.29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5" style:family="graphic">
      <style:graphic-properties style:writing-mode="lr-tb" loext:decorative="false" fo:margin-top="0.199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367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368" style:family="graphic">
      <style:graphic-properties draw:stroke="solid" svg:stroke-width="0.018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369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3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71" style:family="graphic">
      <style:graphic-properties draw:stroke="solid" svg:stroke-width="0.053cm" svg:stroke-color="#ff0000" draw:marker-start="" draw:marker-start-width="0.279cm" draw:marker-start-center="false" draw:marker-end="Arrow_20_concave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372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3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74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5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6" style:family="graphic">
      <style:graphic-properties style:writing-mode="lr-tb" loext:decorative="false" style:run-through="foreground"/>
    </style:style>
    <style:style style:name="gr3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0" style:family="graphic">
      <style:graphic-properties draw:stroke="none" draw:fill="solid" draw:fill-color="#fff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8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6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27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30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31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30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9" style:family="graphic">
      <style:graphic-properties style:writing-mode="lr-tb" loext:decorative="false" fo:margin-top="0.199cm" fo:margin-bottom="0.199cm" style:run-through="foreground" style:wrap="none" style:vertical-pos="middle" style:vertical-rel="baseline" style:horizontal-pos="from-left" style:horizontal-rel="paragraph" draw:wrap-influence-on-position="once-concurrent" loext:allow-overlap="false" style:flow-with-text="false"/>
    </style:style>
    <style:style style:name="gr390" style:family="graphic">
      <style:graphic-properties draw:stroke="solid" svg:stroke-width="0.041cm" svg:stroke-color="#1ca2b8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9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2" style:family="graphic">
      <style:graphic-properties draw:stroke="solid" svg:stroke-width="0.041cm" svg:stroke-color="#1ca2b8" draw:marker-start="" draw:marker-start-width="0.365cm" draw:marker-start-center="false" draw:marker-end="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9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5" style:family="graphic">
      <style:graphic-properties draw:stroke="none" svg:stroke-width="0.019cm" svg:stroke-color="#ffffff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9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0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464cm" fo:min-width="0.25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2" style:family="graphic">
      <style:graphic-properties draw:stroke="solid" svg:stroke-width="0.041cm" svg:stroke-color="#000000" draw:marker-start-width="0.362cm" draw:marker-start-center="false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loext:decorative="false" style:run-through="foreground"/>
    </style:style>
    <style:style style:name="gr40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40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464cm" fo:min-width="0.27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08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7" text:outline-level="1"><text:span text:style-name="_5f_Caractères_5f_espacement_5f_-0_2c_1pt">Place, sur chaque demi‑droite graduée et le plus précisément possible, les points :</text:span></text:h>
          <text:list>
            <text:list-item>
              <text:h text:style-name="P38" text:outline-level="2"><text:span text:style-name="_5f_Caractères">A(0,3) ; B(1,4) ; C(2,1) ; D(1,95) et E(0,82).</text:span></text:h>
            </text:list-item>
          </text:list>
        </text:list-item>
      </text:list>
      <text:h text:style-name="P13" text:outline-level="1"><text:span text:style-name="_5f_Caractères"><draw:g text:anchor-type="as-char" draw:z-index="99" draw:name="Objet de groupe 4" draw:style-name="gr9"><draw:g draw:name="Forme 3" draw:style-name="gr7"><draw:line draw:style-name="gr319" draw:text-style-name="P50" svg:x1="0.362cm" svg:y1="0.608cm" svg:x2="9.28cm" svg:y2="0.608cm"><text:p/></draw:line><draw:line draw:style-name="gr320" draw:text-style-name="P50" svg:x1="0.332cm" svg:y1="0.472cm" svg:x2="0.332cm" svg:y2="0.752cm"><text:p/></draw:line><draw:line draw:style-name="gr321" draw:text-style-name="P50" svg:x1="0.817cm" svg:y1="0.473cm" svg:x2="0.817cm" svg:y2="0.751cm"><text:p/></draw:line><draw:line draw:style-name="gr322" draw:text-style-name="P50" svg:x1="1.311cm" svg:y1="0.473cm" svg:x2="1.311cm" svg:y2="0.751cm"><text:p/></draw:line><draw:line draw:style-name="gr323" draw:text-style-name="P50" svg:x1="1.796cm" svg:y1="0.473cm" svg:x2="1.796cm" svg:y2="0.751cm"><text:p/></draw:line><draw:line draw:style-name="gr324" draw:text-style-name="P50" svg:x1="2.282cm" svg:y1="0.473cm" svg:x2="2.282cm" svg:y2="0.751cm"><text:p/></draw:line><draw:line draw:style-name="gr325" draw:text-style-name="P50" svg:x1="3.76cm" svg:y1="0.473cm" svg:x2="3.76cm" svg:y2="0.751cm"><text:p/></draw:line><draw:line draw:style-name="gr326" draw:text-style-name="P50" svg:x1="5.71cm" svg:y1="0.473cm" svg:x2="5.71cm" svg:y2="0.751cm"><text:p/></draw:line><draw:line draw:style-name="gr327" draw:text-style-name="P50" svg:x1="6.197cm" svg:y1="0.473cm" svg:x2="6.197cm" svg:y2="0.751cm"><text:p/></draw:line><draw:line draw:style-name="gr328" draw:text-style-name="P50" svg:x1="5.225cm" svg:y1="0.473cm" svg:x2="5.225cm" svg:y2="0.751cm"><text:p/></draw:line><draw:line draw:style-name="gr329" draw:text-style-name="P50" svg:x1="7.179cm" svg:y1="0.473cm" svg:x2="7.179cm" svg:y2="0.751cm"><text:p/></draw:line><draw:line draw:style-name="gr330" draw:text-style-name="P50" svg:x1="7.668cm" svg:y1="0.473cm" svg:x2="7.668cm" svg:y2="0.751cm"><text:p/></draw:line><draw:line draw:style-name="gr331" draw:text-style-name="P50" svg:x1="8.153cm" svg:y1="0.483cm" svg:x2="8.153cm" svg:y2="0.759cm"><text:p/></draw:line><draw:frame draw:style-name="gr332" draw:text-style-name="P52" svg:width="0.72cm" svg:height="0.772cm" svg:x="0cm" svg:y="0.639cm"><draw:text-box><text:p text:style-name="P55"><text:span text:style-name="T10">0</text:span></text:p></draw:text-box></draw:frame><draw:line draw:style-name="gr333" draw:text-style-name="P50" svg:x1="2.782cm" svg:y1="0.473cm" svg:x2="2.782cm" svg:y2="0.751cm"><text:p/></draw:line><draw:line draw:style-name="gr334" draw:text-style-name="P50" svg:x1="3.265cm" svg:y1="0.473cm" svg:x2="3.265cm" svg:y2="0.751cm"><text:p/></draw:line><draw:line draw:style-name="gr335" draw:text-style-name="P50" svg:x1="4.239cm" svg:y1="0.473cm" svg:x2="4.239cm" svg:y2="0.751cm"><text:p/></draw:line><draw:line draw:style-name="gr336" draw:text-style-name="P50" svg:x1="4.733cm" svg:y1="0.473cm" svg:x2="4.733cm" svg:y2="0.751cm"><text:p/></draw:line><draw:line draw:style-name="gr337" draw:text-style-name="P50" svg:x1="6.689cm" svg:y1="0.473cm" svg:x2="6.689cm" svg:y2="0.751cm"><text:p/></draw:line><draw:frame draw:style-name="gr338" draw:text-style-name="P52" svg:width="0.72cm" svg:height="0.772cm" svg:x="2.445cm" svg:y="0.669cm"><draw:text-box><text:p text:style-name="P55"><text:span text:style-name="T10">1</text:span></text:p></draw:text-box></draw:frame></draw:g><draw:frame draw:style-name="gr339" draw:text-style-name="P58" svg:width="0.703cm" svg:height="0.772cm" svg:x="0.69cm" svg:y="0.004cm"><draw:text-box><text:p text:style-name="P64"><text:span text:style-name="T12">A</text:span></text:p></draw:text-box></draw:frame><draw:frame draw:style-name="gr340" draw:text-style-name="P61" svg:width="0.703cm" svg:height="0.772cm" svg:x="0.69cm" svg:y="0.28cm"><draw:text-box><text:p text:style-name="P64"><text:span text:style-name="T14">×</text:span></text:p></draw:text-box></draw:frame><draw:frame draw:style-name="gr341" draw:text-style-name="P58" svg:width="0.703cm" svg:height="0.772cm" svg:x="3.366cm" svg:y="0.002cm"><draw:text-box><text:p text:style-name="P64"><text:span text:style-name="T12">B</text:span></text:p></draw:text-box></draw:frame><draw:frame draw:style-name="gr342" draw:text-style-name="P61" svg:width="0.703cm" svg:height="0.773cm" svg:x="3.366cm" svg:y="0.276cm"><draw:text-box><text:p text:style-name="P64"><text:span text:style-name="T14">×</text:span></text:p></draw:text-box></draw:frame><draw:frame draw:style-name="gr343" draw:text-style-name="P63" svg:width="0.715cm" svg:height="0.678cm" svg:x="4.9cm" svg:y="0.693cm"><draw:text-box><text:p text:style-name="P62"><text:span text:style-name="T15">2</text:span></text:p></draw:text-box></draw:frame><draw:frame draw:style-name="gr344" draw:text-style-name="P58" svg:width="0.701cm" svg:height="0.772cm" svg:x="5.05cm" svg:y="0.002cm"><draw:text-box><text:p text:style-name="P64"><text:span text:style-name="T12">C</text:span></text:p></draw:text-box></draw:frame><draw:frame draw:style-name="gr345" draw:text-style-name="P61" svg:width="0.701cm" svg:height="0.773cm" svg:x="5.05cm" svg:y="0.276cm"><draw:text-box><text:p text:style-name="P64"><text:span text:style-name="T14">×</text:span></text:p></draw:text-box></draw:frame><draw:frame draw:style-name="gr346" draw:text-style-name="P58" svg:width="0.699cm" svg:height="0.772cm" svg:x="4.671cm" svg:y="0.002cm"><draw:text-box><text:p text:style-name="P64"><text:span text:style-name="T12">D</text:span></text:p></draw:text-box></draw:frame><draw:frame draw:style-name="gr347" draw:text-style-name="P61" svg:width="0.572cm" svg:height="0.773cm" svg:x="4.78cm" svg:y="0.276cm"><draw:text-box><text:p text:style-name="P64"><text:span text:style-name="T14">×</text:span></text:p></draw:text-box></draw:frame><draw:frame draw:style-name="gr348" draw:text-style-name="P63" svg:width="1.003cm" svg:height="0.678cm" svg:x="7.34cm" svg:y="0.693cm"><draw:text-box><text:p text:style-name="P62"><text:span text:style-name="T15">3</text:span></text:p></draw:text-box></draw:frame><draw:frame draw:style-name="gr349" draw:text-style-name="P58" svg:width="0.701cm" svg:height="0.773cm" svg:x="1.94cm" svg:y="0cm"><draw:text-box><text:p text:style-name="P64"><text:span text:style-name="T12">E</text:span></text:p></draw:text-box></draw:frame><draw:frame draw:style-name="gr350" draw:text-style-name="P65" svg:width="0.701cm" svg:height="0.773cm" svg:x="1.94cm" svg:y="0.276cm"><draw:text-box><text:p text:style-name="P64"><text:span text:style-name="T16">×</text:span></text:p></draw:text-box></draw:frame></draw:g></text:span></text:h>
      <text:list text:continue-numbering="true" text:style-name="_5f_Numérotation_20_des_20_exercices">
        <text:list-item>
          <text:list>
            <text:list-item>
              <text:h text:style-name="P39" text:outline-level="2"><text:span text:style-name="_5f_Caractères">F(2) ; G(0,4) ; H(1,85) ; J(1,3) et K(1,11).</text:span></text:h>
            </text:list-item>
          </text:list>
        </text:list-item>
      </text:list>
      <text:p text:style-name="P9"><text:span text:style-name="_5f_Caractères"><draw:g text:anchor-type="as-char" draw:z-index="100" draw:name="Objet de groupe 5" draw:style-name="gr9"><draw:g draw:name="Forme 4" draw:style-name="gr7"><draw:line draw:style-name="gr282" draw:text-style-name="P50" svg:x1="0.357cm" svg:y1="0.616cm" svg:x2="9.28cm" svg:y2="0.616cm"><text:p/></draw:line><draw:line draw:style-name="gr283" draw:text-style-name="P50" svg:x1="0.34cm" svg:y1="0.518cm" svg:x2="0.34cm" svg:y2="0.713cm"><text:p/></draw:line><draw:line draw:style-name="gr284" draw:text-style-name="P50" svg:x1="0.707cm" svg:y1="0.522cm" svg:x2="0.707cm" svg:y2="0.717cm"><text:p/></draw:line><draw:line draw:style-name="gr285" draw:text-style-name="P50" svg:x1="1.072cm" svg:y1="0.522cm" svg:x2="1.072cm" svg:y2="0.717cm"><text:p/></draw:line><draw:line draw:style-name="gr286" draw:text-style-name="P50" svg:x1="1.446cm" svg:y1="0.522cm" svg:x2="1.446cm" svg:y2="0.717cm"><text:p/></draw:line><draw:line draw:style-name="gr287" draw:text-style-name="P50" svg:x1="1.815cm" svg:y1="0.522cm" svg:x2="1.815cm" svg:y2="0.717cm"><text:p/></draw:line><draw:line draw:style-name="gr288" draw:text-style-name="P50" svg:x1="2.926cm" svg:y1="0.522cm" svg:x2="2.926cm" svg:y2="0.717cm"><text:p/></draw:line><draw:line draw:style-name="gr289" draw:text-style-name="P50" svg:x1="5.14cm" svg:y1="0.522cm" svg:x2="5.14cm" svg:y2="0.717cm"><text:p/></draw:line><draw:line draw:style-name="gr290" draw:text-style-name="P50" svg:x1="5.878cm" svg:y1="0.522cm" svg:x2="5.878cm" svg:y2="0.717cm"><text:p/></draw:line><draw:line draw:style-name="gr291" draw:text-style-name="P50" svg:x1="4.399cm" svg:y1="0.522cm" svg:x2="4.399cm" svg:y2="0.717cm"><text:p/></draw:line><draw:line draw:style-name="gr292" draw:text-style-name="P50" svg:x1="7.358cm" svg:y1="0.522cm" svg:x2="7.358cm" svg:y2="0.717cm"><text:p/></draw:line><draw:line draw:style-name="gr293" draw:text-style-name="P50" svg:x1="8.094cm" svg:y1="0.522cm" svg:x2="8.094cm" svg:y2="0.717cm"><text:p/></draw:line><draw:line draw:style-name="gr294" draw:text-style-name="P50" svg:x1="8.465cm" svg:y1="0.522cm" svg:x2="8.465cm" svg:y2="0.717cm"><text:p/></draw:line><draw:frame draw:style-name="gr295" draw:text-style-name="P52" svg:width="0.729cm" svg:height="0.675cm" svg:x="0cm" svg:y="0.746cm"><draw:text-box><text:p text:style-name="P55"><text:span text:style-name="T10">0</text:span></text:p></draw:text-box></draw:frame><draw:line draw:style-name="gr296" draw:text-style-name="P50" svg:x1="2.18cm" svg:y1="0.522cm" svg:x2="2.18cm" svg:y2="0.717cm"><text:p/></draw:line><draw:line draw:style-name="gr297" draw:text-style-name="P50" svg:x1="2.553cm" svg:y1="0.522cm" svg:x2="2.553cm" svg:y2="0.717cm"><text:p/></draw:line><draw:line draw:style-name="gr298" draw:text-style-name="P50" svg:x1="3.291cm" svg:y1="0.522cm" svg:x2="3.291cm" svg:y2="0.717cm"><text:p/></draw:line><draw:line draw:style-name="gr299" draw:text-style-name="P50" svg:x1="3.658cm" svg:y1="0.522cm" svg:x2="3.658cm" svg:y2="0.717cm"><text:p/></draw:line><draw:line draw:style-name="gr300" draw:text-style-name="P50" svg:x1="6.616cm" svg:y1="0.522cm" svg:x2="6.616cm" svg:y2="0.717cm"><text:p/></draw:line><draw:frame draw:style-name="gr301" draw:text-style-name="P52" svg:width="0.729cm" svg:height="0.675cm" svg:x="3.69cm" svg:y="0.679cm"><draw:text-box><text:p text:style-name="P55"><text:span text:style-name="T10">1</text:span></text:p></draw:text-box></draw:frame><draw:line draw:style-name="gr302" draw:text-style-name="P50" svg:x1="4.033cm" svg:y1="0.522cm" svg:x2="4.033cm" svg:y2="0.717cm"><text:p/></draw:line><draw:line draw:style-name="gr303" draw:text-style-name="P50" svg:x1="4.771cm" svg:y1="0.522cm" svg:x2="4.771cm" svg:y2="0.717cm"><text:p/></draw:line><draw:line draw:style-name="gr304" draw:text-style-name="P50" svg:x1="5.51cm" svg:y1="0.522cm" svg:x2="5.51cm" svg:y2="0.717cm"><text:p/></draw:line><draw:line draw:style-name="gr305" draw:text-style-name="P50" svg:x1="6.251cm" svg:y1="0.522cm" svg:x2="6.251cm" svg:y2="0.717cm"><text:p/></draw:line><draw:line draw:style-name="gr306" draw:text-style-name="P50" svg:x1="6.981cm" svg:y1="0.522cm" svg:x2="6.981cm" svg:y2="0.717cm"><text:p/></draw:line><draw:line draw:style-name="gr307" draw:text-style-name="P50" svg:x1="7.723cm" svg:y1="0.522cm" svg:x2="7.723cm" svg:y2="0.717cm"><text:p/></draw:line></draw:g><draw:frame draw:style-name="gr308" draw:text-style-name="P58" svg:width="0.705cm" svg:height="0.675cm" svg:x="7.331cm" svg:y="0cm"><draw:text-box><text:p text:style-name="P57"><text:span text:style-name="T12">F</text:span></text:p></draw:text-box></draw:frame><draw:frame draw:style-name="gr309" draw:text-style-name="P61" svg:width="0.703cm" svg:height="0.675cm" svg:x="7.331cm" svg:y="0.282cm"><draw:text-box><text:p text:style-name="P57"><text:span text:style-name="T14">×</text:span></text:p></draw:text-box></draw:frame><draw:frame draw:style-name="gr310" draw:text-style-name="P63" svg:width="1.003cm" svg:height="0.585cm" svg:x="7.41cm" svg:y="0.69cm"><draw:text-box><text:p text:style-name="P62"><text:span text:style-name="T15">2</text:span></text:p></draw:text-box></draw:frame><draw:frame draw:style-name="gr311" draw:text-style-name="P58" svg:width="0.701cm" svg:height="0.675cm" svg:x="1.438cm" svg:y="0cm"><draw:text-box><text:p text:style-name="P57"><text:span text:style-name="T12">G</text:span></text:p></draw:text-box></draw:frame><draw:frame draw:style-name="gr312" draw:text-style-name="P61" svg:width="0.574cm" svg:height="0.675cm" svg:x="1.423cm" svg:y="0.282cm"><draw:text-box><text:p text:style-name="P57"><text:span text:style-name="T14">×</text:span></text:p></draw:text-box></draw:frame><draw:frame draw:style-name="gr313" draw:text-style-name="P58" svg:width="0.701cm" svg:height="0.675cm" svg:x="6.78cm" svg:y="0cm"><draw:text-box><text:p text:style-name="P57"><text:span text:style-name="T12">H</text:span></text:p></draw:text-box></draw:frame><draw:frame draw:style-name="gr314" draw:text-style-name="P61" svg:width="0.572cm" svg:height="0.675cm" svg:x="6.77cm" svg:y="0.282cm"><draw:text-box><text:p text:style-name="P57"><text:span text:style-name="T14">×</text:span></text:p></draw:text-box></draw:frame><draw:frame draw:style-name="gr315" draw:text-style-name="P58" svg:width="0.699cm" svg:height="0.675cm" svg:x="4.785cm" svg:y="0cm"><draw:text-box><text:p text:style-name="P57"><text:span text:style-name="T12">J</text:span></text:p></draw:text-box></draw:frame><draw:frame draw:style-name="gr316" draw:text-style-name="P61" svg:width="0.574cm" svg:height="0.675cm" svg:x="4.748cm" svg:y="0.282cm"><draw:text-box><text:p text:style-name="P57"><text:span text:style-name="T14">×</text:span></text:p></draw:text-box></draw:frame><draw:frame draw:style-name="gr317" draw:text-style-name="P58" svg:width="0.701cm" svg:height="0.675cm" svg:x="4.105cm" svg:y="0cm"><draw:text-box><text:p text:style-name="P57"><text:span text:style-name="T12">K</text:span></text:p></draw:text-box></draw:frame><draw:frame draw:style-name="gr318" draw:text-style-name="P61" svg:width="0.571cm" svg:height="0.675cm" svg:x="4.059cm" svg:y="0.282cm"><draw:text-box><text:p text:style-name="P57"><text:span text:style-name="T14">×</text:span></text:p></draw:text-box></draw:frame></draw:g></text:span></text:p>
      <text:list text:continue-numbering="true" text:style-name="_5f_Numérotation_20_des_20_exercices">
        <text:list-item>
          <text:list>
            <text:list-item>
              <text:h text:style-name="P39" text:outline-level="2"><text:span text:style-name="_5f_Caractères">L(0,055) ; M(0,08) ; N(0,133) et P(0,075).</text:span></text:h>
            </text:list-item>
          </text:list>
        </text:list-item>
      </text:list>
      <text:p text:style-name="P9"><text:span text:style-name="_5f_Caractères"><draw:g text:anchor-type="as-char" draw:z-index="31" draw:name="Objet de groupe 16" draw:style-name="gr389"><draw:frame draw:style-name="gr370" draw:text-style-name="P58" svg:width="0.699cm" svg:height="0.664cm" svg:x="3.826cm" svg:y="0cm"><draw:text-box draw:corner-radius="1cm"><text:p text:style-name="P57"><text:span text:style-name="T12">P</text:span></text:p></draw:text-box></draw:frame><draw:frame draw:style-name="gr370" draw:text-style-name="P61" svg:width="0.572cm" svg:height="0.664cm" svg:x="3.814cm" svg:y="0.358cm"><draw:text-box><text:p text:style-name="P57"><text:span text:style-name="T14">×</text:span></text:p></draw:text-box></draw:frame><draw:g draw:name="Forme 2" draw:style-name="gr7"><draw:line draw:style-name="gr3" draw:text-style-name="P50" svg:x1="0.338cm" svg:y1="0.635cm" svg:x2="9.281cm" svg:y2="0.647cm"><text:p/></draw:line><draw:line draw:style-name="gr390" draw:text-style-name="P50" svg:x1="0.338cm" svg:y1="0.52cm" svg:x2="0.338cm" svg:y2="0.8cm"><text:p/></draw:line><draw:line draw:style-name="gr391" draw:text-style-name="P50" svg:x1="0.854cm" svg:y1="0.52cm" svg:x2="0.854cm" svg:y2="0.8cm"><text:p/></draw:line><draw:line draw:style-name="gr391" draw:text-style-name="P50" svg:x1="1.371cm" svg:y1="0.52cm" svg:x2="1.371cm" svg:y2="0.8cm"><text:p/></draw:line><draw:line draw:style-name="gr391" draw:text-style-name="P50" svg:x1="1.886cm" svg:y1="0.52cm" svg:x2="1.886cm" svg:y2="0.8cm"><text:p/></draw:line><draw:line draw:style-name="gr391" draw:text-style-name="P50" svg:x1="3.439cm" svg:y1="0.52cm" svg:x2="3.439cm" svg:y2="0.8cm"><text:p/></draw:line><draw:line draw:style-name="gr392" draw:text-style-name="P50" svg:x1="5.509cm" svg:y1="0.52cm" svg:x2="5.509cm" svg:y2="0.8cm"><text:p/></draw:line><draw:line draw:style-name="gr391" draw:text-style-name="P50" svg:x1="6.023cm" svg:y1="0.52cm" svg:x2="6.023cm" svg:y2="0.8cm"><text:p/></draw:line><draw:line draw:style-name="gr391" draw:text-style-name="P50" svg:x1="4.99cm" svg:y1="0.52cm" svg:x2="4.99cm" svg:y2="0.8cm"><text:p/></draw:line><draw:line draw:style-name="gr391" draw:text-style-name="P50" svg:x1="7.056cm" svg:y1="0.52cm" svg:x2="7.056cm" svg:y2="0.8cm"><text:p/></draw:line><draw:line draw:style-name="gr391" draw:text-style-name="P50" svg:x1="7.574cm" svg:y1="0.52cm" svg:x2="7.574cm" svg:y2="0.8cm"><text:p/></draw:line><draw:line draw:style-name="gr391" draw:text-style-name="P50" svg:x1="8.093cm" svg:y1="0.527cm" svg:x2="8.093cm" svg:y2="0.804cm"><text:p/></draw:line><draw:frame draw:style-name="gr393" draw:text-style-name="P52" svg:width="0.747cm" svg:height="0.664cm" svg:x="0cm" svg:y="0.635cm"><draw:text-box><text:p text:style-name="P55"><text:span text:style-name="T10">0</text:span></text:p></draw:text-box></draw:frame><draw:line draw:style-name="gr391" draw:text-style-name="P50" svg:x1="2.401cm" svg:y1="0.52cm" svg:x2="2.401cm" svg:y2="0.8cm"><text:p/></draw:line><draw:line draw:style-name="gr391" draw:text-style-name="P50" svg:x1="2.916cm" svg:y1="0.52cm" svg:x2="2.916cm" svg:y2="0.8cm"><text:p/></draw:line><draw:line draw:style-name="gr391" draw:text-style-name="P50" svg:x1="3.955cm" svg:y1="0.52cm" svg:x2="3.955cm" svg:y2="0.8cm"><text:p/></draw:line><draw:line draw:style-name="gr391" draw:text-style-name="P50" svg:x1="4.47cm" svg:y1="0.52cm" svg:x2="4.47cm" svg:y2="0.8cm"><text:p/></draw:line><draw:line draw:style-name="gr391" draw:text-style-name="P50" svg:x1="6.541cm" svg:y1="0.52cm" svg:x2="6.541cm" svg:y2="0.8cm"><text:p/></draw:line><draw:frame draw:style-name="gr394" draw:text-style-name="P52" svg:width="1.082cm" svg:height="0.664cm" svg:x="4.976cm" svg:y="0.695cm"><draw:text-box><text:p text:style-name="P55"><text:span text:style-name="T10">0,1</text:span></text:p></draw:text-box></draw:frame></draw:g><draw:frame draw:style-name="gr370" draw:text-style-name="P58" svg:width="0.699cm" svg:height="0.664cm" svg:x="2.84cm" svg:y="0cm"><draw:text-box draw:corner-radius="1cm"><text:p text:style-name="P57"><text:span text:style-name="T12">L</text:span></text:p></draw:text-box></draw:frame><draw:frame draw:style-name="gr370" draw:text-style-name="P61" svg:width="0.572cm" svg:height="0.664cm" svg:x="2.78cm" svg:y="0.351cm"><draw:text-box><text:p text:style-name="P57"><text:span text:style-name="T14">×</text:span></text:p></draw:text-box></draw:frame><draw:frame draw:style-name="gr370" draw:text-style-name="P58" svg:width="0.699cm" svg:height="0.664cm" svg:x="4.11cm" svg:y="0cm"><draw:text-box draw:corner-radius="1cm"><text:p text:style-name="P57"><text:span text:style-name="T12">M</text:span></text:p></draw:text-box></draw:frame><draw:frame draw:style-name="gr370" draw:text-style-name="P61" svg:width="0.572cm" svg:height="0.664cm" svg:x="4.099cm" svg:y="0.351cm"><draw:text-box><text:p text:style-name="P57"><text:span text:style-name="T14">×</text:span></text:p></draw:text-box></draw:frame><draw:frame draw:style-name="gr370" draw:text-style-name="P58" svg:width="0.701cm" svg:height="0.664cm" svg:x="6.78cm" svg:y="0cm"><draw:text-box draw:corner-radius="1cm"><text:p text:style-name="P57"><text:span text:style-name="T12">N</text:span></text:p></draw:text-box></draw:frame><draw:frame draw:style-name="gr370" draw:text-style-name="P61" svg:width="0.572cm" svg:height="0.664cm" svg:x="6.803cm" svg:y="0.351cm"><draw:text-box><text:p text:style-name="P57"><text:span text:style-name="T14">×</text:span></text:p></draw:text-box></draw:frame></draw:g></text:span></text:p>
      <text:list text:continue-numbering="true" text:style-name="_5f_Numérotation_20_des_20_exercices">
        <text:list-item>
          <text:list>
            <text:list-item>
              <text:h text:style-name="P39" text:outline-level="2"><text:span text:style-name="_5f_Caractères">Q(5,42) ; R(5,47) ; S(5,39) et T(5,485).</text:span></text:h>
            </text:list-item>
          </text:list>
        </text:list-item>
      </text:list>
      <text:p text:style-name="P9"><text:span text:style-name="_5f_Caractères"><draw:g text:anchor-type="as-char" draw:z-index="101" draw:name="Objet de groupe 1" draw:style-name="gr9"><draw:g draw:name="Forme 5" draw:style-name="gr7"><draw:line draw:style-name="gr255" draw:text-style-name="P50" svg:x1="-0.001cm" svg:y1="0.609cm" svg:x2="8.934cm" svg:y2="0.609cm"><text:p/></draw:line><draw:line draw:style-name="gr256" draw:text-style-name="P50" svg:x1="0.463cm" svg:y1="0.48cm" svg:x2="0.463cm" svg:y2="0.744cm"><text:p/></draw:line><draw:line draw:style-name="gr257" draw:text-style-name="P50" svg:x1="0.954cm" svg:y1="0.48cm" svg:x2="0.954cm" svg:y2="0.744cm"><text:p/></draw:line><draw:line draw:style-name="gr258" draw:text-style-name="P50" svg:x1="1.442cm" svg:y1="0.48cm" svg:x2="1.442cm" svg:y2="0.744cm"><text:p/></draw:line><draw:line draw:style-name="gr259" draw:text-style-name="P50" svg:x1="1.927cm" svg:y1="0.48cm" svg:x2="1.927cm" svg:y2="0.744cm"><text:p/></draw:line><draw:line draw:style-name="gr260" draw:text-style-name="P50" svg:x1="3.401cm" svg:y1="0.48cm" svg:x2="3.401cm" svg:y2="0.744cm"><text:p/></draw:line><draw:line draw:style-name="gr261" draw:text-style-name="P50" svg:x1="5.358cm" svg:y1="0.48cm" svg:x2="5.358cm" svg:y2="0.744cm"><text:p/></draw:line><draw:line draw:style-name="gr262" draw:text-style-name="P50" svg:x1="5.849cm" svg:y1="0.48cm" svg:x2="5.849cm" svg:y2="0.744cm"><text:p/></draw:line><draw:line draw:style-name="gr263" draw:text-style-name="P50" svg:x1="4.871cm" svg:y1="0.486cm" svg:x2="4.871cm" svg:y2="0.75cm"><text:p/></draw:line><draw:line draw:style-name="gr264" draw:text-style-name="P50" svg:x1="6.829cm" svg:y1="0.48cm" svg:x2="6.829cm" svg:y2="0.744cm"><text:p/></draw:line><draw:line draw:style-name="gr265" draw:text-style-name="P50" svg:x1="7.316cm" svg:y1="0.48cm" svg:x2="7.316cm" svg:y2="0.744cm"><text:p/></draw:line><draw:line draw:style-name="gr266" draw:text-style-name="P50" svg:x1="7.812cm" svg:y1="0.496cm" svg:x2="7.812cm" svg:y2="0.758cm"><text:p/></draw:line><draw:frame draw:style-name="gr267" draw:text-style-name="P52" svg:width="1.031cm" svg:height="0.675cm" svg:x="1.418cm" svg:y="0.644cm"><draw:text-box><text:p text:style-name="P55"><text:span text:style-name="T10">5,4</text:span></text:p></draw:text-box></draw:frame><draw:line draw:style-name="gr268" draw:text-style-name="P50" svg:x1="2.422cm" svg:y1="0.48cm" svg:x2="2.422cm" svg:y2="0.744cm"><text:p/></draw:line><draw:line draw:style-name="gr269" draw:text-style-name="P50" svg:x1="2.911cm" svg:y1="0.48cm" svg:x2="2.911cm" svg:y2="0.744cm"><text:p/></draw:line><draw:line draw:style-name="gr270" draw:text-style-name="P50" svg:x1="3.89cm" svg:y1="0.48cm" svg:x2="3.89cm" svg:y2="0.744cm"><text:p/></draw:line><draw:line draw:style-name="gr271" draw:text-style-name="P50" svg:x1="4.379cm" svg:y1="0.48cm" svg:x2="4.379cm" svg:y2="0.744cm"><text:p/></draw:line><draw:line draw:style-name="gr272" draw:text-style-name="P50" svg:x1="6.34cm" svg:y1="0.48cm" svg:x2="6.34cm" svg:y2="0.744cm"><text:p/></draw:line><draw:frame draw:style-name="gr273" draw:text-style-name="P52" svg:width="1.034cm" svg:height="0.676cm" svg:x="6.338cm" svg:y="0.633cm"><draw:text-box><text:p text:style-name="P55"><text:span text:style-name="T10">5,5</text:span></text:p></draw:text-box></draw:frame></draw:g><draw:frame draw:style-name="gr274" draw:text-style-name="P58" svg:width="0.699cm" svg:height="0.675cm" svg:x="2.508cm" svg:y="0cm"><draw:text-box><text:p text:style-name="P57"><text:span text:style-name="T12">Q</text:span></text:p></draw:text-box></draw:frame><draw:frame draw:style-name="gr275" draw:text-style-name="P61" svg:width="0.574cm" svg:height="0.675cm" svg:x="2.521cm" svg:y="0.28cm"><draw:text-box><text:p text:style-name="P57"><text:span text:style-name="T14">×</text:span></text:p></draw:text-box></draw:frame><draw:frame draw:style-name="gr276" draw:text-style-name="P58" svg:width="0.701cm" svg:height="0.675cm" svg:x="4.978cm" svg:y="0cm"><draw:text-box><text:p text:style-name="P57"><text:span text:style-name="T12">R</text:span></text:p></draw:text-box></draw:frame><draw:frame draw:style-name="gr277" draw:text-style-name="P61" svg:width="0.572cm" svg:height="0.675cm" svg:x="4.969cm" svg:y="0.265cm"><draw:text-box><text:p text:style-name="P57"><text:span text:style-name="T14">×</text:span></text:p></draw:text-box></draw:frame><draw:frame draw:style-name="gr278" draw:text-style-name="P58" svg:width="0.701cm" svg:height="0.675cm" svg:x="1.083cm" svg:y="0cm"><draw:text-box><text:p text:style-name="P57"><text:span text:style-name="T12">S</text:span></text:p></draw:text-box></draw:frame><draw:frame draw:style-name="gr279" draw:text-style-name="P61" svg:width="0.572cm" svg:height="0.675cm" svg:x="1.06cm" svg:y="0.28cm"><draw:text-box><text:p text:style-name="P57"><text:span text:style-name="T14">×</text:span></text:p></draw:text-box></draw:frame><draw:frame draw:style-name="gr280" draw:text-style-name="P58" svg:width="0.699cm" svg:height="0.675cm" svg:x="5.743cm" svg:y="0cm"><draw:text-box><text:p text:style-name="P57"><text:span text:style-name="T12">T</text:span></text:p></draw:text-box></draw:frame><draw:frame draw:style-name="gr281" draw:text-style-name="P61" svg:width="0.574cm" svg:height="0.675cm" svg:x="5.708cm" svg:y="0.277cm"><draw:text-box><text:p text:style-name="P57"><text:span text:style-name="T14">×</text:span></text:p></draw:text-box></draw:frame></draw:g></text:span></text:p>
      <text:list text:continue-numbering="true" text:style-name="_5f_Numérotation_20_des_20_exercices">
        <text:list-item>
          <text:h text:style-name="P48" text:outline-level="1"><text:span text:style-name="_5f_Caractères_5f_espacement_5f_-0_2c_2pt">Dans chaque cas, trace une demi‑droite graduée en choisissant au mieux l'unité pour pouvoir ensuite placer précisément tous les nombres donnés.</text:span></text:h>
          <text:list>
            <text:list-item>
              <text:h text:style-name="P40" text:outline-level="2"><text:span text:style-name="_5f_Caractères">0 ; 0,5 ; 0,2 ; 0,34 ; 0,67 ; 0,7.</text:span></text:h>
            </text:list-item>
            <text:list-item>
              <text:h text:style-name="P41" text:outline-level="2"><draw:g text:anchor-type="paragraph" draw:z-index="36" draw:name="Objet de groupe 19" draw:style-name="gr374"><draw:g draw:name="Forme 6" draw:style-name="gr7"><draw:line draw:style-name="gr366" draw:text-style-name="P53" svg:x1="0.268cm" svg:y1="0.1cm" svg:x2="0.268cm" svg:y2="1.133cm"><text:p/></draw:line><draw:line draw:style-name="gr366" draw:text-style-name="P53" svg:x1="0.367cm" svg:y1="0.1cm" svg:x2="0.367cm" svg:y2="1.133cm"><text:p/></draw:line><draw:line draw:style-name="gr366" draw:text-style-name="P53" svg:x1="0.468cm" svg:y1="0.1cm" svg:x2="0.468cm" svg:y2="1.133cm"><text:p/></draw:line><draw:line draw:style-name="gr366" draw:text-style-name="P53" svg:x1="0.567cm" svg:y1="0.1cm" svg:x2="0.567cm" svg:y2="1.133cm"><text:p/></draw:line><draw:line draw:style-name="gr366" draw:text-style-name="P53" svg:x1="0.768cm" svg:y1="0.1cm" svg:x2="0.768cm" svg:y2="1.133cm"><text:p/></draw:line><draw:line draw:style-name="gr366" draw:text-style-name="P53" svg:x1="0.868cm" svg:y1="0.1cm" svg:x2="0.868cm" svg:y2="1.133cm"><text:p/></draw:line><draw:line draw:style-name="gr366" draw:text-style-name="P53" svg:x1="0.968cm" svg:y1="0.1cm" svg:x2="0.968cm" svg:y2="1.133cm"><text:p/></draw:line><draw:line draw:style-name="gr366" draw:text-style-name="P53" svg:x1="1.068cm" svg:y1="0.1cm" svg:x2="1.068cm" svg:y2="1.133cm"><text:p/></draw:line><draw:line draw:style-name="gr366" draw:text-style-name="P53" svg:x1="1.267cm" svg:y1="0.1cm" svg:x2="1.267cm" svg:y2="1.133cm"><text:p/></draw:line><draw:line draw:style-name="gr366" draw:text-style-name="P53" svg:x1="1.366cm" svg:y1="0.1cm" svg:x2="1.366cm" svg:y2="1.133cm"><text:p/></draw:line><draw:line draw:style-name="gr366" draw:text-style-name="P53" svg:x1="1.463cm" svg:y1="0.1cm" svg:x2="1.463cm" svg:y2="1.133cm"><text:p/></draw:line><draw:line draw:style-name="gr366" draw:text-style-name="P53" svg:x1="1.567cm" svg:y1="0.1cm" svg:x2="1.567cm" svg:y2="1.133cm"><text:p/></draw:line><draw:line draw:style-name="gr366" draw:text-style-name="P53" svg:x1="1.767cm" svg:y1="0.1cm" svg:x2="1.767cm" svg:y2="1.133cm"><text:p/></draw:line><draw:line draw:style-name="gr366" draw:text-style-name="P53" svg:x1="1.867cm" svg:y1="0.1cm" svg:x2="1.867cm" svg:y2="1.133cm"><text:p/></draw:line><draw:line draw:style-name="gr366" draw:text-style-name="P53" svg:x1="1.964cm" svg:y1="0.1cm" svg:x2="1.964cm" svg:y2="1.133cm"><text:p/></draw:line><draw:line draw:style-name="gr366" draw:text-style-name="P53" svg:x1="2.062cm" svg:y1="0.1cm" svg:x2="2.062cm" svg:y2="1.133cm"><text:p/></draw:line><draw:line draw:style-name="gr366" draw:text-style-name="P53" svg:x1="2.265cm" svg:y1="0.1cm" svg:x2="2.265cm" svg:y2="1.133cm"><text:p/></draw:line><draw:line draw:style-name="gr366" draw:text-style-name="P53" svg:x1="2.366cm" svg:y1="0.1cm" svg:x2="2.366cm" svg:y2="1.133cm"><text:p/></draw:line><draw:line draw:style-name="gr366" draw:text-style-name="P53" svg:x1="2.466cm" svg:y1="0.1cm" svg:x2="2.466cm" svg:y2="1.133cm"><text:p/></draw:line><draw:line draw:style-name="gr366" draw:text-style-name="P53" svg:x1="2.563cm" svg:y1="0.1cm" svg:x2="2.563cm" svg:y2="1.133cm"><text:p/></draw:line><draw:line draw:style-name="gr366" draw:text-style-name="P53" svg:x1="2.763cm" svg:y1="0.1cm" svg:x2="2.763cm" svg:y2="1.133cm"><text:p/></draw:line><draw:line draw:style-name="gr366" draw:text-style-name="P53" svg:x1="2.866cm" svg:y1="0.1cm" svg:x2="2.866cm" svg:y2="1.133cm"><text:p/></draw:line><draw:line draw:style-name="gr366" draw:text-style-name="P53" svg:x1="2.966cm" svg:y1="0.1cm" svg:x2="2.966cm" svg:y2="1.133cm"><text:p/></draw:line><draw:line draw:style-name="gr366" draw:text-style-name="P53" svg:x1="3.064cm" svg:y1="0.1cm" svg:x2="3.064cm" svg:y2="1.133cm"><text:p/></draw:line><draw:line draw:style-name="gr366" draw:text-style-name="P53" svg:x1="3.264cm" svg:y1="0.1cm" svg:x2="3.264cm" svg:y2="1.133cm"><text:p/></draw:line><draw:line draw:style-name="gr366" draw:text-style-name="P53" svg:x1="3.361cm" svg:y1="0.1cm" svg:x2="3.361cm" svg:y2="1.133cm"><text:p/></draw:line><draw:line draw:style-name="gr366" draw:text-style-name="P53" svg:x1="3.465cm" svg:y1="0.1cm" svg:x2="3.465cm" svg:y2="1.133cm"><text:p/></draw:line><draw:line draw:style-name="gr366" draw:text-style-name="P53" svg:x1="3.562cm" svg:y1="0.1cm" svg:x2="3.562cm" svg:y2="1.133cm"><text:p/></draw:line><draw:line draw:style-name="gr366" draw:text-style-name="P53" svg:x1="3.765cm" svg:y1="0.1cm" svg:x2="3.765cm" svg:y2="1.133cm"><text:p/></draw:line><draw:line draw:style-name="gr366" draw:text-style-name="P53" svg:x1="3.863cm" svg:y1="0.1cm" svg:x2="3.863cm" svg:y2="1.133cm"><text:p/></draw:line><draw:line draw:style-name="gr366" draw:text-style-name="P53" svg:x1="3.964cm" svg:y1="0.1cm" svg:x2="3.964cm" svg:y2="1.133cm"><text:p/></draw:line><draw:line draw:style-name="gr366" draw:text-style-name="P53" svg:x1="4.063cm" svg:y1="0.1cm" svg:x2="4.063cm" svg:y2="1.133cm"><text:p/></draw:line><draw:line draw:style-name="gr366" draw:text-style-name="P53" svg:x1="4.264cm" svg:y1="0.1cm" svg:x2="4.264cm" svg:y2="1.133cm"><text:p/></draw:line><draw:line draw:style-name="gr366" draw:text-style-name="P53" svg:x1="4.364cm" svg:y1="0.1cm" svg:x2="4.364cm" svg:y2="1.133cm"><text:p/></draw:line><draw:line draw:style-name="gr366" draw:text-style-name="P53" svg:x1="4.464cm" svg:y1="0.1cm" svg:x2="4.464cm" svg:y2="1.133cm"><text:p/></draw:line><draw:line draw:style-name="gr366" draw:text-style-name="P53" svg:x1="4.564cm" svg:y1="0.1cm" svg:x2="4.564cm" svg:y2="1.133cm"><text:p/></draw:line><draw:line draw:style-name="gr366" draw:text-style-name="P53" svg:x1="4.764cm" svg:y1="0.1cm" svg:x2="4.764cm" svg:y2="1.133cm"><text:p/></draw:line><draw:line draw:style-name="gr366" draw:text-style-name="P53" svg:x1="4.862cm" svg:y1="0.1cm" svg:x2="4.862cm" svg:y2="1.133cm"><text:p/></draw:line><draw:line draw:style-name="gr366" draw:text-style-name="P53" svg:x1="4.959cm" svg:y1="0.1cm" svg:x2="4.959cm" svg:y2="1.133cm"><text:p/></draw:line><draw:line draw:style-name="gr366" draw:text-style-name="P53" svg:x1="5.063cm" svg:y1="0.1cm" svg:x2="5.063cm" svg:y2="1.133cm"><text:p/></draw:line><draw:line draw:style-name="gr366" draw:text-style-name="P53" svg:x1="5.263cm" svg:y1="0.1cm" svg:x2="5.263cm" svg:y2="1.133cm"><text:p/></draw:line><draw:line draw:style-name="gr366" draw:text-style-name="P53" svg:x1="5.363cm" svg:y1="0.1cm" svg:x2="5.363cm" svg:y2="1.133cm"><text:p/></draw:line><draw:line draw:style-name="gr366" draw:text-style-name="P53" svg:x1="5.46cm" svg:y1="0.1cm" svg:x2="5.46cm" svg:y2="1.133cm"><text:p/></draw:line><draw:line draw:style-name="gr366" draw:text-style-name="P53" svg:x1="5.563cm" svg:y1="0.1cm" svg:x2="5.563cm" svg:y2="1.133cm"><text:p/></draw:line><draw:line draw:style-name="gr366" draw:text-style-name="P53" svg:x1="5.761cm" svg:y1="0.1cm" svg:x2="5.761cm" svg:y2="1.133cm"><text:p/></draw:line><draw:line draw:style-name="gr366" draw:text-style-name="P53" svg:x1="5.862cm" svg:y1="0.1cm" svg:x2="5.862cm" svg:y2="1.133cm"><text:p/></draw:line><draw:line draw:style-name="gr366" draw:text-style-name="P53" svg:x1="5.961cm" svg:y1="0.1cm" svg:x2="5.961cm" svg:y2="1.133cm"><text:p/></draw:line><draw:line draw:style-name="gr366" draw:text-style-name="P53" svg:x1="6.059cm" svg:y1="0.1cm" svg:x2="6.059cm" svg:y2="1.133cm"><text:p/></draw:line><draw:line draw:style-name="gr366" draw:text-style-name="P53" svg:x1="6.259cm" svg:y1="0.1cm" svg:x2="6.259cm" svg:y2="1.133cm"><text:p/></draw:line><draw:line draw:style-name="gr366" draw:text-style-name="P53" svg:x1="6.362cm" svg:y1="0.1cm" svg:x2="6.362cm" svg:y2="1.133cm"><text:p/></draw:line><draw:line draw:style-name="gr366" draw:text-style-name="P53" svg:x1="6.462cm" svg:y1="0.1cm" svg:x2="6.462cm" svg:y2="1.133cm"><text:p/></draw:line><draw:line draw:style-name="gr366" draw:text-style-name="P53" svg:x1="6.56cm" svg:y1="0.1cm" svg:x2="6.56cm" svg:y2="1.133cm"><text:p/></draw:line><draw:line draw:style-name="gr366" draw:text-style-name="P53" svg:x1="6.76cm" svg:y1="0.1cm" svg:x2="6.76cm" svg:y2="1.133cm"><text:p/></draw:line><draw:line draw:style-name="gr366" draw:text-style-name="P53" svg:x1="6.857cm" svg:y1="0.1cm" svg:x2="6.857cm" svg:y2="1.133cm"><text:p/></draw:line><draw:line draw:style-name="gr366" draw:text-style-name="P53" svg:x1="6.961cm" svg:y1="0.1cm" svg:x2="6.961cm" svg:y2="1.133cm"><text:p/></draw:line><draw:line draw:style-name="gr366" draw:text-style-name="P53" svg:x1="7.061cm" svg:y1="0.1cm" svg:x2="7.061cm" svg:y2="1.133cm"><text:p/></draw:line><draw:line draw:style-name="gr366" draw:text-style-name="P53" svg:x1="7.261cm" svg:y1="0.1cm" svg:x2="7.261cm" svg:y2="1.133cm"><text:p/></draw:line><draw:line draw:style-name="gr366" draw:text-style-name="P53" svg:x1="7.358cm" svg:y1="0.1cm" svg:x2="7.358cm" svg:y2="1.133cm"><text:p/></draw:line><draw:line draw:style-name="gr366" draw:text-style-name="P53" svg:x1="7.461cm" svg:y1="0.1cm" svg:x2="7.461cm" svg:y2="1.133cm"><text:p/></draw:line><draw:line draw:style-name="gr366" draw:text-style-name="P53" svg:x1="7.559cm" svg:y1="0.1cm" svg:x2="7.559cm" svg:y2="1.133cm"><text:p/></draw:line><draw:line draw:style-name="gr366" draw:text-style-name="P53" svg:x1="7.76cm" svg:y1="0.1cm" svg:x2="7.76cm" svg:y2="1.133cm"><text:p/></draw:line><draw:line draw:style-name="gr366" draw:text-style-name="P53" svg:x1="7.86cm" svg:y1="0.1cm" svg:x2="7.86cm" svg:y2="1.133cm"><text:p/></draw:line><draw:line draw:style-name="gr366" draw:text-style-name="P53" svg:x1="7.96cm" svg:y1="0.1cm" svg:x2="7.96cm" svg:y2="1.133cm"><text:p/></draw:line><draw:line draw:style-name="gr366" draw:text-style-name="P53" svg:x1="8.06cm" svg:y1="0.1cm" svg:x2="8.06cm" svg:y2="1.133cm"><text:p/></draw:line><draw:line draw:style-name="gr366" draw:text-style-name="P53" svg:x1="8.26cm" svg:y1="0.1cm" svg:x2="8.26cm" svg:y2="1.133cm"><text:p/></draw:line><draw:line draw:style-name="gr366" draw:text-style-name="P53" svg:x1="8.36cm" svg:y1="0.1cm" svg:x2="8.36cm" svg:y2="1.133cm"><text:p/></draw:line><draw:line draw:style-name="gr366" draw:text-style-name="P53" svg:x1="8.458cm" svg:y1="0.1cm" svg:x2="8.458cm" svg:y2="1.133cm"><text:p/></draw:line><draw:line draw:style-name="gr366" draw:text-style-name="P53" svg:x1="8.559cm" svg:y1="0.1cm" svg:x2="8.559cm" svg:y2="1.133cm"><text:p/></draw:line><draw:line draw:style-name="gr366" draw:text-style-name="P53" svg:x1="8.756cm" svg:y1="0.1cm" svg:x2="8.756cm" svg:y2="1.133cm"><text:p/></draw:line><draw:line draw:style-name="gr366" draw:text-style-name="P53" svg:x1="8.859cm" svg:y1="0.1cm" svg:x2="8.859cm" svg:y2="1.133cm"><text:p/></draw:line><draw:line draw:style-name="gr366" draw:text-style-name="P53" svg:x1="8.956cm" svg:y1="0.1cm" svg:x2="8.956cm" svg:y2="1.133cm"><text:p/></draw:line><draw:line draw:style-name="gr366" draw:text-style-name="P53" svg:x1="9.059cm" svg:y1="0.1cm" svg:x2="9.059cm" svg:y2="1.133cm"><text:p/></draw:line><draw:line draw:style-name="gr366" draw:text-style-name="P53" svg:x1="0.169cm" svg:y1="0.202cm" svg:x2="9.158cm" svg:y2="0.202cm"><text:p/></draw:line><draw:line draw:style-name="gr366" draw:text-style-name="P53" svg:x1="0.169cm" svg:y1="0.307cm" svg:x2="9.158cm" svg:y2="0.307cm"><text:p/></draw:line><draw:line draw:style-name="gr366" draw:text-style-name="P53" svg:x1="0.169cm" svg:y1="0.41cm" svg:x2="9.158cm" svg:y2="0.41cm"><text:p/></draw:line><draw:line draw:style-name="gr366" draw:text-style-name="P53" svg:x1="0.169cm" svg:y1="0.516cm" svg:x2="9.158cm" svg:y2="0.516cm"><text:p/></draw:line><draw:line draw:style-name="gr366" draw:text-style-name="P53" svg:x1="0.169cm" svg:y1="0.724cm" svg:x2="9.158cm" svg:y2="0.724cm"><text:p/></draw:line><draw:line draw:style-name="gr366" draw:text-style-name="P53" svg:x1="0.169cm" svg:y1="0.822cm" svg:x2="9.158cm" svg:y2="0.822cm"><text:p/></draw:line><draw:line draw:style-name="gr366" draw:text-style-name="P53" svg:x1="0.169cm" svg:y1="0.927cm" svg:x2="9.158cm" svg:y2="0.927cm"><text:p/></draw:line><draw:line draw:style-name="gr366" draw:text-style-name="P53" svg:x1="0.169cm" svg:y1="1.031cm" svg:x2="9.158cm" svg:y2="1.031cm"><text:p/></draw:line><draw:line draw:style-name="gr367" draw:text-style-name="P53" svg:x1="0.664cm" svg:y1="0.1cm" svg:x2="0.664cm" svg:y2="1.133cm"><text:p/></draw:line><draw:line draw:style-name="gr367" draw:text-style-name="P53" svg:x1="1.667cm" svg:y1="0.1cm" svg:x2="1.667cm" svg:y2="1.133cm"><text:p/></draw:line><draw:line draw:style-name="gr367" draw:text-style-name="P53" svg:x1="2.666cm" svg:y1="0.1cm" svg:x2="2.666cm" svg:y2="1.133cm"><text:p/></draw:line><draw:line draw:style-name="gr367" draw:text-style-name="P53" svg:x1="3.665cm" svg:y1="0.1cm" svg:x2="3.665cm" svg:y2="1.133cm"><text:p/></draw:line><draw:line draw:style-name="gr367" draw:text-style-name="P53" svg:x1="4.661cm" svg:y1="0.1cm" svg:x2="4.661cm" svg:y2="1.133cm"><text:p/></draw:line><draw:line draw:style-name="gr367" draw:text-style-name="P53" svg:x1="5.663cm" svg:y1="0.1cm" svg:x2="5.663cm" svg:y2="1.133cm"><text:p/></draw:line><draw:line draw:style-name="gr367" draw:text-style-name="P53" svg:x1="6.661cm" svg:y1="0.1cm" svg:x2="6.661cm" svg:y2="1.133cm"><text:p/></draw:line><draw:line draw:style-name="gr367" draw:text-style-name="P53" svg:x1="7.656cm" svg:y1="0.1cm" svg:x2="7.656cm" svg:y2="1.133cm"><text:p/></draw:line><draw:line draw:style-name="gr367" draw:text-style-name="P53" svg:x1="8.658cm" svg:y1="0.1cm" svg:x2="8.658cm" svg:y2="1.133cm"><text:p/></draw:line><draw:line draw:style-name="gr368" draw:text-style-name="P53" svg:x1="0.169cm" svg:y1="0.621cm" svg:x2="9.158cm" svg:y2="0.621cm"><text:p/></draw:line><draw:line draw:style-name="gr369" draw:text-style-name="P53" svg:x1="0.169cm" svg:y1="0.1cm" svg:x2="0.169cm" svg:y2="1.133cm"><text:p/></draw:line><draw:line draw:style-name="gr369" draw:text-style-name="P53" svg:x1="1.165cm" svg:y1="0.1cm" svg:x2="1.165cm" svg:y2="1.133cm"><text:p/></draw:line><draw:line draw:style-name="gr369" draw:text-style-name="P53" svg:x1="2.165cm" svg:y1="0.1cm" svg:x2="2.165cm" svg:y2="1.133cm"><text:p/></draw:line><draw:line draw:style-name="gr369" draw:text-style-name="P53" svg:x1="3.165cm" svg:y1="0.1cm" svg:x2="3.165cm" svg:y2="1.133cm"><text:p/></draw:line><draw:line draw:style-name="gr369" draw:text-style-name="P53" svg:x1="4.16cm" svg:y1="0.1cm" svg:x2="4.16cm" svg:y2="1.133cm"><text:p/></draw:line><draw:line draw:style-name="gr369" draw:text-style-name="P53" svg:x1="5.163cm" svg:y1="0.1cm" svg:x2="5.163cm" svg:y2="1.133cm"><text:p/></draw:line><draw:line draw:style-name="gr369" draw:text-style-name="P53" svg:x1="6.162cm" svg:y1="0.1cm" svg:x2="6.162cm" svg:y2="1.133cm"><text:p/></draw:line><draw:line draw:style-name="gr369" draw:text-style-name="P53" svg:x1="7.161cm" svg:y1="0.1cm" svg:x2="7.161cm" svg:y2="1.133cm"><text:p/></draw:line><draw:line draw:style-name="gr369" draw:text-style-name="P53" svg:x1="8.157cm" svg:y1="0.1cm" svg:x2="8.157cm" svg:y2="1.133cm"><text:p/></draw:line><draw:line draw:style-name="gr369" draw:text-style-name="P53" svg:x1="0.169cm" svg:y1="0.1cm" svg:x2="9.158cm" svg:y2="0.1cm"><text:p/></draw:line><draw:line draw:style-name="gr369" draw:text-style-name="P53" svg:x1="9.159cm" svg:y1="0.1cm" svg:x2="9.159cm" svg:y2="1.133cm"><text:p/></draw:line><draw:line draw:style-name="gr369" draw:text-style-name="P53" svg:x1="0.169cm" svg:y1="1.136cm" svg:x2="9.158cm" svg:y2="1.136cm"><text:p/></draw:line></draw:g><draw:line draw:style-name="gr371" draw:text-style-name="P54" svg:x1="0.169cm" svg:y1="0.621cm" svg:x2="9.159cm" svg:y2="0.621cm"><text:p/></draw:line><draw:line draw:style-name="gr372" draw:text-style-name="P54" svg:x1="0.662cm" svg:y1="0.459cm" svg:x2="0.662cm" svg:y2="0.759cm"><text:p/></draw:line><draw:line draw:style-name="gr372" draw:text-style-name="P54" svg:x1="1.658cm" svg:y1="0.459cm" svg:x2="1.658cm" svg:y2="0.759cm"><text:p/></draw:line><draw:line draw:style-name="gr372" draw:text-style-name="P54" svg:x1="2.66cm" svg:y1="0.459cm" svg:x2="2.66cm" svg:y2="0.759cm"><text:p/></draw:line><draw:line draw:style-name="gr372" draw:text-style-name="P54" svg:x1="4.662cm" svg:y1="0.459cm" svg:x2="4.662cm" svg:y2="0.759cm"><text:p/></draw:line><draw:line draw:style-name="gr372" draw:text-style-name="P54" svg:x1="5.662cm" svg:y1="0.459cm" svg:x2="5.662cm" svg:y2="0.759cm"><text:p/></draw:line><draw:line draw:style-name="gr372" draw:text-style-name="P54" svg:x1="6.662cm" svg:y1="0.459cm" svg:x2="6.662cm" svg:y2="0.759cm"><text:p/></draw:line><draw:line draw:style-name="gr372" draw:text-style-name="P54" svg:x1="7.662cm" svg:y1="0.459cm" svg:x2="7.662cm" svg:y2="0.759cm"><text:p/></draw:line><draw:frame draw:style-name="gr370" draw:text-style-name="P56" svg:width="0.701cm" svg:height="0.664cm" svg:x="0.303cm" svg:y="0.59cm"><draw:text-box><text:p text:style-name="P51"><text:span text:style-name="T12">0</text:span></text:p></draw:text-box></draw:frame><draw:frame draw:style-name="gr370" draw:text-style-name="P56" svg:width="1.158cm" svg:height="0.664cm" svg:x="1.134cm" svg:y="0.59cm"><draw:text-box><text:p text:style-name="P51"><text:span text:style-name="T12">0,1</text:span></text:p></draw:text-box></draw:frame><draw:frame draw:style-name="gr370" draw:text-style-name="P56" svg:width="1.158cm" svg:height="0.664cm" svg:x="2.134cm" svg:y="0.59cm"><draw:text-box><text:p text:style-name="P51"><text:span text:style-name="T12">0,2</text:span></text:p></draw:text-box></draw:frame><draw:frame draw:style-name="gr370" draw:text-style-name="P56" svg:width="1.43cm" svg:height="0.664cm" svg:x="3.358cm" svg:y="0.59cm"><draw:text-box><text:p text:style-name="P51"><text:span text:style-name="T12">0,34</text:span></text:p></draw:text-box></draw:frame><draw:frame draw:style-name="gr370" draw:text-style-name="P56" svg:width="1.158cm" svg:height="0.664cm" svg:x="5.134cm" svg:y="0.59cm"><draw:text-box><text:p text:style-name="P51"><text:span text:style-name="T12">0,5</text:span></text:p></draw:text-box></draw:frame><draw:frame draw:style-name="gr370" draw:text-style-name="P56" svg:width="1.407cm" svg:height="0.664cm" svg:x="6.448cm" svg:y="0.59cm"><draw:text-box><text:p text:style-name="P51"><text:span text:style-name="T12">0,67</text:span></text:p></draw:text-box></draw:frame><draw:frame draw:style-name="gr370" draw:text-style-name="P56" svg:width="1.255cm" svg:height="0.664cm" svg:x="7.316cm" svg:y="0.59cm"><draw:text-box><text:p text:style-name="P51"><text:span text:style-name="T12">0,7</text:span></text:p></draw:text-box></draw:frame><draw:line draw:style-name="gr372" draw:text-style-name="P54" svg:x1="8.659cm" svg:y1="0.459cm" svg:x2="8.659cm" svg:y2="0.759cm"><text:p/></draw:line><draw:line draw:style-name="gr372" draw:text-style-name="P54" svg:x1="3.662cm" svg:y1="0.459cm" svg:x2="3.662cm" svg:y2="0.759cm"><text:p/></draw:line><draw:frame draw:style-name="gr373" draw:text-style-name="P73" svg:width="0.9cm" svg:height="0.821cm" svg:x="0.273cm" svg:y="0.207cm"><draw:text-box><text:p text:style-name="P51"><text:span text:style-name="T13">×</text:span></text:p></draw:text-box></draw:frame><draw:frame draw:style-name="gr373" draw:text-style-name="P59" svg:width="0.902cm" svg:height="0.821cm" svg:x="2.268cm" svg:y="0.207cm"><draw:text-box><text:p text:style-name="P51"><text:span text:style-name="T13">×</text:span></text:p></draw:text-box></draw:frame><draw:frame draw:style-name="gr373" draw:text-style-name="P59" svg:width="0.902cm" svg:height="0.821cm" svg:x="3.672cm" svg:y="0.207cm"><draw:text-box><text:p text:style-name="P51"><text:span text:style-name="T13">×</text:span></text:p></draw:text-box></draw:frame><draw:frame draw:style-name="gr373" draw:text-style-name="P59" svg:width="0.902cm" svg:height="0.821cm" svg:x="5.272cm" svg:y="0.207cm"><draw:text-box><text:p text:style-name="P51"><text:span text:style-name="T13">×</text:span></text:p></draw:text-box></draw:frame><draw:frame draw:style-name="gr373" draw:text-style-name="P59" svg:width="0.9cm" svg:height="0.821cm" svg:x="6.972cm" svg:y="0.207cm"><draw:text-box><text:p text:style-name="P51"><text:span text:style-name="T13">×</text:span></text:p></draw:text-box></draw:frame><draw:frame draw:style-name="gr373" draw:text-style-name="P59" svg:width="0.902cm" svg:height="0.821cm" svg:x="7.272cm" svg:y="0.207cm"><draw:text-box><text:p text:style-name="P51"><text:span text:style-name="T13">×</text:span></text:p></draw:text-box></draw:frame></draw:g><text:span text:style-name="_5f_Caractères">12,4 ; 11,2 ; 15,3 ; 18,9 ; 17,3.</text:span></text:h>
              <text:p text:style-name="P15"><text:span text:style-name="_5f_Caractères"><draw:g text:anchor-type="as-char" draw:z-index="102" draw:name="Objet de groupe 6" draw:style-name="gr9"><draw:g draw:name="Forme 7" draw:style-name="gr7"><draw:line draw:style-name="gr133" draw:text-style-name="P53" svg:x1="0.108cm" svg:y1="-0.001cm" svg:x2="0.108cm" svg:y2="1.032cm"><text:p/></draw:line><draw:line draw:style-name="gr134" draw:text-style-name="P53" svg:x1="0.212cm" svg:y1="-0.001cm" svg:x2="0.212cm" svg:y2="1.032cm"><text:p/></draw:line><draw:line draw:style-name="gr135" draw:text-style-name="P53" svg:x1="0.31cm" svg:y1="-0.001cm" svg:x2="0.31cm" svg:y2="1.032cm"><text:p/></draw:line><draw:line draw:style-name="gr136" draw:text-style-name="P53" svg:x1="0.407cm" svg:y1="-0.001cm" svg:x2="0.407cm" svg:y2="1.032cm"><text:p/></draw:line><draw:line draw:style-name="gr137" draw:text-style-name="P53" svg:x1="0.609cm" svg:y1="-0.001cm" svg:x2="0.609cm" svg:y2="1.032cm"><text:p/></draw:line><draw:line draw:style-name="gr138" draw:text-style-name="P53" svg:x1="0.713cm" svg:y1="-0.001cm" svg:x2="0.713cm" svg:y2="1.032cm"><text:p/></draw:line><draw:line draw:style-name="gr139" draw:text-style-name="P53" svg:x1="0.81cm" svg:y1="-0.001cm" svg:x2="0.81cm" svg:y2="1.032cm"><text:p/></draw:line><draw:line draw:style-name="gr140" draw:text-style-name="P53" svg:x1="0.907cm" svg:y1="-0.001cm" svg:x2="0.907cm" svg:y2="1.032cm"><text:p/></draw:line><draw:line draw:style-name="gr141" draw:text-style-name="P53" svg:x1="1.109cm" svg:y1="-0.001cm" svg:x2="1.109cm" svg:y2="1.032cm"><text:p/></draw:line><draw:line draw:style-name="gr142" draw:text-style-name="P53" svg:x1="1.207cm" svg:y1="-0.001cm" svg:x2="1.207cm" svg:y2="1.032cm"><text:p/></draw:line><draw:line draw:style-name="gr143" draw:text-style-name="P53" svg:x1="1.304cm" svg:y1="-0.001cm" svg:x2="1.304cm" svg:y2="1.032cm"><text:p/></draw:line><draw:line draw:style-name="gr144" draw:text-style-name="P53" svg:x1="1.408cm" svg:y1="-0.001cm" svg:x2="1.408cm" svg:y2="1.032cm"><text:p/></draw:line><draw:line draw:style-name="gr145" draw:text-style-name="P53" svg:x1="1.61cm" svg:y1="-0.001cm" svg:x2="1.61cm" svg:y2="1.032cm"><text:p/></draw:line><draw:line draw:style-name="gr146" draw:text-style-name="P53" svg:x1="1.707cm" svg:y1="-0.001cm" svg:x2="1.707cm" svg:y2="1.032cm"><text:p/></draw:line><draw:line draw:style-name="gr147" draw:text-style-name="P53" svg:x1="1.804cm" svg:y1="-0.001cm" svg:x2="1.804cm" svg:y2="1.032cm"><text:p/></draw:line><draw:line draw:style-name="gr148" draw:text-style-name="P53" svg:x1="1.909cm" svg:y1="-0.001cm" svg:x2="1.909cm" svg:y2="1.032cm"><text:p/></draw:line><draw:line draw:style-name="gr149" draw:text-style-name="P53" svg:x1="2.11cm" svg:y1="-0.001cm" svg:x2="2.11cm" svg:y2="1.032cm"><text:p/></draw:line><draw:line draw:style-name="gr150" draw:text-style-name="P53" svg:x1="2.207cm" svg:y1="-0.001cm" svg:x2="2.207cm" svg:y2="1.032cm"><text:p/></draw:line><draw:line draw:style-name="gr151" draw:text-style-name="P53" svg:x1="2.311cm" svg:y1="-0.001cm" svg:x2="2.311cm" svg:y2="1.032cm"><text:p/></draw:line><draw:line draw:style-name="gr152" draw:text-style-name="P53" svg:x1="2.409cm" svg:y1="-0.001cm" svg:x2="2.409cm" svg:y2="1.032cm"><text:p/></draw:line><draw:line draw:style-name="gr153" draw:text-style-name="P53" svg:x1="2.604cm" svg:y1="-0.001cm" svg:x2="2.604cm" svg:y2="1.032cm"><text:p/></draw:line><draw:line draw:style-name="gr154" draw:text-style-name="P53" svg:x1="2.708cm" svg:y1="-0.001cm" svg:x2="2.708cm" svg:y2="1.032cm"><text:p/></draw:line><draw:line draw:style-name="gr155" draw:text-style-name="P53" svg:x1="2.805cm" svg:y1="-0.001cm" svg:x2="2.805cm" svg:y2="1.032cm"><text:p/></draw:line><draw:line draw:style-name="gr156" draw:text-style-name="P53" svg:x1="2.909cm" svg:y1="-0.001cm" svg:x2="2.909cm" svg:y2="1.032cm"><text:p/></draw:line><draw:line draw:style-name="gr157" draw:text-style-name="P53" svg:x1="3.104cm" svg:y1="-0.001cm" svg:x2="3.104cm" svg:y2="1.032cm"><text:p/></draw:line><draw:line draw:style-name="gr158" draw:text-style-name="P53" svg:x1="3.201cm" svg:y1="-0.001cm" svg:x2="3.201cm" svg:y2="1.032cm"><text:p/></draw:line><draw:line draw:style-name="gr159" draw:text-style-name="P53" svg:x1="3.306cm" svg:y1="-0.001cm" svg:x2="3.306cm" svg:y2="1.032cm"><text:p/></draw:line><draw:line draw:style-name="gr160" draw:text-style-name="P53" svg:x1="3.403cm" svg:y1="-0.001cm" svg:x2="3.403cm" svg:y2="1.032cm"><text:p/></draw:line><draw:line draw:style-name="gr161" draw:text-style-name="P53" svg:x1="3.604cm" svg:y1="-0.001cm" svg:x2="3.604cm" svg:y2="1.032cm"><text:p/></draw:line><draw:line draw:style-name="gr162" draw:text-style-name="P53" svg:x1="3.708cm" svg:y1="-0.001cm" svg:x2="3.708cm" svg:y2="1.032cm"><text:p/></draw:line><draw:line draw:style-name="gr163" draw:text-style-name="P53" svg:x1="3.806cm" svg:y1="-0.001cm" svg:x2="3.806cm" svg:y2="1.032cm"><text:p/></draw:line><draw:line draw:style-name="gr164" draw:text-style-name="P53" svg:x1="3.903cm" svg:y1="-0.001cm" svg:x2="3.903cm" svg:y2="1.032cm"><text:p/></draw:line><draw:line draw:style-name="gr165" draw:text-style-name="P53" svg:x1="4.105cm" svg:y1="-0.001cm" svg:x2="4.105cm" svg:y2="1.032cm"><text:p/></draw:line><draw:line draw:style-name="gr166" draw:text-style-name="P53" svg:x1="4.209cm" svg:y1="-0.001cm" svg:x2="4.209cm" svg:y2="1.032cm"><text:p/></draw:line><draw:line draw:style-name="gr167" draw:text-style-name="P53" svg:x1="4.306cm" svg:y1="-0.001cm" svg:x2="4.306cm" svg:y2="1.032cm"><text:p/></draw:line><draw:line draw:style-name="gr168" draw:text-style-name="P53" svg:x1="4.404cm" svg:y1="-0.001cm" svg:x2="4.404cm" svg:y2="1.032cm"><text:p/></draw:line><draw:line draw:style-name="gr169" draw:text-style-name="P53" svg:x1="4.606cm" svg:y1="-0.001cm" svg:x2="4.606cm" svg:y2="1.032cm"><text:p/></draw:line><draw:line draw:style-name="gr170" draw:text-style-name="P53" svg:x1="4.703cm" svg:y1="-0.001cm" svg:x2="4.703cm" svg:y2="1.032cm"><text:p/></draw:line><draw:line draw:style-name="gr171" draw:text-style-name="P53" svg:x1="4.8cm" svg:y1="-0.001cm" svg:x2="4.8cm" svg:y2="1.032cm"><text:p/></draw:line><draw:line draw:style-name="gr172" draw:text-style-name="P53" svg:x1="4.904cm" svg:y1="-0.001cm" svg:x2="4.904cm" svg:y2="1.032cm"><text:p/></draw:line><draw:line draw:style-name="gr173" draw:text-style-name="P53" svg:x1="5.106cm" svg:y1="-0.001cm" svg:x2="5.106cm" svg:y2="1.032cm"><text:p/></draw:line><draw:line draw:style-name="gr174" draw:text-style-name="P53" svg:x1="5.203cm" svg:y1="-0.001cm" svg:x2="5.203cm" svg:y2="1.032cm"><text:p/></draw:line><draw:line draw:style-name="gr175" draw:text-style-name="P53" svg:x1="5.3cm" svg:y1="-0.001cm" svg:x2="5.3cm" svg:y2="1.032cm"><text:p/></draw:line><draw:line draw:style-name="gr176" draw:text-style-name="P53" svg:x1="5.405cm" svg:y1="-0.001cm" svg:x2="5.405cm" svg:y2="1.032cm"><text:p/></draw:line><draw:line draw:style-name="gr177" draw:text-style-name="P53" svg:x1="5.606cm" svg:y1="-0.001cm" svg:x2="5.606cm" svg:y2="1.032cm"><text:p/></draw:line><draw:line draw:style-name="gr178" draw:text-style-name="P53" svg:x1="5.704cm" svg:y1="-0.001cm" svg:x2="5.704cm" svg:y2="1.032cm"><text:p/></draw:line><draw:line draw:style-name="gr179" draw:text-style-name="P53" svg:x1="5.801cm" svg:y1="-0.001cm" svg:x2="5.801cm" svg:y2="1.032cm"><text:p/></draw:line><draw:line draw:style-name="gr180" draw:text-style-name="P53" svg:x1="5.905cm" svg:y1="-0.001cm" svg:x2="5.905cm" svg:y2="1.032cm"><text:p/></draw:line><draw:line draw:style-name="gr181" draw:text-style-name="P53" svg:x1="6.1cm" svg:y1="-0.001cm" svg:x2="6.1cm" svg:y2="1.032cm"><text:p/></draw:line><draw:line draw:style-name="gr182" draw:text-style-name="P53" svg:x1="6.204cm" svg:y1="-0.001cm" svg:x2="6.204cm" svg:y2="1.032cm"><text:p/></draw:line><draw:line draw:style-name="gr183" draw:text-style-name="P53" svg:x1="6.301cm" svg:y1="-0.001cm" svg:x2="6.301cm" svg:y2="1.032cm"><text:p/></draw:line><draw:line draw:style-name="gr184" draw:text-style-name="P53" svg:x1="6.405cm" svg:y1="-0.001cm" svg:x2="6.405cm" svg:y2="1.032cm"><text:p/></draw:line><draw:line draw:style-name="gr185" draw:text-style-name="P53" svg:x1="6.6cm" svg:y1="-0.001cm" svg:x2="6.6cm" svg:y2="1.032cm"><text:p/></draw:line><draw:line draw:style-name="gr186" draw:text-style-name="P53" svg:x1="6.697cm" svg:y1="-0.001cm" svg:x2="6.697cm" svg:y2="1.032cm"><text:p/></draw:line><draw:line draw:style-name="gr187" draw:text-style-name="P53" svg:x1="6.802cm" svg:y1="-0.001cm" svg:x2="6.802cm" svg:y2="1.032cm"><text:p/></draw:line><draw:line draw:style-name="gr188" draw:text-style-name="P53" svg:x1="6.906cm" svg:y1="-0.001cm" svg:x2="6.906cm" svg:y2="1.032cm"><text:p/></draw:line><draw:line draw:style-name="gr189" draw:text-style-name="P53" svg:x1="7.101cm" svg:y1="-0.001cm" svg:x2="7.101cm" svg:y2="1.032cm"><text:p/></draw:line><draw:line draw:style-name="gr190" draw:text-style-name="P53" svg:x1="7.198cm" svg:y1="-0.001cm" svg:x2="7.198cm" svg:y2="1.032cm"><text:p/></draw:line><draw:line draw:style-name="gr191" draw:text-style-name="P53" svg:x1="7.303cm" svg:y1="-0.001cm" svg:x2="7.303cm" svg:y2="1.032cm"><text:p/></draw:line><draw:line draw:style-name="gr192" draw:text-style-name="P53" svg:x1="7.4cm" svg:y1="-0.001cm" svg:x2="7.4cm" svg:y2="1.032cm"><text:p/></draw:line><draw:line draw:style-name="gr193" draw:text-style-name="P53" svg:x1="7.601cm" svg:y1="-0.001cm" svg:x2="7.601cm" svg:y2="1.032cm"><text:p/></draw:line><draw:line draw:style-name="gr194" draw:text-style-name="P53" svg:x1="7.705cm" svg:y1="-0.001cm" svg:x2="7.705cm" svg:y2="1.032cm"><text:p/></draw:line><draw:line draw:style-name="gr195" draw:text-style-name="P53" svg:x1="7.803cm" svg:y1="-0.001cm" svg:x2="7.803cm" svg:y2="1.032cm"><text:p/></draw:line><draw:line draw:style-name="gr196" draw:text-style-name="P53" svg:x1="7.9cm" svg:y1="-0.001cm" svg:x2="7.9cm" svg:y2="1.032cm"><text:p/></draw:line><draw:line draw:style-name="gr197" draw:text-style-name="P53" svg:x1="8.102cm" svg:y1="-0.001cm" svg:x2="8.102cm" svg:y2="1.032cm"><text:p/></draw:line><draw:line draw:style-name="gr198" draw:text-style-name="P53" svg:x1="8.199cm" svg:y1="-0.001cm" svg:x2="8.199cm" svg:y2="1.032cm"><text:p/></draw:line><draw:line draw:style-name="gr199" draw:text-style-name="P53" svg:x1="8.303cm" svg:y1="-0.001cm" svg:x2="8.303cm" svg:y2="1.032cm"><text:p/></draw:line><draw:line draw:style-name="gr200" draw:text-style-name="P53" svg:x1="8.4cm" svg:y1="-0.001cm" svg:x2="8.4cm" svg:y2="1.032cm"><text:p/></draw:line><draw:line draw:style-name="gr201" draw:text-style-name="P53" svg:x1="8.602cm" svg:y1="-0.001cm" svg:x2="8.602cm" svg:y2="1.032cm"><text:p/></draw:line><draw:line draw:style-name="gr202" draw:text-style-name="P53" svg:x1="8.7cm" svg:y1="-0.001cm" svg:x2="8.7cm" svg:y2="1.032cm"><text:p/></draw:line><draw:line draw:style-name="gr203" draw:text-style-name="P53" svg:x1="8.797cm" svg:y1="-0.001cm" svg:x2="8.797cm" svg:y2="1.032cm"><text:p/></draw:line><draw:line draw:style-name="gr204" draw:text-style-name="P53" svg:x1="8.901cm" svg:y1="-0.001cm" svg:x2="8.901cm" svg:y2="1.032cm"><text:p/></draw:line><draw:line draw:style-name="gr205" draw:text-style-name="P53" svg:x1="0.011cm" svg:y1="0.099cm" svg:x2="9cm" svg:y2="0.099cm"><text:p/></draw:line><draw:line draw:style-name="gr206" draw:text-style-name="P53" svg:x1="0.011cm" svg:y1="0.203cm" svg:x2="9cm" svg:y2="0.203cm"><text:p/></draw:line><draw:line draw:style-name="gr207" draw:text-style-name="P53" svg:x1="0.011cm" svg:y1="0.307cm" svg:x2="9cm" svg:y2="0.307cm"><text:p/></draw:line><draw:line draw:style-name="gr208" draw:text-style-name="P53" svg:x1="0.011cm" svg:y1="0.413cm" svg:x2="9cm" svg:y2="0.413cm"><text:p/></draw:line><draw:line draw:style-name="gr209" draw:text-style-name="P53" svg:x1="0.011cm" svg:y1="0.621cm" svg:x2="9cm" svg:y2="0.621cm"><text:p/></draw:line><draw:line draw:style-name="gr210" draw:text-style-name="P53" svg:x1="0.011cm" svg:y1="0.718cm" svg:x2="9cm" svg:y2="0.718cm"><text:p/></draw:line><draw:line draw:style-name="gr211" draw:text-style-name="P53" svg:x1="0.011cm" svg:y1="0.827cm" svg:x2="9cm" svg:y2="0.827cm"><text:p/></draw:line><draw:line draw:style-name="gr212" draw:text-style-name="P53" svg:x1="0.011cm" svg:y1="0.928cm" svg:x2="9cm" svg:y2="0.928cm"><text:p/></draw:line><draw:line draw:style-name="gr213" draw:text-style-name="P53" svg:x1="0.504cm" svg:y1="-0.001cm" svg:x2="0.504cm" svg:y2="1.032cm"><text:p/></draw:line><draw:line draw:style-name="gr214" draw:text-style-name="P53" svg:x1="1.512cm" svg:y1="-0.001cm" svg:x2="1.512cm" svg:y2="1.032cm"><text:p/></draw:line><draw:line draw:style-name="gr215" draw:text-style-name="P53" svg:x1="2.506cm" svg:y1="-0.001cm" svg:x2="2.506cm" svg:y2="1.032cm"><text:p/></draw:line><draw:line draw:style-name="gr216" draw:text-style-name="P53" svg:x1="3.507cm" svg:y1="-0.001cm" svg:x2="3.507cm" svg:y2="1.032cm"><text:p/></draw:line><draw:line draw:style-name="gr217" draw:text-style-name="P53" svg:x1="4.501cm" svg:y1="-0.001cm" svg:x2="4.501cm" svg:y2="1.032cm"><text:p/></draw:line><draw:line draw:style-name="gr218" draw:text-style-name="P53" svg:x1="5.502cm" svg:y1="-0.001cm" svg:x2="5.502cm" svg:y2="1.032cm"><text:p/></draw:line><draw:line draw:style-name="gr219" draw:text-style-name="P53" svg:x1="6.503cm" svg:y1="-0.001cm" svg:x2="6.503cm" svg:y2="1.032cm"><text:p/></draw:line><draw:line draw:style-name="gr220" draw:text-style-name="P53" svg:x1="7.497cm" svg:y1="-0.001cm" svg:x2="7.497cm" svg:y2="1.032cm"><text:p/></draw:line><draw:line draw:style-name="gr221" draw:text-style-name="P53" svg:x1="8.498cm" svg:y1="-0.001cm" svg:x2="8.498cm" svg:y2="1.032cm"><text:p/></draw:line><draw:line draw:style-name="gr222" draw:text-style-name="P53" svg:x1="0.011cm" svg:y1="0.517cm" svg:x2="9cm" svg:y2="0.517cm"><text:p/></draw:line><draw:line draw:style-name="gr223" draw:text-style-name="P53" svg:x1="0.011cm" svg:y1="-0.001cm" svg:x2="0.011cm" svg:y2="1.032cm"><text:p/></draw:line><draw:line draw:style-name="gr224" draw:text-style-name="P53" svg:x1="1.005cm" svg:y1="-0.001cm" svg:x2="1.005cm" svg:y2="1.032cm"><text:p/></draw:line><draw:line draw:style-name="gr225" draw:text-style-name="P53" svg:x1="2.006cm" svg:y1="-0.001cm" svg:x2="2.006cm" svg:y2="1.032cm"><text:p/></draw:line><draw:line draw:style-name="gr226" draw:text-style-name="P53" svg:x1="3.007cm" svg:y1="-0.001cm" svg:x2="3.007cm" svg:y2="1.032cm"><text:p/></draw:line><draw:line draw:style-name="gr227" draw:text-style-name="P53" svg:x1="4.001cm" svg:y1="-0.001cm" svg:x2="4.001cm" svg:y2="1.032cm"><text:p/></draw:line><draw:line draw:style-name="gr228" draw:text-style-name="P53" svg:x1="5.008cm" svg:y1="-0.001cm" svg:x2="5.008cm" svg:y2="1.032cm"><text:p/></draw:line><draw:line draw:style-name="gr229" draw:text-style-name="P53" svg:x1="6.003cm" svg:y1="-0.001cm" svg:x2="6.003cm" svg:y2="1.032cm"><text:p/></draw:line><draw:line draw:style-name="gr230" draw:text-style-name="P53" svg:x1="7.003cm" svg:y1="-0.001cm" svg:x2="7.003cm" svg:y2="1.032cm"><text:p/></draw:line><draw:line draw:style-name="gr231" draw:text-style-name="P53" svg:x1="7.997cm" svg:y1="-0.001cm" svg:x2="7.997cm" svg:y2="1.032cm"><text:p/></draw:line><draw:line draw:style-name="gr232" draw:text-style-name="P53" svg:x1="0.011cm" svg:y1="-0.001cm" svg:x2="9cm" svg:y2="-0.001cm"><text:p/></draw:line><draw:line draw:style-name="gr233" draw:text-style-name="P53" svg:x1="8.998cm" svg:y1="-0.001cm" svg:x2="8.998cm" svg:y2="1.032cm"><text:p/></draw:line><draw:line draw:style-name="gr234" draw:text-style-name="P53" svg:x1="0.011cm" svg:y1="1.032cm" svg:x2="9cm" svg:y2="1.032cm"><text:p/></draw:line></draw:g><draw:frame draw:style-name="gr235" draw:text-style-name="P56" svg:width="1.303cm" svg:height="0.676cm" svg:x="0.072cm" svg:y="0.503cm"><draw:text-box><text:p text:style-name="P55"><text:span text:style-name="T12">11,2</text:span></text:p></draw:text-box></draw:frame><draw:line draw:style-name="gr236" draw:text-style-name="P54" svg:x1="0.001cm" svg:y1="0.527cm" svg:x2="8.991cm" svg:y2="0.527cm"><text:p/></draw:line><draw:line draw:style-name="gr237" draw:text-style-name="P54" svg:x1="0.502cm" svg:y1="0.372cm" svg:x2="0.502cm" svg:y2="0.672cm"><text:p/></draw:line><draw:frame draw:style-name="gr238" draw:text-style-name="P56" svg:width="1.301cm" svg:height="0.676cm" svg:x="1.265cm" svg:y="0.503cm"><draw:text-box><text:p text:style-name="P55"><text:span text:style-name="T12">12,4</text:span></text:p></draw:text-box></draw:frame><draw:line draw:style-name="gr239" draw:text-style-name="P54" svg:x1="1.498cm" svg:y1="0.372cm" svg:x2="1.498cm" svg:y2="0.672cm"><text:p/></draw:line><draw:line draw:style-name="gr240" draw:text-style-name="P54" svg:x1="2.499cm" svg:y1="0.372cm" svg:x2="2.499cm" svg:y2="0.672cm"><text:p/></draw:line><draw:line draw:style-name="gr241" draw:text-style-name="P54" svg:x1="3.5cm" svg:y1="0.372cm" svg:x2="3.5cm" svg:y2="0.672cm"><text:p/></draw:line><draw:frame draw:style-name="gr242" draw:text-style-name="P56" svg:width="1.303cm" svg:height="0.676cm" svg:x="4.152cm" svg:y="0.503cm"><draw:text-box><text:p text:style-name="P55"><text:span text:style-name="T12">15,3</text:span></text:p></draw:text-box></draw:frame><draw:line draw:style-name="gr243" draw:text-style-name="P54" svg:x1="4.501cm" svg:y1="0.372cm" svg:x2="4.501cm" svg:y2="0.672cm"><text:p/></draw:line><draw:line draw:style-name="gr244" draw:text-style-name="P54" svg:x1="5.502cm" svg:y1="0.372cm" svg:x2="5.502cm" svg:y2="0.672cm"><text:p/></draw:line><draw:line draw:style-name="gr245" draw:text-style-name="P54" svg:x1="6.502cm" svg:y1="0.372cm" svg:x2="6.502cm" svg:y2="0.672cm"><text:p/></draw:line><draw:line draw:style-name="gr246" draw:text-style-name="P54" svg:x1="7.502cm" svg:y1="0.372cm" svg:x2="7.502cm" svg:y2="0.672cm"><text:p/></draw:line><draw:line draw:style-name="gr247" draw:text-style-name="P54" svg:x1="8.502cm" svg:y1="0.372cm" svg:x2="8.502cm" svg:y2="0.672cm"><text:p/></draw:line><draw:frame draw:style-name="gr248" draw:text-style-name="P56" svg:width="1.303cm" svg:height="0.676cm" svg:x="6.167cm" svg:y="0.503cm"><draw:text-box><text:p text:style-name="P55"><text:span text:style-name="T12">17,3</text:span></text:p></draw:text-box></draw:frame><draw:frame draw:style-name="gr249" draw:text-style-name="P56" svg:width="1.301cm" svg:height="0.676cm" svg:x="7.756cm" svg:y="0.503cm"><draw:text-box><text:p text:style-name="P55"><text:span text:style-name="T12">18,9</text:span></text:p></draw:text-box></draw:frame><draw:frame draw:style-name="gr250" draw:text-style-name="P59" svg:width="0.9cm" svg:height="0.823cm" svg:x="6.419cm" svg:y="0.12cm"><draw:text-box><text:p text:style-name="P55"><text:span text:style-name="T13">×</text:span></text:p></draw:text-box></draw:frame><draw:frame draw:style-name="gr251" draw:text-style-name="P59" svg:width="0.9cm" svg:height="0.823cm" svg:x="4.406cm" svg:y="0.118cm"><draw:text-box><text:p text:style-name="P55"><text:span text:style-name="T13">×</text:span></text:p></draw:text-box></draw:frame><draw:frame draw:style-name="gr252" draw:text-style-name="P59" svg:width="0.9cm" svg:height="0.823cm" svg:x="0.323cm" svg:y="0.134cm"><draw:text-box><text:p text:style-name="P55"><text:span text:style-name="T13">×</text:span></text:p></draw:text-box></draw:frame><draw:frame draw:style-name="gr253" draw:text-style-name="P59" svg:width="0.9cm" svg:height="0.823cm" svg:x="1.519cm" svg:y="0.127cm"><draw:text-box><text:p text:style-name="P55"><text:span text:style-name="T13">×</text:span></text:p></draw:text-box></draw:frame><draw:frame draw:style-name="gr254" draw:text-style-name="P59" svg:width="0.9cm" svg:height="0.821cm" svg:x="8.008cm" svg:y="0.116cm"><draw:text-box><text:p text:style-name="P55"><text:span text:style-name="T13">×</text:span></text:p></draw:text-box></draw:frame></draw:g></text:span></text:p>
            </text:list-item>
            <text:list-item>
              <text:h text:style-name="P43" text:outline-level="2"><text:span text:style-name="_5f_Caractères">7,32 ; 7,29 ; 7,39 ; 7,45 ; 7,28.</text:span></text:h>
            </text:list-item>
          </text:list>
        </text:list-item>
        <text:list-item>
          <text:h text:style-name="P46" text:outline-level="1"><draw:g text:anchor-type="paragraph" draw:z-index="45" draw:name="Objet de groupe 21" draw:style-name="gr365"><draw:g draw:name="Forme 8" draw:style-name="gr7"><draw:line draw:style-name="gr366" draw:text-style-name="P53" svg:x1="0.254cm" svg:y1="0.062cm" svg:x2="0.254cm" svg:y2="1.095cm"><text:p/></draw:line><draw:line draw:style-name="gr366" draw:text-style-name="P53" svg:x1="0.355cm" svg:y1="0.062cm" svg:x2="0.355cm" svg:y2="1.095cm"><text:p/></draw:line><draw:line draw:style-name="gr366" draw:text-style-name="P53" svg:x1="0.455cm" svg:y1="0.062cm" svg:x2="0.455cm" svg:y2="1.095cm"><text:p/></draw:line><draw:line draw:style-name="gr366" draw:text-style-name="P53" svg:x1="0.553cm" svg:y1="0.062cm" svg:x2="0.553cm" svg:y2="1.095cm"><text:p/></draw:line><draw:line draw:style-name="gr366" draw:text-style-name="P53" svg:x1="0.754cm" svg:y1="0.062cm" svg:x2="0.754cm" svg:y2="1.095cm"><text:p/></draw:line><draw:line draw:style-name="gr366" draw:text-style-name="P53" svg:x1="0.857cm" svg:y1="0.062cm" svg:x2="0.857cm" svg:y2="1.095cm"><text:p/></draw:line><draw:line draw:style-name="gr366" draw:text-style-name="P53" svg:x1="0.954cm" svg:y1="0.062cm" svg:x2="0.954cm" svg:y2="1.095cm"><text:p/></draw:line><draw:line draw:style-name="gr366" draw:text-style-name="P53" svg:x1="1.054cm" svg:y1="0.062cm" svg:x2="1.054cm" svg:y2="1.095cm"><text:p/></draw:line><draw:line draw:style-name="gr366" draw:text-style-name="P53" svg:x1="1.254cm" svg:y1="0.062cm" svg:x2="1.254cm" svg:y2="1.095cm"><text:p/></draw:line><draw:line draw:style-name="gr366" draw:text-style-name="P53" svg:x1="1.352cm" svg:y1="0.062cm" svg:x2="1.352cm" svg:y2="1.095cm"><text:p/></draw:line><draw:line draw:style-name="gr366" draw:text-style-name="P53" svg:x1="1.449cm" svg:y1="0.062cm" svg:x2="1.449cm" svg:y2="1.095cm"><text:p/></draw:line><draw:line draw:style-name="gr366" draw:text-style-name="P53" svg:x1="1.553cm" svg:y1="0.062cm" svg:x2="1.553cm" svg:y2="1.095cm"><text:p/></draw:line><draw:line draw:style-name="gr366" draw:text-style-name="P53" svg:x1="1.755cm" svg:y1="0.062cm" svg:x2="1.755cm" svg:y2="1.095cm"><text:p/></draw:line><draw:line draw:style-name="gr366" draw:text-style-name="P53" svg:x1="1.853cm" svg:y1="0.062cm" svg:x2="1.853cm" svg:y2="1.095cm"><text:p/></draw:line><draw:line draw:style-name="gr366" draw:text-style-name="P53" svg:x1="1.95cm" svg:y1="0.062cm" svg:x2="1.95cm" svg:y2="1.095cm"><text:p/></draw:line><draw:line draw:style-name="gr366" draw:text-style-name="P53" svg:x1="2.053cm" svg:y1="0.062cm" svg:x2="2.053cm" svg:y2="1.095cm"><text:p/></draw:line><draw:line draw:style-name="gr366" draw:text-style-name="P53" svg:x1="2.254cm" svg:y1="0.062cm" svg:x2="2.254cm" svg:y2="1.095cm"><text:p/></draw:line><draw:line draw:style-name="gr366" draw:text-style-name="P53" svg:x1="2.352cm" svg:y1="0.062cm" svg:x2="2.352cm" svg:y2="1.095cm"><text:p/></draw:line><draw:line draw:style-name="gr366" draw:text-style-name="P53" svg:x1="2.454cm" svg:y1="0.062cm" svg:x2="2.454cm" svg:y2="1.095cm"><text:p/></draw:line><draw:line draw:style-name="gr366" draw:text-style-name="P53" svg:x1="2.554cm" svg:y1="0.062cm" svg:x2="2.554cm" svg:y2="1.095cm"><text:p/></draw:line><draw:line draw:style-name="gr366" draw:text-style-name="P53" svg:x1="2.749cm" svg:y1="0.062cm" svg:x2="2.749cm" svg:y2="1.095cm"><text:p/></draw:line><draw:line draw:style-name="gr366" draw:text-style-name="P53" svg:x1="2.852cm" svg:y1="0.062cm" svg:x2="2.852cm" svg:y2="1.095cm"><text:p/></draw:line><draw:line draw:style-name="gr366" draw:text-style-name="P53" svg:x1="2.952cm" svg:y1="0.062cm" svg:x2="2.952cm" svg:y2="1.095cm"><text:p/></draw:line><draw:line draw:style-name="gr366" draw:text-style-name="P53" svg:x1="3.052cm" svg:y1="0.062cm" svg:x2="3.052cm" svg:y2="1.095cm"><text:p/></draw:line><draw:line draw:style-name="gr366" draw:text-style-name="P53" svg:x1="3.25cm" svg:y1="0.062cm" svg:x2="3.25cm" svg:y2="1.095cm"><text:p/></draw:line><draw:line draw:style-name="gr366" draw:text-style-name="P53" svg:x1="3.347cm" svg:y1="0.062cm" svg:x2="3.347cm" svg:y2="1.095cm"><text:p/></draw:line><draw:line draw:style-name="gr366" draw:text-style-name="P53" svg:x1="3.451cm" svg:y1="0.062cm" svg:x2="3.451cm" svg:y2="1.095cm"><text:p/></draw:line><draw:line draw:style-name="gr366" draw:text-style-name="P53" svg:x1="3.548cm" svg:y1="0.062cm" svg:x2="3.548cm" svg:y2="1.095cm"><text:p/></draw:line><draw:line draw:style-name="gr366" draw:text-style-name="P53" svg:x1="3.751cm" svg:y1="0.062cm" svg:x2="3.751cm" svg:y2="1.095cm"><text:p/></draw:line><draw:line draw:style-name="gr366" draw:text-style-name="P53" svg:x1="3.851cm" svg:y1="0.062cm" svg:x2="3.851cm" svg:y2="1.095cm"><text:p/></draw:line><draw:line draw:style-name="gr366" draw:text-style-name="P53" svg:x1="3.951cm" svg:y1="0.062cm" svg:x2="3.951cm" svg:y2="1.095cm"><text:p/></draw:line><draw:line draw:style-name="gr366" draw:text-style-name="P53" svg:x1="4.049cm" svg:y1="0.062cm" svg:x2="4.049cm" svg:y2="1.095cm"><text:p/></draw:line><draw:line draw:style-name="gr366" draw:text-style-name="P53" svg:x1="4.25cm" svg:y1="0.062cm" svg:x2="4.25cm" svg:y2="1.095cm"><text:p/></draw:line><draw:line draw:style-name="gr366" draw:text-style-name="P53" svg:x1="4.352cm" svg:y1="0.062cm" svg:x2="4.352cm" svg:y2="1.095cm"><text:p/></draw:line><draw:line draw:style-name="gr366" draw:text-style-name="P53" svg:x1="4.452cm" svg:y1="0.062cm" svg:x2="4.452cm" svg:y2="1.095cm"><text:p/></draw:line><draw:line draw:style-name="gr366" draw:text-style-name="P53" svg:x1="4.55cm" svg:y1="0.062cm" svg:x2="4.55cm" svg:y2="1.095cm"><text:p/></draw:line><draw:line draw:style-name="gr366" draw:text-style-name="P53" svg:x1="4.75cm" svg:y1="0.062cm" svg:x2="4.75cm" svg:y2="1.095cm"><text:p/></draw:line><draw:line draw:style-name="gr366" draw:text-style-name="P53" svg:x1="4.848cm" svg:y1="0.062cm" svg:x2="4.848cm" svg:y2="1.095cm"><text:p/></draw:line><draw:line draw:style-name="gr366" draw:text-style-name="P53" svg:x1="4.945cm" svg:y1="0.062cm" svg:x2="4.945cm" svg:y2="1.095cm"><text:p/></draw:line><draw:line draw:style-name="gr366" draw:text-style-name="P53" svg:x1="5.049cm" svg:y1="0.062cm" svg:x2="5.049cm" svg:y2="1.095cm"><text:p/></draw:line><draw:line draw:style-name="gr366" draw:text-style-name="P53" svg:x1="5.251cm" svg:y1="0.062cm" svg:x2="5.251cm" svg:y2="1.095cm"><text:p/></draw:line><draw:line draw:style-name="gr366" draw:text-style-name="P53" svg:x1="5.349cm" svg:y1="0.062cm" svg:x2="5.349cm" svg:y2="1.095cm"><text:p/></draw:line><draw:line draw:style-name="gr366" draw:text-style-name="P53" svg:x1="5.446cm" svg:y1="0.062cm" svg:x2="5.446cm" svg:y2="1.095cm"><text:p/></draw:line><draw:line draw:style-name="gr366" draw:text-style-name="P53" svg:x1="5.549cm" svg:y1="0.062cm" svg:x2="5.549cm" svg:y2="1.095cm"><text:p/></draw:line><draw:line draw:style-name="gr366" draw:text-style-name="P53" svg:x1="5.749cm" svg:y1="0.062cm" svg:x2="5.749cm" svg:y2="1.095cm"><text:p/></draw:line><draw:line draw:style-name="gr366" draw:text-style-name="P53" svg:x1="5.849cm" svg:y1="0.062cm" svg:x2="5.849cm" svg:y2="1.095cm"><text:p/></draw:line><draw:line draw:style-name="gr366" draw:text-style-name="P53" svg:x1="5.947cm" svg:y1="0.062cm" svg:x2="5.947cm" svg:y2="1.095cm"><text:p/></draw:line><draw:line draw:style-name="gr366" draw:text-style-name="P53" svg:x1="6.05cm" svg:y1="0.062cm" svg:x2="6.05cm" svg:y2="1.095cm"><text:p/></draw:line><draw:line draw:style-name="gr366" draw:text-style-name="P53" svg:x1="6.245cm" svg:y1="0.062cm" svg:x2="6.245cm" svg:y2="1.095cm"><text:p/></draw:line><draw:line draw:style-name="gr366" draw:text-style-name="P53" svg:x1="6.348cm" svg:y1="0.062cm" svg:x2="6.348cm" svg:y2="1.095cm"><text:p/></draw:line><draw:line draw:style-name="gr366" draw:text-style-name="P53" svg:x1="6.448cm" svg:y1="0.062cm" svg:x2="6.448cm" svg:y2="1.095cm"><text:p/></draw:line><draw:line draw:style-name="gr366" draw:text-style-name="P53" svg:x1="6.548cm" svg:y1="0.062cm" svg:x2="6.548cm" svg:y2="1.095cm"><text:p/></draw:line><draw:line draw:style-name="gr366" draw:text-style-name="P53" svg:x1="6.746cm" svg:y1="0.062cm" svg:x2="6.746cm" svg:y2="1.095cm"><text:p/></draw:line><draw:line draw:style-name="gr366" draw:text-style-name="P53" svg:x1="6.843cm" svg:y1="0.062cm" svg:x2="6.843cm" svg:y2="1.095cm"><text:p/></draw:line><draw:line draw:style-name="gr366" draw:text-style-name="P53" svg:x1="6.947cm" svg:y1="0.062cm" svg:x2="6.947cm" svg:y2="1.095cm"><text:p/></draw:line><draw:line draw:style-name="gr366" draw:text-style-name="P53" svg:x1="7.049cm" svg:y1="0.062cm" svg:x2="7.049cm" svg:y2="1.095cm"><text:p/></draw:line><draw:line draw:style-name="gr366" draw:text-style-name="P53" svg:x1="7.247cm" svg:y1="0.062cm" svg:x2="7.247cm" svg:y2="1.095cm"><text:p/></draw:line><draw:line draw:style-name="gr366" draw:text-style-name="P53" svg:x1="7.344cm" svg:y1="0.062cm" svg:x2="7.344cm" svg:y2="1.095cm"><text:p/></draw:line><draw:line draw:style-name="gr366" draw:text-style-name="P53" svg:x1="7.447cm" svg:y1="0.062cm" svg:x2="7.447cm" svg:y2="1.095cm"><text:p/></draw:line><draw:line draw:style-name="gr366" draw:text-style-name="P53" svg:x1="7.545cm" svg:y1="0.062cm" svg:x2="7.545cm" svg:y2="1.095cm"><text:p/></draw:line><draw:line draw:style-name="gr366" draw:text-style-name="P53" svg:x1="7.746cm" svg:y1="0.062cm" svg:x2="7.746cm" svg:y2="1.095cm"><text:p/></draw:line><draw:line draw:style-name="gr366" draw:text-style-name="P53" svg:x1="7.848cm" svg:y1="0.062cm" svg:x2="7.848cm" svg:y2="1.095cm"><text:p/></draw:line><draw:line draw:style-name="gr366" draw:text-style-name="P53" svg:x1="7.948cm" svg:y1="0.062cm" svg:x2="7.948cm" svg:y2="1.095cm"><text:p/></draw:line><draw:line draw:style-name="gr366" draw:text-style-name="P53" svg:x1="8.046cm" svg:y1="0.062cm" svg:x2="8.046cm" svg:y2="1.095cm"><text:p/></draw:line><draw:line draw:style-name="gr366" draw:text-style-name="P53" svg:x1="8.246cm" svg:y1="0.062cm" svg:x2="8.246cm" svg:y2="1.095cm"><text:p/></draw:line><draw:line draw:style-name="gr366" draw:text-style-name="P53" svg:x1="8.346cm" svg:y1="0.062cm" svg:x2="8.346cm" svg:y2="1.095cm"><text:p/></draw:line><draw:line draw:style-name="gr366" draw:text-style-name="P53" svg:x1="8.446cm" svg:y1="0.062cm" svg:x2="8.446cm" svg:y2="1.095cm"><text:p/></draw:line><draw:line draw:style-name="gr366" draw:text-style-name="P53" svg:x1="8.546cm" svg:y1="0.062cm" svg:x2="8.546cm" svg:y2="1.095cm"><text:p/></draw:line><draw:line draw:style-name="gr366" draw:text-style-name="P53" svg:x1="8.747cm" svg:y1="0.062cm" svg:x2="8.747cm" svg:y2="1.095cm"><text:p/></draw:line><draw:line draw:style-name="gr366" draw:text-style-name="P53" svg:x1="8.845cm" svg:y1="0.062cm" svg:x2="8.845cm" svg:y2="1.095cm"><text:p/></draw:line><draw:line draw:style-name="gr366" draw:text-style-name="P53" svg:x1="8.942cm" svg:y1="0.062cm" svg:x2="8.942cm" svg:y2="1.095cm"><text:p/></draw:line><draw:line draw:style-name="gr366" draw:text-style-name="P53" svg:x1="9.045cm" svg:y1="0.062cm" svg:x2="9.045cm" svg:y2="1.095cm"><text:p/></draw:line><draw:line draw:style-name="gr366" draw:text-style-name="P53" svg:x1="0.155cm" svg:y1="0.162cm" svg:x2="9.144cm" svg:y2="0.162cm"><text:p/></draw:line><draw:line draw:style-name="gr366" draw:text-style-name="P53" svg:x1="0.155cm" svg:y1="0.267cm" svg:x2="9.144cm" svg:y2="0.267cm"><text:p/></draw:line><draw:line draw:style-name="gr366" draw:text-style-name="P53" svg:x1="0.155cm" svg:y1="0.37cm" svg:x2="9.144cm" svg:y2="0.37cm"><text:p/></draw:line><draw:line draw:style-name="gr366" draw:text-style-name="P53" svg:x1="0.155cm" svg:y1="0.476cm" svg:x2="9.144cm" svg:y2="0.476cm"><text:p/></draw:line><draw:line draw:style-name="gr366" draw:text-style-name="P53" svg:x1="0.155cm" svg:y1="0.684cm" svg:x2="9.144cm" svg:y2="0.684cm"><text:p/></draw:line><draw:line draw:style-name="gr366" draw:text-style-name="P53" svg:x1="0.155cm" svg:y1="0.782cm" svg:x2="9.144cm" svg:y2="0.782cm"><text:p/></draw:line><draw:line draw:style-name="gr366" draw:text-style-name="P53" svg:x1="0.155cm" svg:y1="0.89cm" svg:x2="9.144cm" svg:y2="0.89cm"><text:p/></draw:line><draw:line draw:style-name="gr366" draw:text-style-name="P53" svg:x1="0.155cm" svg:y1="0.991cm" svg:x2="9.144cm" svg:y2="0.991cm"><text:p/></draw:line><draw:line draw:style-name="gr367" draw:text-style-name="P53" svg:x1="0.65cm" svg:y1="0.062cm" svg:x2="0.65cm" svg:y2="1.095cm"><text:p/></draw:line><draw:line draw:style-name="gr367" draw:text-style-name="P53" svg:x1="1.655cm" svg:y1="0.062cm" svg:x2="1.655cm" svg:y2="1.095cm"><text:p/></draw:line><draw:line draw:style-name="gr367" draw:text-style-name="P53" svg:x1="2.652cm" svg:y1="0.062cm" svg:x2="2.652cm" svg:y2="1.095cm"><text:p/></draw:line><draw:line draw:style-name="gr367" draw:text-style-name="P53" svg:x1="3.651cm" svg:y1="0.062cm" svg:x2="3.651cm" svg:y2="1.095cm"><text:p/></draw:line><draw:line draw:style-name="gr367" draw:text-style-name="P53" svg:x1="4.647cm" svg:y1="0.062cm" svg:x2="4.647cm" svg:y2="1.095cm"><text:p/></draw:line><draw:line draw:style-name="gr367" draw:text-style-name="P53" svg:x1="5.649cm" svg:y1="0.062cm" svg:x2="5.649cm" svg:y2="1.095cm"><text:p/></draw:line><draw:line draw:style-name="gr367" draw:text-style-name="P53" svg:x1="6.648cm" svg:y1="0.062cm" svg:x2="6.648cm" svg:y2="1.095cm"><text:p/></draw:line><draw:line draw:style-name="gr367" draw:text-style-name="P53" svg:x1="7.642cm" svg:y1="0.062cm" svg:x2="7.642cm" svg:y2="1.095cm"><text:p/></draw:line><draw:line draw:style-name="gr367" draw:text-style-name="P53" svg:x1="8.644cm" svg:y1="0.062cm" svg:x2="8.644cm" svg:y2="1.095cm"><text:p/></draw:line><draw:line draw:style-name="gr368" draw:text-style-name="P53" svg:x1="0.155cm" svg:y1="0.581cm" svg:x2="9.144cm" svg:y2="0.581cm"><text:p/></draw:line><draw:line draw:style-name="gr369" draw:text-style-name="P53" svg:x1="0.155cm" svg:y1="0.062cm" svg:x2="0.155cm" svg:y2="1.095cm"><text:p/></draw:line><draw:line draw:style-name="gr369" draw:text-style-name="P53" svg:x1="1.151cm" svg:y1="0.062cm" svg:x2="1.151cm" svg:y2="1.095cm"><text:p/></draw:line><draw:line draw:style-name="gr369" draw:text-style-name="P53" svg:x1="2.151cm" svg:y1="0.062cm" svg:x2="2.151cm" svg:y2="1.095cm"><text:p/></draw:line><draw:line draw:style-name="gr369" draw:text-style-name="P53" svg:x1="3.152cm" svg:y1="0.062cm" svg:x2="3.152cm" svg:y2="1.095cm"><text:p/></draw:line><draw:line draw:style-name="gr369" draw:text-style-name="P53" svg:x1="4.146cm" svg:y1="0.062cm" svg:x2="4.146cm" svg:y2="1.095cm"><text:p/></draw:line><draw:line draw:style-name="gr369" draw:text-style-name="P53" svg:x1="5.151cm" svg:y1="0.062cm" svg:x2="5.151cm" svg:y2="1.095cm"><text:p/></draw:line><draw:line draw:style-name="gr369" draw:text-style-name="P53" svg:x1="6.148cm" svg:y1="0.062cm" svg:x2="6.148cm" svg:y2="1.095cm"><text:p/></draw:line><draw:line draw:style-name="gr369" draw:text-style-name="P53" svg:x1="7.149cm" svg:y1="0.062cm" svg:x2="7.149cm" svg:y2="1.095cm"><text:p/></draw:line><draw:line draw:style-name="gr369" draw:text-style-name="P53" svg:x1="8.143cm" svg:y1="0.062cm" svg:x2="8.143cm" svg:y2="1.095cm"><text:p/></draw:line><draw:line draw:style-name="gr369" draw:text-style-name="P53" svg:x1="0.155cm" svg:y1="0.062cm" svg:x2="9.144cm" svg:y2="0.062cm"><text:p/></draw:line><draw:line draw:style-name="gr369" draw:text-style-name="P53" svg:x1="9.145cm" svg:y1="0.062cm" svg:x2="9.145cm" svg:y2="1.095cm"><text:p/></draw:line><draw:line draw:style-name="gr369" draw:text-style-name="P53" svg:x1="0.155cm" svg:y1="1.096cm" svg:x2="9.144cm" svg:y2="1.096cm"><text:p/></draw:line></draw:g><draw:frame draw:style-name="gr370" draw:text-style-name="P56" svg:width="1.077cm" svg:height="0.664cm" svg:x="0.099cm" svg:y="0.564cm"><draw:text-box><text:p text:style-name="P55"><text:span text:style-name="T12">7,2</text:span></text:p></draw:text-box></draw:frame><draw:frame draw:style-name="gr370" draw:text-style-name="P56" svg:width="1.301cm" svg:height="0.664cm" svg:x="2.013cm" svg:y="0.564cm"><draw:text-box><text:p text:style-name="P55"><text:span text:style-name="T12">7,28</text:span></text:p></draw:text-box></draw:frame><draw:line draw:style-name="gr371" draw:text-style-name="P54" svg:x1="0.144cm" svg:y1="0.59cm" svg:x2="9.134cm" svg:y2="0.59cm"><text:p/></draw:line><draw:line draw:style-name="gr372" draw:text-style-name="P54" svg:x1="0.645cm" svg:y1="0.435cm" svg:x2="0.645cm" svg:y2="0.735cm"><text:p/></draw:line><draw:frame draw:style-name="gr370" draw:text-style-name="P56" svg:width="1.301cm" svg:height="0.664cm" svg:x="3.002cm" svg:y="0.564cm"><draw:text-box><text:p text:style-name="P55"><text:span text:style-name="T12">7,32</text:span></text:p></draw:text-box></draw:frame><draw:line draw:style-name="gr372" draw:text-style-name="P54" svg:x1="3.145cm" svg:y1="0.435cm" svg:x2="3.145cm" svg:y2="0.735cm"><text:p/></draw:line><draw:frame draw:style-name="gr370" draw:text-style-name="P56" svg:width="1.301cm" svg:height="0.664cm" svg:x="4.75cm" svg:y="0.564cm"><draw:text-box><text:p text:style-name="P55"><text:span text:style-name="T12">7,39</text:span></text:p></draw:text-box></draw:frame><draw:line draw:style-name="gr372" draw:text-style-name="P54" svg:x1="5.646cm" svg:y1="0.435cm" svg:x2="5.646cm" svg:y2="0.735cm"><text:p/></draw:line><draw:line draw:style-name="gr372" draw:text-style-name="P54" svg:x1="8.145cm" svg:y1="0.435cm" svg:x2="8.145cm" svg:y2="0.735cm"><text:p/></draw:line><draw:frame draw:style-name="gr370" draw:text-style-name="P56" svg:width="1.301cm" svg:height="0.664cm" svg:x="6.246cm" svg:y="0.564cm"><draw:text-box><text:p text:style-name="P55"><text:span text:style-name="T12">7,45</text:span></text:p></draw:text-box></draw:frame><draw:frame draw:style-name="gr370" draw:text-style-name="P56" svg:width="1.301cm" svg:height="0.664cm" svg:x="2.262cm" svg:y="-0.097cm"><draw:text-box><text:p text:style-name="P55"><text:span text:style-name="T12">7,29</text:span></text:p></draw:text-box></draw:frame><draw:frame draw:style-name="gr373" draw:text-style-name="P59" svg:width="0.9cm" svg:height="0.821cm" svg:x="6.518cm" svg:y="0.182cm"><draw:text-box><text:p text:style-name="P55"><text:span text:style-name="T13">×</text:span></text:p></draw:text-box></draw:frame><draw:frame draw:style-name="gr373" draw:text-style-name="P59" svg:width="0.9cm" svg:height="0.821cm" svg:x="3.258cm" svg:y="0.189cm"><draw:text-box><text:p text:style-name="P55"><text:span text:style-name="T13">×</text:span></text:p></draw:text-box></draw:frame><draw:frame draw:style-name="gr373" draw:text-style-name="P59" svg:width="0.9cm" svg:height="0.821cm" svg:x="5.003cm" svg:y="0.187cm"><draw:text-box><text:p text:style-name="P55"><text:span text:style-name="T13">×</text:span></text:p></draw:text-box></draw:frame><draw:frame draw:style-name="gr373" draw:text-style-name="P59" svg:width="0.9cm" svg:height="0.821cm" svg:x="2.51cm" svg:y="0.183cm"><draw:text-box><text:p text:style-name="P55"><text:span text:style-name="T13">×</text:span></text:p></draw:text-box></draw:frame><draw:frame draw:style-name="gr373" draw:text-style-name="P59" svg:width="0.902cm" svg:height="0.821cm" svg:x="2.262cm" svg:y="0.178cm"><draw:text-box><text:p text:style-name="P55"><text:span text:style-name="T13">×</text:span></text:p></draw:text-box></draw:frame><draw:frame draw:style-name="gr370" draw:text-style-name="P56" svg:width="1.158cm" svg:height="0.664cm" svg:x="7.574cm" svg:y="0.568cm"><draw:text-box><text:p text:style-name="P55"><text:span text:style-name="T12">7,5</text:span></text:p></draw:text-box></draw:frame></draw:g><text:span text:style-name="_5f_Caractères_5f_espacement_5f_-0_2c_3pt">Écris, sous forme de fraction, l'abscisse de chacun des points.</text:span></text:h>
          <text:list>
            <text:list-item>
              <text:h text:style-name="P42" text:outline-level="2"><text:span text:style-name="_5f_Caractères">A </text:span><text:span text:style-name="_5f_Caractères"><draw:frame draw:style-name="fr5" draw:name="Objet61" text:anchor-type="as-char" svg:width="0.646cm" svg:height="0.96cm" draw:z-index="4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<text:tab/>B </text:span><text:span text:style-name="_5f_Caractères"><draw:frame draw:style-name="fr4" draw:name="Objet10" text:anchor-type="as-char" svg:width="0.87cm" svg:height="0.96cm" draw:z-index="4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h>
            </text:list-item>
            <text:list-item>
              <text:h text:style-name="P42" text:outline-level="2"><draw:g text:anchor-type="paragraph" draw:z-index="29" draw:name="Forme 14" draw:style-name="gr374"><draw:line draw:style-name="gr399" draw:text-style-name="P80" svg:x1="0.076cm" svg:y1="0.57cm" svg:x2="9.053cm" svg:y2="0.57cm"><text:p/></draw:line><draw:g draw:style-name="gr7"><draw:line draw:style-name="gr400" draw:text-style-name="P81" svg:x1="0.855cm" svg:y1="0.472cm" svg:x2="1.106cm" svg:y2="0.661cm"><text:p/></draw:line><draw:line draw:style-name="gr400" draw:text-style-name="P81" svg:x1="1.106cm" svg:y1="0.472cm" svg:x2="0.855cm" svg:y2="0.661cm"><text:p/></draw:line></draw:g><draw:g draw:style-name="gr7"><draw:line draw:style-name="gr400" draw:text-style-name="P81" svg:x1="3.848cm" svg:y1="0.472cm" svg:x2="4.097cm" svg:y2="0.661cm"><text:p/></draw:line><draw:line draw:style-name="gr400" draw:text-style-name="P81" svg:x1="4.097cm" svg:y1="0.472cm" svg:x2="3.848cm" svg:y2="0.661cm"><text:p/></draw:line></draw:g><draw:frame draw:style-name="gr401" draw:text-style-name="P82" svg:width="0.756cm" svg:height="0.715cm" svg:x="-0.3cm" svg:y="0.683cm"><draw:text-box><text:p text:style-name="P51"><text:span text:style-name="T23">0</text:span></text:p></draw:text-box></draw:frame><draw:line draw:style-name="gr402" draw:text-style-name="P83" svg:x1="0.076cm" svg:y1="0.456cm" svg:x2="0.076cm" svg:y2="0.681cm"><text:p/></draw:line><draw:line draw:style-name="gr402" draw:text-style-name="P83" svg:x1="1.57cm" svg:y1="0.456cm" svg:x2="1.57cm" svg:y2="0.682cm"><text:p/></draw:line><draw:line draw:style-name="gr403" draw:text-style-name="P83" svg:x1="1.871cm" svg:y1="0.497cm" svg:x2="1.871cm" svg:y2="0.648cm"><text:p/></draw:line><draw:line draw:style-name="gr403" draw:text-style-name="P83" svg:x1="2.168cm" svg:y1="0.497cm" svg:x2="2.168cm" svg:y2="0.648cm"><text:p/></draw:line><draw:line draw:style-name="gr403" draw:text-style-name="P83" svg:x1="2.469cm" svg:y1="0.497cm" svg:x2="2.469cm" svg:y2="0.648cm"><text:p/></draw:line><draw:line draw:style-name="gr403" draw:text-style-name="P83" svg:x1="2.766cm" svg:y1="0.497cm" svg:x2="2.766cm" svg:y2="0.648cm"><text:p/></draw:line><draw:line draw:style-name="gr403" draw:text-style-name="P83" svg:x1="1.284cm" svg:y1="0.497cm" svg:x2="1.284cm" svg:y2="0.648cm"><text:p/></draw:line><draw:line draw:style-name="gr403" draw:text-style-name="P83" svg:x1="0.982cm" svg:y1="0.497cm" svg:x2="0.982cm" svg:y2="0.648cm"><text:p/></draw:line><draw:line draw:style-name="gr403" draw:text-style-name="P83" svg:x1="0.681cm" svg:y1="0.497cm" svg:x2="0.681cm" svg:y2="0.648cm"><text:p/></draw:line><draw:line draw:style-name="gr403" draw:text-style-name="P83" svg:x1="0.377cm" svg:y1="0.497cm" svg:x2="0.377cm" svg:y2="0.648cm"><text:p/></draw:line><draw:line draw:style-name="gr403" draw:text-style-name="P83" svg:x1="3.074cm" svg:y1="0.456cm" svg:x2="3.074cm" svg:y2="0.681cm"><text:p/></draw:line><draw:line draw:style-name="gr403" draw:text-style-name="P83" svg:x1="4.568cm" svg:y1="0.497cm" svg:x2="4.568cm" svg:y2="0.647cm"><text:p/></draw:line><draw:line draw:style-name="gr403" draw:text-style-name="P83" svg:x1="4.865cm" svg:y1="0.497cm" svg:x2="4.865cm" svg:y2="0.648cm"><text:p/></draw:line><draw:line draw:style-name="gr403" draw:text-style-name="P83" svg:x1="5.166cm" svg:y1="0.497cm" svg:x2="5.166cm" svg:y2="0.648cm"><text:p/></draw:line><draw:line draw:style-name="gr403" draw:text-style-name="P83" svg:x1="5.463cm" svg:y1="0.497cm" svg:x2="5.463cm" svg:y2="0.648cm"><text:p/></draw:line><draw:line draw:style-name="gr403" draw:text-style-name="P83" svg:x1="5.761cm" svg:y1="0.497cm" svg:x2="5.761cm" svg:y2="0.648cm"><text:p/></draw:line><draw:line draw:style-name="gr403" draw:text-style-name="P83" svg:x1="4.267cm" svg:y1="0.497cm" svg:x2="4.267cm" svg:y2="0.648cm"><text:p/></draw:line><draw:line draw:style-name="gr403" draw:text-style-name="P83" svg:x1="3.968cm" svg:y1="0.497cm" svg:x2="3.968cm" svg:y2="0.648cm"><text:p/></draw:line><draw:line draw:style-name="gr403" draw:text-style-name="P83" svg:x1="3.672cm" svg:y1="0.497cm" svg:x2="3.672cm" svg:y2="0.648cm"><text:p/></draw:line><draw:line draw:style-name="gr403" draw:text-style-name="P83" svg:x1="3.371cm" svg:y1="0.497cm" svg:x2="3.371cm" svg:y2="0.648cm"><text:p/></draw:line><draw:line draw:style-name="gr403" draw:text-style-name="P83" svg:x1="6.062cm" svg:y1="0.456cm" svg:x2="6.062cm" svg:y2="0.681cm"><text:p/></draw:line><draw:line draw:style-name="gr403" draw:text-style-name="P83" svg:x1="6.359cm" svg:y1="0.497cm" svg:x2="6.359cm" svg:y2="0.648cm"><text:p/></draw:line><draw:line draw:style-name="gr403" draw:text-style-name="P83" svg:x1="6.66cm" svg:y1="0.497cm" svg:x2="6.66cm" svg:y2="0.648cm"><text:p/></draw:line><draw:line draw:style-name="gr403" draw:text-style-name="P83" svg:x1="6.961cm" svg:y1="0.497cm" svg:x2="6.961cm" svg:y2="0.648cm"><text:p/></draw:line><draw:line draw:style-name="gr403" draw:text-style-name="P83" svg:x1="7.258cm" svg:y1="0.497cm" svg:x2="7.258cm" svg:y2="0.648cm"><text:p/></draw:line><draw:frame draw:style-name="gr401" draw:text-style-name="P82" svg:width="0.756cm" svg:height="0.715cm" svg:x="1.233cm" svg:y="0.681cm"><draw:text-box><text:p text:style-name="P51"><text:span text:style-name="T23">1</text:span></text:p></draw:text-box></draw:frame><draw:line draw:style-name="gr403" draw:text-style-name="P83" svg:x1="3.074cm" svg:y1="0.497cm" svg:x2="3.074cm" svg:y2="0.647cm"><text:p/></draw:line><draw:frame draw:style-name="gr404" draw:text-style-name="P82" svg:width="0.773cm" svg:height="0.715cm" svg:x="0.587cm" svg:y="0cm"><draw:text-box><text:p text:style-name="P51"><text:span text:style-name="T23">A</text:span></text:p></draw:text-box></draw:frame><draw:line draw:style-name="gr403" draw:text-style-name="P83" svg:x1="0.975cm" svg:y1="0.497cm" svg:x2="0.975cm" svg:y2="0.647cm"><text:p/></draw:line><draw:frame draw:style-name="gr404" draw:text-style-name="P82" svg:width="0.773cm" svg:height="0.715cm" svg:x="3.612cm" svg:y="0.005cm"><draw:text-box><text:p text:style-name="P51"><text:span text:style-name="T23">B</text:span></text:p></draw:text-box></draw:frame><draw:line draw:style-name="gr403" draw:text-style-name="P83" svg:x1="4.568cm" svg:y1="0.456cm" svg:x2="4.568cm" svg:y2="0.682cm"><text:p/></draw:line><draw:line draw:style-name="gr403" draw:text-style-name="P83" svg:x1="7.555cm" svg:y1="0.456cm" svg:x2="7.555cm" svg:y2="0.681cm"><text:p/></draw:line><draw:line draw:style-name="gr403" draw:text-style-name="P83" svg:x1="7.858cm" svg:y1="0.497cm" svg:x2="7.858cm" svg:y2="0.648cm"><text:p/></draw:line><draw:line draw:style-name="gr403" draw:text-style-name="P83" svg:x1="8.154cm" svg:y1="0.497cm" svg:x2="8.154cm" svg:y2="0.648cm"><text:p/></draw:line><draw:line draw:style-name="gr403" draw:text-style-name="P83" svg:x1="8.456cm" svg:y1="0.497cm" svg:x2="8.456cm" svg:y2="0.648cm"><text:p/></draw:line></draw:g><text:span text:style-name="_5f_Caractères">C </text:span><text:span text:style-name="_5f_Caractères"><draw:frame draw:style-name="fr4" draw:name="Objet11" text:anchor-type="as-char" svg:width="0.646cm" svg:height="0.96cm" draw:z-index="4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<text:tab/>D</text:span><text:span text:style-name="_5f_Caractères"><draw:frame draw:style-name="fr4" draw:name="Objet12" text:anchor-type="as-char" svg:width="0.87cm" svg:height="0.96cm" draw:z-index="5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h>
            </text:list-item>
          </text:list>
        </text:list-item>
      </text:list>
      <text:p text:style-name="P12"><draw:g text:anchor-type="as-char" draw:z-index="46" draw:name="Objet de groupe 44" draw:style-name="gr359"><draw:line draw:style-name="gr2" draw:text-style-name="P49" svg:x1="0.328cm" svg:y1="0.287cm" svg:x2="0.328cm" svg:y2="0.767cm"><text:p/></draw:line><draw:line draw:style-name="gr360" draw:text-style-name="P49" svg:x1="0.328cm" svg:y1="0.287cm" svg:x2="0.328cm" svg:y2="0.767cm"><text:p/></draw:line><draw:line draw:style-name="gr360" draw:text-style-name="P49" svg:x1="4.056cm" svg:y1="0.287cm" svg:x2="4.056cm" svg:y2="0.767cm"><text:p/></draw:line><draw:line draw:style-name="gr360" draw:text-style-name="P49" svg:x1="7.789cm" svg:y1="0.287cm" svg:x2="7.789cm" svg:y2="0.767cm"><text:p/></draw:line><draw:line draw:style-name="gr2" draw:text-style-name="P49" svg:x1="0.954cm" svg:y1="0.407cm" svg:x2="0.954cm" svg:y2="0.648cm"><text:p/></draw:line><draw:line draw:style-name="gr2" draw:text-style-name="P49" svg:x1="8.41cm" svg:y1="0.407cm" svg:x2="8.41cm" svg:y2="0.648cm"><text:p/></draw:line><draw:line draw:style-name="gr2" draw:text-style-name="P49" svg:x1="7.168cm" svg:y1="0.407cm" svg:x2="7.168cm" svg:y2="0.648cm"><text:p/></draw:line><draw:line draw:style-name="gr2" draw:text-style-name="P49" svg:x1="6.544cm" svg:y1="0.407cm" svg:x2="6.544cm" svg:y2="0.648cm"><text:p/></draw:line><draw:line draw:style-name="gr2" draw:text-style-name="P49" svg:x1="5.923cm" svg:y1="0.407cm" svg:x2="5.923cm" svg:y2="0.648cm"><text:p/></draw:line><draw:line draw:style-name="gr2" draw:text-style-name="P49" svg:x1="5.3cm" svg:y1="0.407cm" svg:x2="5.3cm" svg:y2="0.648cm"><text:p/></draw:line><draw:line draw:style-name="gr2" draw:text-style-name="P49" svg:x1="4.678cm" svg:y1="0.407cm" svg:x2="4.678cm" svg:y2="0.648cm"><text:p/></draw:line><draw:line draw:style-name="gr2" draw:text-style-name="P49" svg:x1="3.434cm" svg:y1="0.407cm" svg:x2="3.434cm" svg:y2="0.648cm"><text:p/></draw:line><draw:line draw:style-name="gr2" draw:text-style-name="P49" svg:x1="2.82cm" svg:y1="0.407cm" svg:x2="2.82cm" svg:y2="0.648cm"><text:p/></draw:line><draw:line draw:style-name="gr2" draw:text-style-name="P49" svg:x1="2.201cm" svg:y1="0.407cm" svg:x2="2.201cm" svg:y2="0.648cm"><text:p/></draw:line><draw:line draw:style-name="gr2" draw:text-style-name="P49" svg:x1="1.575cm" svg:y1="0.407cm" svg:x2="1.575cm" svg:y2="0.648cm"><text:p/></draw:line><draw:line draw:style-name="gr3" draw:text-style-name="P50" svg:x1="0.328cm" svg:y1="0.523cm" svg:x2="9.339cm" svg:y2="0.523cm"><text:p/></draw:line><draw:frame draw:style-name="gr361" draw:text-style-name="P52" svg:width="0.727cm" svg:height="0.742cm" svg:x="0cm" svg:y="0.72cm"><draw:text-box><text:p text:style-name="P55"><text:span text:style-name="T10">0</text:span></text:p></draw:text-box></draw:frame><draw:frame draw:style-name="gr361" draw:text-style-name="P52" svg:width="0.727cm" svg:height="0.742cm" svg:x="3.708cm" svg:y="0.72cm"><draw:text-box><text:p text:style-name="P55"><text:span text:style-name="T10">1</text:span></text:p></draw:text-box></draw:frame><draw:frame draw:style-name="gr362" draw:text-style-name="P72" svg:width="0.853cm" svg:height="0.742cm" svg:x="7.452cm" svg:y="0.727cm"><draw:text-box><text:p text:style-name="P51"><text:span text:style-name="T18">2</text:span></text:p></draw:text-box></draw:frame><draw:g draw:style-name="gr7"><draw:line draw:style-name="gr8" draw:text-style-name="P49" svg:x1="2.067cm" svg:y1="0.423cm" svg:x2="2.317cm" svg:y2="0.623cm"><text:p/></draw:line><draw:line draw:style-name="gr8" draw:text-style-name="P49" svg:x1="2.317cm" svg:y1="0.423cm" svg:x2="2.067cm" svg:y2="0.623cm"><text:p/></draw:line></draw:g><draw:g draw:style-name="gr7"><draw:line draw:style-name="gr8" draw:text-style-name="P49" svg:x1="7.044cm" svg:y1="0.423cm" svg:x2="7.294cm" svg:y2="0.623cm"><text:p/></draw:line><draw:line draw:style-name="gr8" draw:text-style-name="P49" svg:x1="7.294cm" svg:y1="0.423cm" svg:x2="7.044cm" svg:y2="0.623cm"><text:p/></draw:line></draw:g><draw:frame draw:style-name="gr363" draw:text-style-name="P52" svg:width="0.772cm" svg:height="0.742cm" svg:x="2.081cm" svg:y="0.016cm"><draw:text-box><text:p text:style-name="P55"><text:span text:style-name="T11">C</text:span></text:p></draw:text-box></draw:frame><draw:frame draw:style-name="gr364" draw:text-style-name="P52" svg:width="0.796cm" svg:height="0.742cm" svg:x="7.045cm" svg:y="0cm"><draw:text-box><text:p text:style-name="P55"><text:span text:style-name="T11">D</text:span></text:p></draw:text-box></draw:frame></draw:g></text:p>
      <text:list text:continue-numbering="true" text:style-name="_5f_Numérotation_20_des_20_exercices">
        <text:list-item>
          <text:list>
            <text:list-item>
              <text:h text:style-name="P42" text:outline-level="2"><text:span text:style-name="_5f_Caractères">E </text:span><text:span text:style-name="_5f_Caractères"><draw:frame draw:style-name="fr4" draw:name="Objet13" text:anchor-type="as-char" svg:width="0.646cm" svg:height="0.96cm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<text:tab/>F </text:span><text:span text:style-name="_5f_Caractères"><draw:frame draw:style-name="fr4" draw:name="Objet14" text:anchor-type="as-char" svg:width="0.646cm" svg:height="0.96cm" draw:z-index="5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h>
              <text:p text:style-name="P14"><draw:g text:anchor-type="as-char" draw:z-index="104" draw:name="Objet de groupe 3" draw:style-name="gr1"><draw:line draw:style-name="gr2" draw:text-style-name="P49" svg:x1="5.495cm" svg:y1="0.386cm" svg:x2="5.495cm" svg:y2="0.619cm"><text:p/></draw:line><draw:line draw:style-name="gr2" draw:text-style-name="P49" svg:x1="0.335cm" svg:y1="0.275cm" svg:x2="0.335cm" svg:y2="0.742cm"><text:p/></draw:line><draw:line draw:style-name="gr2" draw:text-style-name="P49" svg:x1="7.557cm" svg:y1="0.386cm" svg:x2="7.557cm" svg:y2="0.619cm"><text:p/></draw:line><draw:line draw:style-name="gr2" draw:text-style-name="P49" svg:x1="6.525cm" svg:y1="0.275cm" svg:x2="6.525cm" svg:y2="0.742cm"><text:p/></draw:line><draw:line draw:style-name="gr2" draw:text-style-name="P49" svg:x1="4.463cm" svg:y1="0.386cm" svg:x2="4.463cm" svg:y2="0.619cm"><text:p/></draw:line><draw:line draw:style-name="gr2" draw:text-style-name="P49" svg:x1="3.433cm" svg:y1="0.275cm" svg:x2="3.433cm" svg:y2="0.742cm"><text:p/></draw:line><draw:line draw:style-name="gr2" draw:text-style-name="P49" svg:x1="2.401cm" svg:y1="0.386cm" svg:x2="2.401cm" svg:y2="0.619cm"><text:p/></draw:line><draw:line draw:style-name="gr2" draw:text-style-name="P49" svg:x1="1.369cm" svg:y1="0.386cm" svg:x2="1.369cm" svg:y2="0.619cm"><text:p/></draw:line><draw:line draw:style-name="gr3" draw:text-style-name="P50" svg:x1="0.338cm" svg:y1="0.506cm" svg:x2="9.289cm" svg:y2="0.513cm"><text:p/></draw:line><draw:frame draw:style-name="gr4" draw:text-style-name="P52" svg:width="0.708cm" svg:height="0.675cm" svg:x="0cm" svg:y="0.737cm"><draw:text-box><text:p text:style-name="P51"><text:span text:style-name="T10">0</text:span></text:p></draw:text-box></draw:frame><draw:frame draw:style-name="gr5" draw:text-style-name="P52" svg:width="0.733cm" svg:height="0.77cm" svg:x="2.267cm" svg:y="0.014cm"><draw:text-box><text:p text:style-name="P51"><text:span text:style-name="T11">E</text:span></text:p></draw:text-box></draw:frame><draw:frame draw:style-name="gr6" draw:text-style-name="P52" svg:width="0.715cm" svg:height="0.772cm" svg:x="5.352cm" svg:y="0cm"><draw:text-box><text:p text:style-name="P51"><text:span text:style-name="T11">F</text:span></text:p></draw:text-box></draw:frame><draw:g draw:style-name="gr7"><draw:line draw:style-name="gr8" draw:text-style-name="P49" svg:x1="2.267cm" svg:y1="0.414cm" svg:x2="2.536cm" svg:y2="0.605cm"><text:p/></draw:line><draw:line draw:style-name="gr8" draw:text-style-name="P49" svg:x1="2.536cm" svg:y1="0.414cm" svg:x2="2.267cm" svg:y2="0.605cm"><text:p/></draw:line></draw:g><draw:g draw:style-name="gr7"><draw:line draw:style-name="gr8" draw:text-style-name="P49" svg:x1="5.368cm" svg:y1="0.408cm" svg:x2="5.635cm" svg:y2="0.599cm"><text:p/></draw:line><draw:line draw:style-name="gr8" draw:text-style-name="P49" svg:x1="5.635cm" svg:y1="0.408cm" svg:x2="5.368cm" svg:y2="0.599cm"><text:p/></draw:line></draw:g><draw:frame draw:style-name="gr4" draw:text-style-name="P52" svg:width="0.708cm" svg:height="0.675cm" svg:x="3.106cm" svg:y="0.737cm"><draw:text-box><text:p text:style-name="P51"><text:span text:style-name="T10">1</text:span></text:p></draw:text-box></draw:frame></draw:g></text:p>
            </text:list-item>
          </text:list>
        </text:list-item>
        <text:list-item>
          <text:h text:style-name="P45" text:outline-level="1"><text:span text:style-name="_5f_Caractères_5f_gras"> Sans l'origine !</text:span></text:h>
          <text:list>
            <text:list-item>
              <text:h text:style-name="P39" text:outline-level="2"><text:span text:style-name="_5f_Caractères_5f_espacement_5f_-0_2c_2pt">Écris, sous forme de fraction, l'abscisse de chaque point</text:span><text:span text:style-name="_5f_Caractères_5f_espacement_5f_-0_2c_2pt"><text:span text:style-name="T8">.</text:span></text:span></text:h>
            </text:list-item>
          </text:list>
        </text:list-item>
      </text:list>
      <text:h text:style-name="P10" text:outline-level="1"><text:span text:style-name="_5f_Caractères"><text:tab/>E </text:span><text:span text:style-name="_5f_Caractères"><draw:frame draw:style-name="fr4" draw:name="Objet15" text:anchor-type="as-char" svg:width="0.646cm" svg:height="0.96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<text:tab/>F </text:span><text:span text:style-name="_5f_Caractères"><draw:frame draw:style-name="fr4" draw:name="Objet16" text:anchor-type="as-char" svg:width="0.87cm" svg:height="0.96cm" draw:z-index="5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h>
      <text:p text:style-name="P8"><draw:g text:anchor-type="as-char" draw:z-index="30" draw:name="Objet de groupe 43" draw:style-name="gr1"><draw:line draw:style-name="gr2" draw:text-style-name="P49" svg:x1="5.973cm" svg:y1="0.399cm" svg:x2="5.973cm" svg:y2="0.617cm"><text:p/></draw:line><draw:line draw:style-name="gr2" draw:text-style-name="P49" svg:x1="1.153cm" svg:y1="0.295cm" svg:x2="1.153cm" svg:y2="0.731cm"><text:p/></draw:line><draw:line draw:style-name="gr2" draw:text-style-name="P49" svg:x1="7.904cm" svg:y1="0.399cm" svg:x2="7.904cm" svg:y2="0.617cm"><text:p/></draw:line><draw:line draw:style-name="gr2" draw:text-style-name="P49" svg:x1="6.936cm" svg:y1="0.295cm" svg:x2="6.936cm" svg:y2="0.731cm"><text:p/></draw:line><draw:line draw:style-name="gr2" draw:text-style-name="P49" svg:x1="5.009cm" svg:y1="0.399cm" svg:x2="5.009cm" svg:y2="0.617cm"><text:p/></draw:line><draw:line draw:style-name="gr2" draw:text-style-name="P49" svg:x1="4.045cm" svg:y1="0.295cm" svg:x2="4.045cm" svg:y2="0.731cm"><text:p/></draw:line><draw:line draw:style-name="gr2" draw:text-style-name="P49" svg:x1="3.082cm" svg:y1="0.399cm" svg:x2="3.082cm" svg:y2="0.617cm"><text:p/></draw:line><draw:line draw:style-name="gr2" draw:text-style-name="P49" svg:x1="2.116cm" svg:y1="0.399cm" svg:x2="2.116cm" svg:y2="0.617cm"><text:p/></draw:line><draw:line draw:style-name="gr3" draw:text-style-name="P50" svg:x1="0.183cm" svg:y1="0.515cm" svg:x2="9.118cm" svg:y2="0.515cm"><text:p/></draw:line><draw:frame draw:style-name="gr395" draw:text-style-name="P78" svg:width="0.72cm" svg:height="0.664cm" svg:x="0cm" svg:y="0.73cm"><draw:text-box><text:p text:style-name="P55"><text:span text:style-name="T21">0</text:span></text:p></draw:text-box></draw:frame><draw:frame draw:style-name="gr388" draw:text-style-name="P72" svg:width="0.719cm" svg:height="0.664cm" svg:x="0.79cm" svg:y="0.661cm"><draw:text-box><text:p text:style-name="P51"><text:span text:style-name="T18">2</text:span></text:p></draw:text-box></draw:frame><draw:frame draw:style-name="gr396" draw:text-style-name="P52" svg:width="0.72cm" svg:height="0.664cm" svg:x="3.738cm" svg:y="0.66cm"><draw:text-box><text:p text:style-name="P55"><text:span text:style-name="T10">3</text:span></text:p></draw:text-box></draw:frame><draw:frame draw:style-name="gr397" draw:text-style-name="P52" svg:width="0.727cm" svg:height="0.664cm" svg:x="2.955cm" svg:y="0cm"><draw:text-box><text:p text:style-name="P55"><text:span text:style-name="T11">E</text:span></text:p></draw:text-box></draw:frame><draw:frame draw:style-name="gr398" draw:text-style-name="P52" svg:width="0.708cm" svg:height="0.664cm" svg:x="5.842cm" svg:y="0.005cm"><draw:text-box><text:p text:style-name="P55"><text:span text:style-name="T11">F</text:span></text:p></draw:text-box></draw:frame><draw:frame draw:style-name="gr396" draw:text-style-name="P52" svg:width="0.72cm" svg:height="0.664cm" svg:x="6.583cm" svg:y="0.66cm"><draw:text-box><text:p text:style-name="P55"><text:span text:style-name="T10">4</text:span></text:p></draw:text-box></draw:frame><draw:g draw:style-name="gr7"><draw:line draw:style-name="gr8" draw:text-style-name="P49" svg:x1="2.955cm" svg:y1="0.425cm" svg:x2="3.207cm" svg:y2="0.604cm"><text:p/></draw:line><draw:line draw:style-name="gr8" draw:text-style-name="P49" svg:x1="3.207cm" svg:y1="0.425cm" svg:x2="2.955cm" svg:y2="0.604cm"><text:p/></draw:line></draw:g><draw:g draw:style-name="gr7"><draw:line draw:style-name="gr8" draw:text-style-name="P49" svg:x1="5.853cm" svg:y1="0.419cm" svg:x2="6.103cm" svg:y2="0.598cm"><text:p/></draw:line><draw:line draw:style-name="gr8" draw:text-style-name="P49" svg:x1="6.103cm" svg:y1="0.419cm" svg:x2="5.853cm" svg:y2="0.598cm"><text:p/></draw:line></draw:g></draw:g></text:p>
      <text:list text:continue-numbering="true" text:style-name="_5f_Numérotation_20_des_20_exercices">
        <text:list-item>
          <text:list>
            <text:list-item>
              <text:h text:style-name="P39" text:outline-level="2"><text:span text:style-name="_5f_Caractères">Place les points suivants sur l'axe gradué :</text:span></text:h>
            </text:list-item>
          </text:list>
        </text:list-item>
      </text:list>
      <text:h text:style-name="P13" text:outline-level="1"><text:span text:style-name="_5f_pointillés_20_gris"><text:tab/></text:span><text:span text:style-name="_5f_Caractères">G</text:span><text:span text:style-name="_5f_Caractères"><draw:frame draw:style-name="fr3" draw:name="Objet44" text:anchor-type="as-char" svg:width="0.646cm" svg:height="0.96cm" draw:z-index="59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_5f_pointillés_20_gris"><text:tab/></text:span><text:span text:style-name="_5f_Caractères">H</text:span><text:span text:style-name="_5f_Caractères"><draw:frame draw:style-name="fr3" draw:name="Objet45" text:anchor-type="as-char" svg:width="0.646cm" svg:height="0.96cm" draw:z-index="6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_5f_pointillés_20_gris"><text:tab/></text:span><text:span text:style-name="_5f_Caractères">K</text:span><text:span text:style-name="_5f_Caractères"><draw:frame draw:style-name="fr3" draw:name="Objet46" text:anchor-type="as-char" svg:width="0.646cm" svg:height="0.96cm" draw:z-index="58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h>
      <text:p text:style-name="P9"><text:span text:style-name="_5f_Caractères"><draw:g text:anchor-type="as-char" draw:z-index="32" draw:name="Objet de groupe 26" draw:style-name="gr1"><draw:g draw:name="Objet de groupe 2" draw:style-name="gr7"><draw:line draw:style-name="gr2" draw:text-style-name="P49" svg:x1="3.844cm" svg:y1="0.463cm" svg:x2="3.844cm" svg:y2="0.704cm"><text:p/></draw:line><draw:line draw:style-name="gr2" draw:text-style-name="P49" svg:x1="7.57cm" svg:y1="0.463cm" svg:x2="7.57cm" svg:y2="0.704cm"><text:p/></draw:line><draw:line draw:style-name="gr2" draw:text-style-name="P49" svg:x1="0.741cm" svg:y1="0.347cm" svg:x2="0.741cm" svg:y2="0.826cm"><text:p/></draw:line><draw:line draw:style-name="gr2" draw:text-style-name="P49" svg:x1="8.191cm" svg:y1="0.347cm" svg:x2="8.191cm" svg:y2="0.826cm"><text:p/></draw:line><draw:line draw:style-name="gr2" draw:text-style-name="P49" svg:x1="6.949cm" svg:y1="0.463cm" svg:x2="6.949cm" svg:y2="0.705cm"><text:p/></draw:line><draw:line draw:style-name="gr2" draw:text-style-name="P49" svg:x1="6.324cm" svg:y1="0.463cm" svg:x2="6.324cm" svg:y2="0.705cm"><text:p/></draw:line><draw:line draw:style-name="gr2" draw:text-style-name="P49" svg:x1="5.703cm" svg:y1="0.347cm" svg:x2="5.703cm" svg:y2="0.826cm"><text:p/></draw:line><draw:line draw:style-name="gr2" draw:text-style-name="P49" svg:x1="5.084cm" svg:y1="0.463cm" svg:x2="5.084cm" svg:y2="0.704cm"><text:p/></draw:line><draw:line draw:style-name="gr2" draw:text-style-name="P49" svg:x1="4.463cm" svg:y1="0.463cm" svg:x2="4.463cm" svg:y2="0.705cm"><text:p/></draw:line><draw:line draw:style-name="gr2" draw:text-style-name="P49" svg:x1="3.223cm" svg:y1="0.347cm" svg:x2="3.223cm" svg:y2="0.826cm"><text:p/></draw:line><draw:line draw:style-name="gr2" draw:text-style-name="P49" svg:x1="2.604cm" svg:y1="0.463cm" svg:x2="2.604cm" svg:y2="0.704cm"><text:p/></draw:line><draw:line draw:style-name="gr2" draw:text-style-name="P49" svg:x1="1.983cm" svg:y1="0.463cm" svg:x2="1.983cm" svg:y2="0.705cm"><text:p/></draw:line><draw:line draw:style-name="gr2" draw:text-style-name="P49" svg:x1="1.362cm" svg:y1="0.463cm" svg:x2="1.362cm" svg:y2="0.705cm"><text:p/></draw:line><draw:line draw:style-name="gr3" draw:text-style-name="P50" svg:x1="0.12cm" svg:y1="0.586cm" svg:x2="9.12cm" svg:y2="0.586cm"><text:p/></draw:line><draw:frame draw:style-name="gr387" draw:text-style-name="P78" svg:width="0.715cm" svg:height="0.664cm" svg:x="0cm" svg:y="0.824cm"><draw:text-box><text:p text:style-name="P55"><text:span text:style-name="T21">0</text:span></text:p></draw:text-box></draw:frame><draw:frame draw:style-name="gr387" draw:text-style-name="P52" svg:width="0.715cm" svg:height="0.664cm" svg:x="0.42cm" svg:y="0.736cm"><draw:text-box><text:p text:style-name="P55"><text:span text:style-name="T10">1</text:span></text:p></draw:text-box></draw:frame><draw:frame draw:style-name="gr388" draw:text-style-name="P79" svg:width="0.854cm" svg:height="0.664cm" svg:x="2.893cm" svg:y="0.736cm"><draw:text-box><text:p text:style-name="P55"><text:span text:style-name="T22">2</text:span></text:p></draw:text-box></draw:frame><draw:frame draw:style-name="gr387" draw:text-style-name="P52" svg:width="0.715cm" svg:height="0.664cm" svg:x="5.332cm" svg:y="0.736cm"><draw:text-box><text:p text:style-name="P55"><text:span text:style-name="T10">3</text:span></text:p></draw:text-box></draw:frame><draw:frame draw:style-name="gr387" draw:text-style-name="P52" svg:width="0.715cm" svg:height="0.664cm" svg:x="7.856cm" svg:y="0.736cm"><draw:text-box><text:p text:style-name="P55"><text:span text:style-name="T10">4</text:span></text:p></draw:text-box></draw:frame></draw:g><draw:frame draw:style-name="gr370" draw:text-style-name="P58" svg:width="0.699cm" svg:height="0.664cm" svg:x="1cm" svg:y="0.014cm"><draw:text-box><text:p text:style-name="P57"><text:span text:style-name="T12">G</text:span></text:p></draw:text-box></draw:frame><draw:frame draw:style-name="gr370" draw:text-style-name="P61" svg:width="0.571cm" svg:height="0.664cm" svg:x="0.967cm" svg:y="0.333cm"><draw:text-box><text:p text:style-name="P57"><text:span text:style-name="T14">×</text:span></text:p></draw:text-box></draw:frame><draw:frame draw:style-name="gr370" draw:text-style-name="P58" svg:width="0.699cm" svg:height="0.664cm" svg:x="3.487cm" svg:y="0cm"><draw:text-box><text:p text:style-name="P57"><text:span text:style-name="T12">H</text:span></text:p></draw:text-box></draw:frame><draw:frame draw:style-name="gr370" draw:text-style-name="P61" svg:width="0.571cm" svg:height="0.664cm" svg:x="3.454cm" svg:y="0.319cm"><draw:text-box><text:p text:style-name="P57"><text:span text:style-name="T14">×</text:span></text:p></draw:text-box></draw:frame><draw:frame draw:style-name="gr370" draw:text-style-name="P58" svg:width="0.699cm" svg:height="0.664cm" svg:x="6.593cm" svg:y="0.014cm"><draw:text-box><text:p text:style-name="P57"><text:span text:style-name="T12">K</text:span></text:p></draw:text-box></draw:frame><draw:frame draw:style-name="gr370" draw:text-style-name="P61" svg:width="0.572cm" svg:height="0.664cm" svg:x="6.558cm" svg:y="0.333cm"><draw:text-box><text:p text:style-name="P57"><text:span text:style-name="T14">×</text:span></text:p></draw:text-box></draw:frame></draw:g></text:span></text:p>
      <text:list text:continue-numbering="true" text:style-name="_5f_Numérotation_20_des_20_exercices">
        <text:list-item>
          <text:h text:style-name="P44" text:outline-level="1"><text:span text:style-name="_5f_Caractères_5f_gras">Sans l’unité !</text:span></text:h>
          <text:list>
            <text:list-item>
              <text:h text:style-name="P37" text:outline-level="2"><text:span text:style-name="_5f_Caractères">Écris, sous forme de fraction, l'abscisse des points L et M ci-dessous </text:span><text:span text:style-name="_5f_Caractères"><text:span text:style-name="T8">.</text:span></text:span></text:h>
            </text:list-item>
          </text:list>
        </text:list-item>
      </text:list>
      <text:h text:style-name="P11" text:outline-level="1"><text:span text:style-name="_5f_Caractères"><text:tab/></text:span><text:span text:style-name="_5f_Caractères"><text:span text:style-name="T9">L</text:span></text:span><text:span text:style-name="_5f_Caractères"> </text:span><text:span text:style-name="_5f_Caractères"><draw:frame draw:style-name="fr4" draw:name="Objet52" text:anchor-type="as-char" svg:width="0.646cm" svg:height="0.96cm" draw:z-index="6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<text:tab/><text:tab/></text:span><text:span text:style-name="_5f_Caractères"><text:span text:style-name="T9">M</text:span></text:span><text:span text:style-name="_5f_Caractères"><draw:frame draw:style-name="fr4" draw:name="Objet53" text:anchor-type="as-char" svg:width="0.646cm" svg:height="0.96cm" draw:z-index="6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h>
      <text:h text:style-name="_5f_Paragraphe" text:outline-level="1"><text:span text:style-name="_5f_Caractères_5f_2pt"><draw:g text:anchor-type="as-char" draw:z-index="33" draw:name="Objet de groupe 27" draw:style-name="gr1"><draw:g draw:style-name="gr376"><draw:line draw:style-name="gr2" draw:text-style-name="P49" svg:x1="5.731cm" svg:y1="0.414cm" svg:x2="5.731cm" svg:y2="0.665cm"><text:p/></draw:line><draw:line draw:style-name="gr2" draw:text-style-name="P49" svg:x1="0.351cm" svg:y1="0.293cm" svg:x2="0.351cm" svg:y2="0.794cm"><text:p/></draw:line><draw:line draw:style-name="gr2" draw:text-style-name="P49" svg:x1="7.88cm" svg:y1="0.414cm" svg:x2="7.88cm" svg:y2="0.665cm"><text:p/></draw:line><draw:line draw:style-name="gr2" draw:text-style-name="P49" svg:x1="6.804cm" svg:y1="0.293cm" svg:x2="6.804cm" svg:y2="0.794cm"><text:p/></draw:line><draw:line draw:style-name="gr2" draw:text-style-name="P49" svg:x1="4.655cm" svg:y1="0.414cm" svg:x2="4.655cm" svg:y2="0.665cm"><text:p/></draw:line><draw:line draw:style-name="gr2" draw:text-style-name="P49" svg:x1="3.579cm" svg:y1="0.293cm" svg:x2="3.579cm" svg:y2="0.794cm"><text:p/></draw:line><draw:line draw:style-name="gr2" draw:text-style-name="P49" svg:x1="2.503cm" svg:y1="0.414cm" svg:x2="2.503cm" svg:y2="0.665cm"><text:p/></draw:line><draw:line draw:style-name="gr2" draw:text-style-name="P49" svg:x1="1.424cm" svg:y1="0.414cm" svg:x2="1.424cm" svg:y2="0.665cm"><text:p/></draw:line><draw:line draw:style-name="gr3" draw:text-style-name="P50" svg:x1="0.351cm" svg:y1="0.543cm" svg:x2="9.241cm" svg:y2="0.543cm"><text:p/></draw:line><draw:frame draw:style-name="gr384" draw:text-style-name="P52" svg:width="0.803cm" svg:height="0.664cm" svg:x="0cm" svg:y="0.709cm"><draw:text-box><text:p text:style-name="P55"><text:span text:style-name="T10">0</text:span></text:p></draw:text-box></draw:frame><draw:frame draw:style-name="gr385" draw:text-style-name="P52" svg:width="0.814cm" svg:height="0.664cm" svg:x="2.36cm" svg:y="0.016cm"><draw:text-box><text:p text:style-name="P55"><text:span text:style-name="T11">L</text:span></text:p></draw:text-box></draw:frame><draw:frame draw:style-name="gr386" draw:text-style-name="P52" svg:width="0.81cm" svg:height="0.664cm" svg:x="5.583cm" svg:y="0cm"><draw:text-box><text:p text:style-name="P55"><text:span text:style-name="T11">M</text:span></text:p></draw:text-box></draw:frame><draw:g draw:style-name="gr7"><draw:line draw:style-name="gr8" draw:text-style-name="P49" svg:x1="2.359cm" svg:y1="0.439cm" svg:x2="2.64cm" svg:y2="0.645cm"><text:p/></draw:line><draw:line draw:style-name="gr8" draw:text-style-name="P49" svg:x1="2.64cm" svg:y1="0.439cm" svg:x2="2.359cm" svg:y2="0.645cm"><text:p/></draw:line></draw:g><draw:g draw:style-name="gr7"><draw:line draw:style-name="gr8" draw:text-style-name="P49" svg:x1="5.594cm" svg:y1="0.436cm" svg:x2="5.873cm" svg:y2="0.642cm"><text:p/></draw:line><draw:line draw:style-name="gr8" draw:text-style-name="P49" svg:x1="5.873cm" svg:y1="0.436cm" svg:x2="5.594cm" svg:y2="0.642cm"><text:p/></draw:line></draw:g><draw:frame draw:style-name="gr384" draw:text-style-name="P52" svg:width="0.803cm" svg:height="0.664cm" svg:x="6.431cm" svg:y="0.709cm"><draw:text-box><text:p text:style-name="P55"><text:span text:style-name="T10">2</text:span></text:p></draw:text-box></draw:frame></draw:g><draw:frame draw:style-name="gr382" draw:text-style-name="P77" svg:width="0.773cm" svg:height="0.664cm" svg:x="3.228cm" svg:y="0.711cm"><draw:text-box><text:p text:style-name="P57"><text:span text:style-name="T20">1</text:span></text:p></draw:text-box></draw:frame></draw:g></text:span></text:h>
      <text:list text:continue-numbering="true" text:style-name="_5f_Numérotation_20_des_20_exercices">
        <text:list-item>
          <text:list>
            <text:list-item>
              <text:h text:style-name="P37" text:outline-level="2"><text:span text:style-name="_5f_Caractères_5f_espacement_5f_-0_2c_2pt">Place les points N</text:span><text:span text:style-name="_5f_Caractères_5f_espacement_5f_-0_2c_2pt"><text:span text:style-name="T7">,</text:span></text:span><text:span text:style-name="_5f_Caractères_5f_espacement_5f_-0_2c_2pt"> P et R suivants sur l'axe gradué ci-dessous :</text:span></text:h>
            </text:list-item>
          </text:list>
        </text:list-item>
      </text:list>
      <text:h text:style-name="_5f_Paragraphe" text:outline-level="1"><text:span text:style-name="_5f_pointillés_20_gris"><text:tab/></text:span><text:span text:style-name="_5f_Caractères">N</text:span><text:span text:style-name="_5f_Caractères"><draw:frame draw:style-name="fr3" draw:name="Objet17" text:anchor-type="as-char" svg:width="0.646cm" svg:height="0.96cm" draw:z-index="5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pointillés_20_gris"><text:tab/></text:span><text:span text:style-name="_5f_Caractères">P</text:span><text:span text:style-name="_5f_Caractères"><draw:frame draw:style-name="fr3" draw:name="Objet48" text:anchor-type="as-char" svg:width="0.646cm" svg:height="0.96cm" draw:z-index="5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pointillés_20_gris"><text:tab/></text:span><text:span text:style-name="_5f_Caractères">R</text:span><text:span text:style-name="_5f_Caractères"><draw:frame draw:style-name="fr3" draw:name="Objet1" text:anchor-type="as-char" svg:width="0.646cm" svg:height="0.96cm" draw:z-index="52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h>
      <text:h text:style-name="_5f_Paragraphe" text:outline-level="1"><text:span text:style-name="_5f_Caractères"><draw:g text:anchor-type="as-char" draw:z-index="34" draw:name="Objet de groupe 28" draw:style-name="gr1"><draw:g draw:style-name="gr7"><draw:line draw:style-name="gr2" draw:text-style-name="P49" svg:x1="3.654cm" svg:y1="0.483cm" svg:x2="3.654cm" svg:y2="0.762cm"><text:p/></draw:line><draw:line draw:style-name="gr2" draw:text-style-name="P49" svg:x1="7.629cm" svg:y1="0.483cm" svg:x2="7.629cm" svg:y2="0.762cm"><text:p/></draw:line><draw:line draw:style-name="gr2" draw:text-style-name="P49" svg:x1="0.342cm" svg:y1="0.347cm" svg:x2="0.342cm" svg:y2="0.9cm"><text:p/></draw:line><draw:line draw:style-name="gr2" draw:text-style-name="P49" svg:x1="8.291cm" svg:y1="0.347cm" svg:x2="8.291cm" svg:y2="0.9cm"><text:p/></draw:line><draw:line draw:style-name="gr2" draw:text-style-name="P49" svg:x1="6.966cm" svg:y1="0.483cm" svg:x2="6.966cm" svg:y2="0.763cm"><text:p/></draw:line><draw:line draw:style-name="gr2" draw:text-style-name="P49" svg:x1="6.301cm" svg:y1="0.483cm" svg:x2="6.301cm" svg:y2="0.763cm"><text:p/></draw:line><draw:line draw:style-name="gr2" draw:text-style-name="P49" svg:x1="5.636cm" svg:y1="0.347cm" svg:x2="5.636cm" svg:y2="0.9cm"><text:p/></draw:line><draw:line draw:style-name="gr2" draw:text-style-name="P49" svg:x1="4.978cm" svg:y1="0.483cm" svg:x2="4.978cm" svg:y2="0.762cm"><text:p/></draw:line><draw:line draw:style-name="gr2" draw:text-style-name="P49" svg:x1="4.313cm" svg:y1="0.483cm" svg:x2="4.313cm" svg:y2="0.763cm"><text:p/></draw:line><draw:line draw:style-name="gr2" draw:text-style-name="P49" svg:x1="2.993cm" svg:y1="0.347cm" svg:x2="2.993cm" svg:y2="0.9cm"><text:p/></draw:line><draw:line draw:style-name="gr2" draw:text-style-name="P49" svg:x1="2.329cm" svg:y1="0.483cm" svg:x2="2.329cm" svg:y2="0.762cm"><text:p/></draw:line><draw:line draw:style-name="gr2" draw:text-style-name="P49" svg:x1="1.667cm" svg:y1="0.483cm" svg:x2="1.667cm" svg:y2="0.763cm"><text:p/></draw:line><draw:line draw:style-name="gr2" draw:text-style-name="P49" svg:x1="1.004cm" svg:y1="0.483cm" svg:x2="1.004cm" svg:y2="0.763cm"><text:p/></draw:line><draw:line draw:style-name="gr3" draw:text-style-name="P50" svg:x1="0.342cm" svg:y1="0.624cm" svg:x2="9.282cm" svg:y2="0.624cm"><text:p/></draw:line><draw:frame draw:style-name="gr381" draw:text-style-name="P52" svg:width="0.766cm" svg:height="0.664cm" svg:x="0cm" svg:y="0.829cm"><draw:text-box><text:p text:style-name="P55"><text:span text:style-name="T10">0</text:span></text:p></draw:text-box></draw:frame><draw:frame draw:style-name="gr381" draw:text-style-name="P52" svg:width="0.766cm" svg:height="0.664cm" svg:x="7.934cm" svg:y="0.829cm"><draw:text-box><text:p text:style-name="P55"><text:span text:style-name="T10">3</text:span></text:p></draw:text-box></draw:frame></draw:g><draw:frame draw:style-name="gr382" draw:text-style-name="P76" svg:width="0.773cm" svg:height="0.664cm" svg:x="2.635cm" svg:y="0.87cm"><draw:text-box><text:p text:style-name="P75"><text:span text:style-name="T19">1</text:span></text:p></draw:text-box></draw:frame><draw:frame draw:style-name="gr383" draw:text-style-name="P76" svg:width="0.772cm" svg:height="0.664cm" svg:x="5.336cm" svg:y="0.87cm"><draw:text-box><text:p text:style-name="P75"><text:span text:style-name="T19">2</text:span></text:p></draw:text-box></draw:frame><draw:frame draw:style-name="gr370" draw:text-style-name="P58" svg:width="0.701cm" svg:height="0.664cm" svg:x="0.656cm" svg:y="0cm"><draw:text-box><text:p text:style-name="P57"><text:span text:style-name="T12">N</text:span></text:p></draw:text-box></draw:frame><draw:frame draw:style-name="gr370" draw:text-style-name="P61" svg:width="0.572cm" svg:height="0.664cm" svg:x="0.623cm" svg:y="0.347cm"><draw:text-box><text:p text:style-name="P57"><text:span text:style-name="T14">×</text:span></text:p></draw:text-box></draw:frame><draw:frame draw:style-name="gr370" draw:text-style-name="P58" svg:width="0.699cm" svg:height="0.664cm" svg:x="1.976cm" svg:y="0cm"><draw:text-box><text:p text:style-name="P57"><text:span text:style-name="T12">P</text:span></text:p></draw:text-box></draw:frame><draw:frame draw:style-name="gr370" draw:text-style-name="P61" svg:width="0.572cm" svg:height="0.664cm" svg:x="1.94cm" svg:y="0.347cm"><draw:text-box><text:p text:style-name="P57"><text:span text:style-name="T14">×</text:span></text:p></draw:text-box></draw:frame><draw:frame draw:style-name="gr370" draw:text-style-name="P58" svg:width="0.701cm" svg:height="0.664cm" svg:x="3.958cm" svg:y="0cm"><draw:text-box><text:p text:style-name="P57"><text:span text:style-name="T12">R</text:span></text:p></draw:text-box></draw:frame><draw:frame draw:style-name="gr370" draw:text-style-name="P61" svg:width="0.572cm" svg:height="0.664cm" svg:x="3.925cm" svg:y="0.347cm"><draw:text-box><text:p text:style-name="P57"><text:span text:style-name="T14">×</text:span></text:p></draw:text-box></draw:frame></draw:g></text:span></text:h>
      <text:list text:continue-numbering="true" text:style-name="_5f_Numérotation_20_des_20_exercices">
        <text:list-item>
          <text:h text:style-name="P46" text:outline-level="1"><text:span text:style-name="_5f_Caractères_5f_espacement_5f_-0_2c_2pt">Dans chaque cas, trace une demi‑droite graduée en choisissant au mieux l’unité pour pouvoir ensuite placer précisément les nombres suivants.</text:span></text:h>
          <text:list>
            <text:list-item>
              <text:h text:style-name="P37" text:outline-level="2"><text:span text:style-name="_5f_Caractères">0 ; </text:span><text:span text:style-name="_5f_Caractères"><draw:frame draw:style-name="fr2" draw:name="Objet23" text:anchor-type="as-char" svg:width="0.293cm" svg:height="0.87cm" draw:z-index="3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"> ; </text:span><text:span text:style-name="_5f_Caractères"><draw:frame draw:style-name="fr2" draw:name="Objet24" text:anchor-type="as-char" svg:width="0.293cm" svg:height="0.87cm" draw:z-index="3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"> ; </text:span><text:span text:style-name="_5f_Caractères"><draw:frame draw:style-name="fr2" draw:name="Objet25" text:anchor-type="as-char" svg:width="0.293cm" svg:height="0.87cm" draw:z-index="3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Caractères"> ; </text:span><draw:frame draw:style-name="fr2" draw:name="Objet26" text:anchor-type="as-char" svg:width="0.293cm" svg:height="0.87cm" draw:z-index="40"><draw:object xlink:href="./Object 21" xlink:type="simple" xlink:show="embed" xlink:actuate="onLoad"/><draw:image xlink:href="./ObjectReplacements/Object 21" xlink:type="simple" xlink:show="embed" xlink:actuate="onLoad"/><svg:desc>formule</svg:desc></draw:frame></text:h>
            </text:list-item>
          </text:list>
        </text:list-item>
      </text:list>
      <text:h text:style-name="_5f_Paragraphe" text:outline-level="1"><text:span text:style-name="_5f_Caractères"><draw:g text:anchor-type="as-char" draw:z-index="103" draw:name="Objet de groupe 7" draw:style-name="gr9"><draw:g draw:name="Forme 23" draw:style-name="gr7"><draw:line draw:style-name="gr10" draw:text-style-name="P53" svg:x1="0.113cm" svg:y1="0cm" svg:x2="0.113cm" svg:y2="1.033cm"><text:p/></draw:line><draw:line draw:style-name="gr11" draw:text-style-name="P53" svg:x1="0.212cm" svg:y1="0cm" svg:x2="0.212cm" svg:y2="1.033cm"><text:p/></draw:line><draw:line draw:style-name="gr12" draw:text-style-name="P53" svg:x1="0.315cm" svg:y1="0cm" svg:x2="0.315cm" svg:y2="1.033cm"><text:p/></draw:line><draw:line draw:style-name="gr13" draw:text-style-name="P53" svg:x1="0.413cm" svg:y1="0cm" svg:x2="0.413cm" svg:y2="1.033cm"><text:p/></draw:line><draw:line draw:style-name="gr14" draw:text-style-name="P53" svg:x1="0.613cm" svg:y1="0cm" svg:x2="0.613cm" svg:y2="1.033cm"><text:p/></draw:line><draw:line draw:style-name="gr15" draw:text-style-name="P53" svg:x1="0.713cm" svg:y1="0cm" svg:x2="0.713cm" svg:y2="1.033cm"><text:p/></draw:line><draw:line draw:style-name="gr16" draw:text-style-name="P53" svg:x1="0.813cm" svg:y1="0cm" svg:x2="0.813cm" svg:y2="1.033cm"><text:p/></draw:line><draw:line draw:style-name="gr17" draw:text-style-name="P53" svg:x1="0.913cm" svg:y1="0cm" svg:x2="0.913cm" svg:y2="1.033cm"><text:p/></draw:line><draw:line draw:style-name="gr18" draw:text-style-name="P53" svg:x1="1.114cm" svg:y1="0cm" svg:x2="1.114cm" svg:y2="1.033cm"><text:p/></draw:line><draw:line draw:style-name="gr19" draw:text-style-name="P53" svg:x1="1.212cm" svg:y1="0cm" svg:x2="1.212cm" svg:y2="1.033cm"><text:p/></draw:line><draw:line draw:style-name="gr20" draw:text-style-name="P53" svg:x1="1.31cm" svg:y1="0cm" svg:x2="1.31cm" svg:y2="1.033cm"><text:p/></draw:line><draw:line draw:style-name="gr21" draw:text-style-name="P53" svg:x1="1.413cm" svg:y1="0cm" svg:x2="1.413cm" svg:y2="1.033cm"><text:p/></draw:line><draw:line draw:style-name="gr22" draw:text-style-name="P53" svg:x1="1.612cm" svg:y1="0cm" svg:x2="1.612cm" svg:y2="1.033cm"><text:p/></draw:line><draw:line draw:style-name="gr23" draw:text-style-name="P53" svg:x1="1.712cm" svg:y1="0cm" svg:x2="1.712cm" svg:y2="1.033cm"><text:p/></draw:line><draw:line draw:style-name="gr24" draw:text-style-name="P53" svg:x1="1.81cm" svg:y1="0cm" svg:x2="1.81cm" svg:y2="1.033cm"><text:p/></draw:line><draw:line draw:style-name="gr25" draw:text-style-name="P53" svg:x1="1.913cm" svg:y1="0cm" svg:x2="1.913cm" svg:y2="1.033cm"><text:p/></draw:line><draw:line draw:style-name="gr26" draw:text-style-name="P53" svg:x1="2.11cm" svg:y1="0cm" svg:x2="2.11cm" svg:y2="1.033cm"><text:p/></draw:line><draw:line draw:style-name="gr27" draw:text-style-name="P53" svg:x1="2.212cm" svg:y1="0cm" svg:x2="2.212cm" svg:y2="1.033cm"><text:p/></draw:line><draw:line draw:style-name="gr28" draw:text-style-name="P53" svg:x1="2.311cm" svg:y1="0cm" svg:x2="2.311cm" svg:y2="1.033cm"><text:p/></draw:line><draw:line draw:style-name="gr29" draw:text-style-name="P53" svg:x1="2.411cm" svg:y1="0cm" svg:x2="2.411cm" svg:y2="1.033cm"><text:p/></draw:line><draw:line draw:style-name="gr30" draw:text-style-name="P53" svg:x1="2.609cm" svg:y1="0cm" svg:x2="2.609cm" svg:y2="1.033cm"><text:p/></draw:line><draw:line draw:style-name="gr31" draw:text-style-name="P53" svg:x1="2.711cm" svg:y1="0cm" svg:x2="2.711cm" svg:y2="1.033cm"><text:p/></draw:line><draw:line draw:style-name="gr32" draw:text-style-name="P53" svg:x1="2.811cm" svg:y1="0cm" svg:x2="2.811cm" svg:y2="1.033cm"><text:p/></draw:line><draw:line draw:style-name="gr33" draw:text-style-name="P53" svg:x1="2.909cm" svg:y1="0cm" svg:x2="2.909cm" svg:y2="1.033cm"><text:p/></draw:line><draw:line draw:style-name="gr34" draw:text-style-name="P53" svg:x1="3.11cm" svg:y1="0cm" svg:x2="3.11cm" svg:y2="1.033cm"><text:p/></draw:line><draw:line draw:style-name="gr35" draw:text-style-name="P53" svg:x1="3.208cm" svg:y1="0cm" svg:x2="3.208cm" svg:y2="1.033cm"><text:p/></draw:line><draw:line draw:style-name="gr36" draw:text-style-name="P53" svg:x1="3.31cm" svg:y1="0cm" svg:x2="3.31cm" svg:y2="1.033cm"><text:p/></draw:line><draw:line draw:style-name="gr37" draw:text-style-name="P53" svg:x1="3.408cm" svg:y1="0cm" svg:x2="3.408cm" svg:y2="1.033cm"><text:p/></draw:line><draw:line draw:style-name="gr38" draw:text-style-name="P53" svg:x1="3.61cm" svg:y1="0cm" svg:x2="3.61cm" svg:y2="1.033cm"><text:p/></draw:line><draw:line draw:style-name="gr39" draw:text-style-name="P53" svg:x1="3.708cm" svg:y1="0cm" svg:x2="3.708cm" svg:y2="1.033cm"><text:p/></draw:line><draw:line draw:style-name="gr40" draw:text-style-name="P53" svg:x1="3.811cm" svg:y1="0cm" svg:x2="3.811cm" svg:y2="1.033cm"><text:p/></draw:line><draw:line draw:style-name="gr41" draw:text-style-name="P53" svg:x1="3.909cm" svg:y1="0cm" svg:x2="3.909cm" svg:y2="1.033cm"><text:p/></draw:line><draw:line draw:style-name="gr42" draw:text-style-name="P53" svg:x1="4.11cm" svg:y1="0cm" svg:x2="4.11cm" svg:y2="1.033cm"><text:p/></draw:line><draw:line draw:style-name="gr43" draw:text-style-name="P53" svg:x1="4.209cm" svg:y1="0cm" svg:x2="4.209cm" svg:y2="1.033cm"><text:p/></draw:line><draw:line draw:style-name="gr44" draw:text-style-name="P53" svg:x1="4.309cm" svg:y1="0cm" svg:x2="4.309cm" svg:y2="1.033cm"><text:p/></draw:line><draw:line draw:style-name="gr45" draw:text-style-name="P53" svg:x1="4.409cm" svg:y1="0cm" svg:x2="4.409cm" svg:y2="1.033cm"><text:p/></draw:line><draw:line draw:style-name="gr46" draw:text-style-name="P53" svg:x1="4.61cm" svg:y1="0cm" svg:x2="4.61cm" svg:y2="1.033cm"><text:p/></draw:line><draw:line draw:style-name="gr47" draw:text-style-name="P53" svg:x1="4.708cm" svg:y1="0cm" svg:x2="4.708cm" svg:y2="1.033cm"><text:p/></draw:line><draw:line draw:style-name="gr48" draw:text-style-name="P53" svg:x1="4.806cm" svg:y1="0cm" svg:x2="4.806cm" svg:y2="1.033cm"><text:p/></draw:line><draw:line draw:style-name="gr49" draw:text-style-name="P53" svg:x1="4.909cm" svg:y1="0cm" svg:x2="4.909cm" svg:y2="1.033cm"><text:p/></draw:line><draw:line draw:style-name="gr50" draw:text-style-name="P53" svg:x1="5.108cm" svg:y1="0cm" svg:x2="5.108cm" svg:y2="1.033cm"><text:p/></draw:line><draw:line draw:style-name="gr51" draw:text-style-name="P53" svg:x1="5.208cm" svg:y1="0cm" svg:x2="5.208cm" svg:y2="1.033cm"><text:p/></draw:line><draw:line draw:style-name="gr52" draw:text-style-name="P53" svg:x1="5.306cm" svg:y1="0cm" svg:x2="5.306cm" svg:y2="1.033cm"><text:p/></draw:line><draw:line draw:style-name="gr53" draw:text-style-name="P53" svg:x1="5.408cm" svg:y1="0cm" svg:x2="5.408cm" svg:y2="1.033cm"><text:p/></draw:line><draw:line draw:style-name="gr54" draw:text-style-name="P53" svg:x1="5.606cm" svg:y1="0cm" svg:x2="5.606cm" svg:y2="1.033cm"><text:p/></draw:line><draw:line draw:style-name="gr55" draw:text-style-name="P53" svg:x1="5.709cm" svg:y1="0cm" svg:x2="5.709cm" svg:y2="1.033cm"><text:p/></draw:line><draw:line draw:style-name="gr56" draw:text-style-name="P53" svg:x1="5.807cm" svg:y1="0cm" svg:x2="5.807cm" svg:y2="1.033cm"><text:p/></draw:line><draw:line draw:style-name="gr57" draw:text-style-name="P53" svg:x1="5.905cm" svg:y1="0cm" svg:x2="5.905cm" svg:y2="1.033cm"><text:p/></draw:line><draw:line draw:style-name="gr58" draw:text-style-name="P53" svg:x1="6.105cm" svg:y1="0cm" svg:x2="6.105cm" svg:y2="1.033cm"><text:p/></draw:line><draw:line draw:style-name="gr59" draw:text-style-name="P53" svg:x1="6.207cm" svg:y1="0cm" svg:x2="6.207cm" svg:y2="1.033cm"><text:p/></draw:line><draw:line draw:style-name="gr60" draw:text-style-name="P53" svg:x1="6.307cm" svg:y1="0cm" svg:x2="6.307cm" svg:y2="1.033cm"><text:p/></draw:line><draw:line draw:style-name="gr61" draw:text-style-name="P53" svg:x1="6.405cm" svg:y1="0cm" svg:x2="6.405cm" svg:y2="1.033cm"><text:p/></draw:line><draw:line draw:style-name="gr62" draw:text-style-name="P53" svg:x1="6.606cm" svg:y1="0cm" svg:x2="6.606cm" svg:y2="1.033cm"><text:p/></draw:line><draw:line draw:style-name="gr63" draw:text-style-name="P53" svg:x1="6.704cm" svg:y1="0cm" svg:x2="6.704cm" svg:y2="1.033cm"><text:p/></draw:line><draw:line draw:style-name="gr64" draw:text-style-name="P53" svg:x1="6.807cm" svg:y1="0cm" svg:x2="6.807cm" svg:y2="1.033cm"><text:p/></draw:line><draw:line draw:style-name="gr65" draw:text-style-name="P53" svg:x1="6.906cm" svg:y1="0cm" svg:x2="6.906cm" svg:y2="1.033cm"><text:p/></draw:line><draw:line draw:style-name="gr66" draw:text-style-name="P53" svg:x1="7.106cm" svg:y1="0cm" svg:x2="7.106cm" svg:y2="1.033cm"><text:p/></draw:line><draw:line draw:style-name="gr67" draw:text-style-name="P53" svg:x1="7.204cm" svg:y1="0cm" svg:x2="7.204cm" svg:y2="1.033cm"><text:p/></draw:line><draw:line draw:style-name="gr68" draw:text-style-name="P53" svg:x1="7.307cm" svg:y1="0cm" svg:x2="7.307cm" svg:y2="1.033cm"><text:p/></draw:line><draw:line draw:style-name="gr69" draw:text-style-name="P53" svg:x1="7.405cm" svg:y1="0cm" svg:x2="7.405cm" svg:y2="1.033cm"><text:p/></draw:line><draw:line draw:style-name="gr70" draw:text-style-name="P53" svg:x1="7.606cm" svg:y1="0cm" svg:x2="7.606cm" svg:y2="1.033cm"><text:p/></draw:line><draw:line draw:style-name="gr71" draw:text-style-name="P53" svg:x1="7.705cm" svg:y1="0cm" svg:x2="7.705cm" svg:y2="1.033cm"><text:p/></draw:line><draw:line draw:style-name="gr72" draw:text-style-name="P53" svg:x1="7.805cm" svg:y1="0cm" svg:x2="7.805cm" svg:y2="1.033cm"><text:p/></draw:line><draw:line draw:style-name="gr73" draw:text-style-name="P53" svg:x1="7.905cm" svg:y1="0cm" svg:x2="7.905cm" svg:y2="1.033cm"><text:p/></draw:line><draw:line draw:style-name="gr74" draw:text-style-name="P53" svg:x1="8.106cm" svg:y1="0cm" svg:x2="8.106cm" svg:y2="1.033cm"><text:p/></draw:line><draw:line draw:style-name="gr75" draw:text-style-name="P53" svg:x1="8.205cm" svg:y1="0cm" svg:x2="8.205cm" svg:y2="1.033cm"><text:p/></draw:line><draw:line draw:style-name="gr76" draw:text-style-name="P53" svg:x1="8.303cm" svg:y1="0cm" svg:x2="8.303cm" svg:y2="1.033cm"><text:p/></draw:line><draw:line draw:style-name="gr77" draw:text-style-name="P53" svg:x1="8.405cm" svg:y1="0cm" svg:x2="8.405cm" svg:y2="1.033cm"><text:p/></draw:line><draw:line draw:style-name="gr78" draw:text-style-name="P53" svg:x1="8.604cm" svg:y1="0cm" svg:x2="8.604cm" svg:y2="1.033cm"><text:p/></draw:line><draw:line draw:style-name="gr79" draw:text-style-name="P53" svg:x1="8.704cm" svg:y1="0cm" svg:x2="8.704cm" svg:y2="1.033cm"><text:p/></draw:line><draw:line draw:style-name="gr80" draw:text-style-name="P53" svg:x1="8.802cm" svg:y1="0cm" svg:x2="8.802cm" svg:y2="1.033cm"><text:p/></draw:line><draw:line draw:style-name="gr81" draw:text-style-name="P53" svg:x1="8.904cm" svg:y1="0cm" svg:x2="8.904cm" svg:y2="1.033cm"><text:p/></draw:line><draw:line draw:style-name="gr82" draw:text-style-name="P53" svg:x1="0.014cm" svg:y1="0.101cm" svg:x2="9.003cm" svg:y2="0.101cm"><text:p/></draw:line><draw:line draw:style-name="gr83" draw:text-style-name="P53" svg:x1="0.014cm" svg:y1="0.205cm" svg:x2="9.003cm" svg:y2="0.205cm"><text:p/></draw:line><draw:line draw:style-name="gr84" draw:text-style-name="P53" svg:x1="0.014cm" svg:y1="0.309cm" svg:x2="9.003cm" svg:y2="0.309cm"><text:p/></draw:line><draw:line draw:style-name="gr85" draw:text-style-name="P53" svg:x1="0.014cm" svg:y1="0.415cm" svg:x2="9.003cm" svg:y2="0.415cm"><text:p/></draw:line><draw:line draw:style-name="gr86" draw:text-style-name="P53" svg:x1="0.014cm" svg:y1="0.623cm" svg:x2="9.003cm" svg:y2="0.623cm"><text:p/></draw:line><draw:line draw:style-name="gr87" draw:text-style-name="P53" svg:x1="0.014cm" svg:y1="0.72cm" svg:x2="9.003cm" svg:y2="0.72cm"><text:p/></draw:line><draw:line draw:style-name="gr88" draw:text-style-name="P53" svg:x1="0.014cm" svg:y1="0.826cm" svg:x2="9.003cm" svg:y2="0.826cm"><text:p/></draw:line><draw:line draw:style-name="gr89" draw:text-style-name="P53" svg:x1="0.014cm" svg:y1="0.93cm" svg:x2="9.003cm" svg:y2="0.93cm"><text:p/></draw:line><draw:line draw:style-name="gr90" draw:text-style-name="P53" svg:x1="0.511cm" svg:y1="0cm" svg:x2="0.511cm" svg:y2="1.033cm"><text:p/></draw:line><draw:line draw:style-name="gr91" draw:text-style-name="P53" svg:x1="1.512cm" svg:y1="0cm" svg:x2="1.512cm" svg:y2="1.033cm"><text:p/></draw:line><draw:line draw:style-name="gr92" draw:text-style-name="P53" svg:x1="2.511cm" svg:y1="0cm" svg:x2="2.511cm" svg:y2="1.033cm"><text:p/></draw:line><draw:line draw:style-name="gr93" draw:text-style-name="P53" svg:x1="3.51cm" svg:y1="0cm" svg:x2="3.51cm" svg:y2="1.033cm"><text:p/></draw:line><draw:line draw:style-name="gr94" draw:text-style-name="P53" svg:x1="4.507cm" svg:y1="0cm" svg:x2="4.507cm" svg:y2="1.033cm"><text:p/></draw:line><draw:line draw:style-name="gr95" draw:text-style-name="P53" svg:x1="5.508cm" svg:y1="0cm" svg:x2="5.508cm" svg:y2="1.033cm"><text:p/></draw:line><draw:line draw:style-name="gr96" draw:text-style-name="P53" svg:x1="6.508cm" svg:y1="0cm" svg:x2="6.508cm" svg:y2="1.033cm"><text:p/></draw:line><draw:line draw:style-name="gr97" draw:text-style-name="P53" svg:x1="7.503cm" svg:y1="0cm" svg:x2="7.503cm" svg:y2="1.033cm"><text:p/></draw:line><draw:line draw:style-name="gr98" draw:text-style-name="P53" svg:x1="8.504cm" svg:y1="0cm" svg:x2="8.504cm" svg:y2="1.033cm"><text:p/></draw:line><draw:line draw:style-name="gr99" draw:text-style-name="P53" svg:x1="0.014cm" svg:y1="0.519cm" svg:x2="9.003cm" svg:y2="0.519cm"><text:p/></draw:line><draw:line draw:style-name="gr100" draw:text-style-name="P53" svg:x1="0.014cm" svg:y1="0cm" svg:x2="0.014cm" svg:y2="1.033cm"><text:p/></draw:line><draw:line draw:style-name="gr101" draw:text-style-name="P53" svg:x1="1.011cm" svg:y1="0cm" svg:x2="1.011cm" svg:y2="1.033cm"><text:p/></draw:line><draw:line draw:style-name="gr102" draw:text-style-name="P53" svg:x1="2.011cm" svg:y1="0cm" svg:x2="2.011cm" svg:y2="1.033cm"><text:p/></draw:line><draw:line draw:style-name="gr103" draw:text-style-name="P53" svg:x1="3.012cm" svg:y1="0cm" svg:x2="3.012cm" svg:y2="1.033cm"><text:p/></draw:line><draw:line draw:style-name="gr104" draw:text-style-name="P53" svg:x1="4.007cm" svg:y1="0cm" svg:x2="4.007cm" svg:y2="1.033cm"><text:p/></draw:line><draw:line draw:style-name="gr105" draw:text-style-name="P53" svg:x1="5.008cm" svg:y1="0cm" svg:x2="5.008cm" svg:y2="1.033cm"><text:p/></draw:line><draw:line draw:style-name="gr106" draw:text-style-name="P53" svg:x1="6.007cm" svg:y1="0cm" svg:x2="6.007cm" svg:y2="1.033cm"><text:p/></draw:line><draw:line draw:style-name="gr107" draw:text-style-name="P53" svg:x1="7.006cm" svg:y1="0cm" svg:x2="7.006cm" svg:y2="1.033cm"><text:p/></draw:line><draw:line draw:style-name="gr108" draw:text-style-name="P53" svg:x1="8.003cm" svg:y1="0cm" svg:x2="8.003cm" svg:y2="1.033cm"><text:p/></draw:line><draw:line draw:style-name="gr109" draw:text-style-name="P53" svg:x1="0.014cm" svg:y1="0cm" svg:x2="9.003cm" svg:y2="0cm"><text:p/></draw:line><draw:line draw:style-name="gr110" draw:text-style-name="P53" svg:x1="9.004cm" svg:y1="0cm" svg:x2="9.004cm" svg:y2="1.033cm"><text:p/></draw:line><draw:line draw:style-name="gr111" draw:text-style-name="P53" svg:x1="0.014cm" svg:y1="1.034cm" svg:x2="9.003cm" svg:y2="1.034cm"><text:p/></draw:line></draw:g><draw:line draw:name="Forme 24" draw:style-name="gr112" draw:text-style-name="P54" svg:x1="0.001cm" svg:y1="0.517cm" svg:x2="8.991cm" svg:y2="0.517cm"><text:p/></draw:line><draw:line draw:name="Forme 25" draw:style-name="gr113" draw:text-style-name="P54" svg:x1="0.494cm" svg:y1="0.355cm" svg:x2="0.494cm" svg:y2="0.655cm"><text:p/></draw:line><draw:line draw:name="Forme 26" draw:style-name="gr114" draw:text-style-name="P54" svg:x1="1.494cm" svg:y1="0.355cm" svg:x2="1.494cm" svg:y2="0.655cm"><text:p/></draw:line><draw:line draw:name="Forme 27" draw:style-name="gr115" draw:text-style-name="P54" svg:x1="2.494cm" svg:y1="0.355cm" svg:x2="2.494cm" svg:y2="0.655cm"><text:p/></draw:line><draw:line draw:name="Forme 28" draw:style-name="gr116" draw:text-style-name="P54" svg:x1="4.496cm" svg:y1="0.355cm" svg:x2="4.496cm" svg:y2="0.655cm"><text:p/></draw:line><draw:line draw:name="Forme 29" draw:style-name="gr117" draw:text-style-name="P54" svg:x1="5.494cm" svg:y1="0.355cm" svg:x2="5.494cm" svg:y2="0.655cm"><text:p/></draw:line><draw:line draw:name="Forme 30" draw:style-name="gr118" draw:text-style-name="P54" svg:x1="6.494cm" svg:y1="0.355cm" svg:x2="6.494cm" svg:y2="0.655cm"><text:p/></draw:line><draw:line draw:name="Forme 31" draw:style-name="gr119" draw:text-style-name="P54" svg:x1="7.494cm" svg:y1="0.355cm" svg:x2="7.494cm" svg:y2="0.655cm"><text:p/></draw:line><draw:frame draw:name="Forme 32" draw:style-name="gr120" draw:text-style-name="P56" svg:width="0.701cm" svg:height="0.675cm" svg:x="0.136cm" svg:y="0.536cm"><draw:text-box><text:p text:style-name="P55"><text:span text:style-name="T12">0</text:span></text:p></draw:text-box></draw:frame><draw:frame draw:name="Forme 33" draw:style-name="gr121" draw:text-style-name="P58" svg:width="0.701cm" svg:height="0.675cm" svg:x="8.133cm" svg:y="0.526cm"><draw:text-box><text:p text:style-name="P57"><text:span text:style-name="T12">1</text:span></text:p></draw:text-box></draw:frame><draw:line draw:name="Forme 34" draw:style-name="gr122" draw:text-style-name="P54" svg:x1="8.494cm" svg:y1="0.355cm" svg:x2="8.494cm" svg:y2="0.655cm"><text:p/></draw:line><draw:line draw:name="Forme 35" draw:style-name="gr123" draw:text-style-name="P54" svg:x1="3.496cm" svg:y1="0.355cm" svg:x2="3.496cm" svg:y2="0.655cm"><text:p/></draw:line><draw:frame draw:name="Forme 36" draw:style-name="gr124" draw:text-style-name="P59" svg:width="0.9cm" svg:height="0.821cm" svg:x="0.106cm" svg:y="0.139cm"><draw:text-box><text:p text:style-name="P55"><text:span text:style-name="T13">×</text:span></text:p></draw:text-box></draw:frame><draw:frame draw:name="Forme 37" draw:style-name="gr125" draw:text-style-name="P59" svg:width="0.9cm" svg:height="0.823cm" svg:x="5.101cm" svg:y="0.118cm"><draw:text-box><text:p text:style-name="P55"><text:span text:style-name="T13">×</text:span></text:p></draw:text-box></draw:frame><draw:frame draw:name="Forme 38" draw:style-name="gr126" draw:text-style-name="P59" svg:width="0.902cm" svg:height="0.821cm" svg:x="3.101cm" svg:y="0.129cm"><draw:text-box><text:p text:style-name="P55"><text:span text:style-name="T13">×</text:span></text:p></draw:text-box></draw:frame><draw:frame draw:name="Forme 39" draw:style-name="gr127" draw:text-style-name="P59" svg:width="0.9cm" svg:height="0.821cm" svg:x="6.115cm" svg:y="0.127cm"><draw:text-box><text:p text:style-name="P55"><text:span text:style-name="T13">×</text:span></text:p></draw:text-box></draw:frame><draw:frame draw:name="Forme 40" draw:style-name="gr128" draw:text-style-name="P60" svg:width="0.496cm" svg:height="0.876cm" svg:x="6.248cm" svg:y="0.679cm"><draw:image xlink:href="Pictures/2000001F000001EF0000036A3C884AB5.svm" xlink:type="simple" xlink:show="embed" xlink:actuate="onLoad" draw:mime-type="image/x-svm"><text:p/></draw:image><draw:image xlink:href="Pictures/100000010000001D00000033FF4A3CD6.png" xlink:type="simple" xlink:show="embed" xlink:actuate="onLoad" draw:mime-type="image/png"/></draw:frame><draw:frame draw:name="Forme 41" draw:style-name="gr129" draw:text-style-name="P60" svg:width="0.495cm" svg:height="0.876cm" svg:x="4.249cm" svg:y="0.679cm"><draw:image xlink:href="Pictures/2000001F000001EE0000036A4D22BA0F.svm" xlink:type="simple" xlink:show="embed" xlink:actuate="onLoad" draw:mime-type="image/x-svm"><text:p/></draw:image><draw:image xlink:href="Pictures/100000010000001D0000003335F45EFE.png" xlink:type="simple" xlink:show="embed" xlink:actuate="onLoad" draw:mime-type="image/png"/></draw:frame><draw:frame draw:name="Forme 42" draw:style-name="gr130" draw:text-style-name="P60" svg:width="0.493cm" svg:height="0.874cm" svg:x="3.251cm" svg:y="0.681cm"><draw:image xlink:href="Pictures/2000001F000001EE0000036A09667365.svm" xlink:type="simple" xlink:show="embed" xlink:actuate="onLoad" draw:mime-type="image/x-svm"><text:p/></draw:image><draw:image xlink:href="Pictures/100000010000001D0000003387D36358.png" xlink:type="simple" xlink:show="embed" xlink:actuate="onLoad" draw:mime-type="image/png"/></draw:frame><draw:frame draw:name="Forme 43" draw:style-name="gr131" draw:text-style-name="P60" svg:width="0.493cm" svg:height="0.874cm" svg:x="5.251cm" svg:y="0.681cm"><draw:image xlink:href="Pictures/2000001F000001EE0000036A3DE56A45.svm" xlink:type="simple" xlink:show="embed" xlink:actuate="onLoad" draw:mime-type="image/x-svm"><text:p/></draw:image><draw:image xlink:href="Pictures/100000010000001D000000339FD66F16.png" xlink:type="simple" xlink:show="embed" xlink:actuate="onLoad" draw:mime-type="image/png"/></draw:frame><draw:frame draw:name="Forme 44" draw:style-name="gr132" draw:text-style-name="P59" svg:width="0.902cm" svg:height="0.821cm" svg:x="4.101cm" svg:y="0.129cm"><draw:text-box><text:p text:style-name="P55"><text:span text:style-name="T13">×</text:span></text:p></draw:text-box></draw:frame></draw:g></text:span></text:h>
      <text:list text:continue-numbering="true" text:style-name="_5f_Numérotation_20_des_20_exercices">
        <text:list-item>
          <text:list>
            <text:list-item>
              <text:h text:style-name="P37" text:outline-level="2"><text:span text:style-name="_5f_Caractères"><draw:frame draw:style-name="fr2" draw:name="Objet21" text:anchor-type="as-char" svg:width="0.517cm" svg:height="0.87cm" draw:z-index="4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"> ; </text:span><text:span text:style-name="_5f_Caractères"><draw:frame draw:style-name="fr2" draw:name="Objet27" text:anchor-type="as-char" svg:width="0.517cm" svg:height="0.87cm" draw:z-index="4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"> ; </text:span><text:span text:style-name="_5f_Caractères"><draw:frame draw:style-name="fr2" draw:name="Objet28" text:anchor-type="as-char" svg:width="0.293cm" svg:height="0.87cm" draw:z-index="4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_5f_Caractères"> ; </text:span><draw:frame draw:style-name="fr2" draw:name="Objet29" text:anchor-type="as-char" svg:width="0.293cm" svg:height="0.87cm" draw:z-index="44"><draw:object xlink:href="./Object 27" xlink:type="simple" xlink:show="embed" xlink:actuate="onLoad"/><draw:image xlink:href="./ObjectReplacements/Object 27" xlink:type="simple" xlink:show="embed" xlink:actuate="onLoad"/><svg:desc>formule</svg:desc></draw:frame></text:h>
            </text:list-item>
          </text:list>
        </text:list-item>
      </text:list>
      <text:h text:style-name="_5f_Paragraphe" text:outline-level="1"><draw:g text:anchor-type="paragraph" draw:z-index="35" draw:name="DrawObject2" draw:style-name="gr375"><draw:g draw:name="Forme 1" draw:style-name="gr376"><draw:g draw:name="Forme 13" draw:style-name="gr7"><draw:line draw:style-name="gr366" draw:text-style-name="P53" svg:x1="0.24cm" svg:y1="0.302cm" svg:x2="0.24cm" svg:y2="1.338cm"><text:p/></draw:line><draw:line draw:style-name="gr366" draw:text-style-name="P53" svg:x1="0.339cm" svg:y1="0.302cm" svg:x2="0.339cm" svg:y2="1.338cm"><text:p/></draw:line><draw:line draw:style-name="gr366" draw:text-style-name="P53" svg:x1="0.443cm" svg:y1="0.302cm" svg:x2="0.443cm" svg:y2="1.338cm"><text:p/></draw:line><draw:line draw:style-name="gr366" draw:text-style-name="P53" svg:x1="0.541cm" svg:y1="0.302cm" svg:x2="0.541cm" svg:y2="1.338cm"><text:p/></draw:line><draw:line draw:style-name="gr366" draw:text-style-name="P53" svg:x1="0.741cm" svg:y1="0.302cm" svg:x2="0.741cm" svg:y2="1.338cm"><text:p/></draw:line><draw:line draw:style-name="gr366" draw:text-style-name="P53" svg:x1="0.843cm" svg:y1="0.302cm" svg:x2="0.843cm" svg:y2="1.338cm"><text:p/></draw:line><draw:line draw:style-name="gr366" draw:text-style-name="P53" svg:x1="0.94cm" svg:y1="0.302cm" svg:x2="0.94cm" svg:y2="1.338cm"><text:p/></draw:line><draw:line draw:style-name="gr366" draw:text-style-name="P53" svg:x1="1.044cm" svg:y1="0.302cm" svg:x2="1.044cm" svg:y2="1.338cm"><text:p/></draw:line><draw:line draw:style-name="gr366" draw:text-style-name="P53" svg:x1="1.243cm" svg:y1="0.302cm" svg:x2="1.243cm" svg:y2="1.338cm"><text:p/></draw:line><draw:line draw:style-name="gr366" draw:text-style-name="P53" svg:x1="1.341cm" svg:y1="0.302cm" svg:x2="1.341cm" svg:y2="1.338cm"><text:p/></draw:line><draw:line draw:style-name="gr366" draw:text-style-name="P53" svg:x1="1.441cm" svg:y1="0.302cm" svg:x2="1.441cm" svg:y2="1.338cm"><text:p/></draw:line><draw:line draw:style-name="gr366" draw:text-style-name="P53" svg:x1="1.545cm" svg:y1="0.302cm" svg:x2="1.545cm" svg:y2="1.338cm"><text:p/></draw:line><draw:line draw:style-name="gr366" draw:text-style-name="P53" svg:x1="1.74cm" svg:y1="0.302cm" svg:x2="1.74cm" svg:y2="1.338cm"><text:p/></draw:line><draw:line draw:style-name="gr366" draw:text-style-name="P53" svg:x1="1.845cm" svg:y1="0.302cm" svg:x2="1.845cm" svg:y2="1.338cm"><text:p/></draw:line><draw:line draw:style-name="gr366" draw:text-style-name="P53" svg:x1="1.942cm" svg:y1="0.302cm" svg:x2="1.942cm" svg:y2="1.338cm"><text:p/></draw:line><draw:line draw:style-name="gr366" draw:text-style-name="P53" svg:x1="2.046cm" svg:y1="0.302cm" svg:x2="2.046cm" svg:y2="1.338cm"><text:p/></draw:line><draw:line draw:style-name="gr366" draw:text-style-name="P53" svg:x1="2.241cm" svg:y1="0.302cm" svg:x2="2.241cm" svg:y2="1.338cm"><text:p/></draw:line><draw:line draw:style-name="gr366" draw:text-style-name="P53" svg:x1="2.344cm" svg:y1="0.302cm" svg:x2="2.344cm" svg:y2="1.338cm"><text:p/></draw:line><draw:line draw:style-name="gr366" draw:text-style-name="P53" svg:x1="2.443cm" svg:y1="0.302cm" svg:x2="2.443cm" svg:y2="1.338cm"><text:p/></draw:line><draw:line draw:style-name="gr366" draw:text-style-name="P53" svg:x1="2.541cm" svg:y1="0.302cm" svg:x2="2.541cm" svg:y2="1.338cm"><text:p/></draw:line><draw:line draw:style-name="gr366" draw:text-style-name="P53" svg:x1="2.741cm" svg:y1="0.302cm" svg:x2="2.741cm" svg:y2="1.338cm"><text:p/></draw:line><draw:line draw:style-name="gr366" draw:text-style-name="P53" svg:x1="2.841cm" svg:y1="0.302cm" svg:x2="2.841cm" svg:y2="1.338cm"><text:p/></draw:line><draw:line draw:style-name="gr366" draw:text-style-name="P53" svg:x1="2.944cm" svg:y1="0.302cm" svg:x2="2.944cm" svg:y2="1.338cm"><text:p/></draw:line><draw:line draw:style-name="gr366" draw:text-style-name="P53" svg:x1="3.042cm" svg:y1="0.302cm" svg:x2="3.042cm" svg:y2="1.338cm"><text:p/></draw:line><draw:line draw:style-name="gr366" draw:text-style-name="P53" svg:x1="3.243cm" svg:y1="0.302cm" svg:x2="3.243cm" svg:y2="1.338cm"><text:p/></draw:line><draw:line draw:style-name="gr366" draw:text-style-name="P53" svg:x1="3.341cm" svg:y1="0.302cm" svg:x2="3.341cm" svg:y2="1.338cm"><text:p/></draw:line><draw:line draw:style-name="gr366" draw:text-style-name="P53" svg:x1="3.444cm" svg:y1="0.302cm" svg:x2="3.444cm" svg:y2="1.338cm"><text:p/></draw:line><draw:line draw:style-name="gr366" draw:text-style-name="P53" svg:x1="3.542cm" svg:y1="0.302cm" svg:x2="3.542cm" svg:y2="1.338cm"><text:p/></draw:line><draw:line draw:style-name="gr366" draw:text-style-name="P53" svg:x1="3.744cm" svg:y1="0.302cm" svg:x2="3.744cm" svg:y2="1.338cm"><text:p/></draw:line><draw:line draw:style-name="gr366" draw:text-style-name="P53" svg:x1="3.843cm" svg:y1="0.302cm" svg:x2="3.843cm" svg:y2="1.338cm"><text:p/></draw:line><draw:line draw:style-name="gr366" draw:text-style-name="P53" svg:x1="3.946cm" svg:y1="0.302cm" svg:x2="3.946cm" svg:y2="1.338cm"><text:p/></draw:line><draw:line draw:style-name="gr366" draw:text-style-name="P53" svg:x1="4.044cm" svg:y1="0.302cm" svg:x2="4.044cm" svg:y2="1.338cm"><text:p/></draw:line><draw:line draw:style-name="gr366" draw:text-style-name="P53" svg:x1="4.245cm" svg:y1="0.302cm" svg:x2="4.245cm" svg:y2="1.338cm"><text:p/></draw:line><draw:line draw:style-name="gr366" draw:text-style-name="P53" svg:x1="4.346cm" svg:y1="0.302cm" svg:x2="4.346cm" svg:y2="1.338cm"><text:p/></draw:line><draw:line draw:style-name="gr366" draw:text-style-name="P53" svg:x1="4.443cm" svg:y1="0.302cm" svg:x2="4.443cm" svg:y2="1.338cm"><text:p/></draw:line><draw:line draw:style-name="gr366" draw:text-style-name="P53" svg:x1="4.545cm" svg:y1="0.302cm" svg:x2="4.545cm" svg:y2="1.338cm"><text:p/></draw:line><draw:line draw:style-name="gr366" draw:text-style-name="P53" svg:x1="4.746cm" svg:y1="0.302cm" svg:x2="4.746cm" svg:y2="1.338cm"><text:p/></draw:line><draw:line draw:style-name="gr366" draw:text-style-name="P53" svg:x1="4.847cm" svg:y1="0.302cm" svg:x2="4.847cm" svg:y2="1.338cm"><text:p/></draw:line><draw:line draw:style-name="gr366" draw:text-style-name="P53" svg:x1="4.944cm" svg:y1="0.302cm" svg:x2="4.944cm" svg:y2="1.338cm"><text:p/></draw:line><draw:line draw:style-name="gr366" draw:text-style-name="P53" svg:x1="5.048cm" svg:y1="0.302cm" svg:x2="5.048cm" svg:y2="1.338cm"><text:p/></draw:line><draw:line draw:style-name="gr366" draw:text-style-name="P53" svg:x1="5.244cm" svg:y1="0.302cm" svg:x2="5.244cm" svg:y2="1.338cm"><text:p/></draw:line><draw:line draw:style-name="gr366" draw:text-style-name="P53" svg:x1="5.348cm" svg:y1="0.302cm" svg:x2="5.348cm" svg:y2="1.338cm"><text:p/></draw:line><draw:line draw:style-name="gr366" draw:text-style-name="P53" svg:x1="5.445cm" svg:y1="0.302cm" svg:x2="5.445cm" svg:y2="1.338cm"><text:p/></draw:line><draw:line draw:style-name="gr366" draw:text-style-name="P53" svg:x1="5.544cm" svg:y1="0.302cm" svg:x2="5.544cm" svg:y2="1.338cm"><text:p/></draw:line><draw:line draw:style-name="gr366" draw:text-style-name="P53" svg:x1="5.744cm" svg:y1="0.302cm" svg:x2="5.744cm" svg:y2="1.338cm"><text:p/></draw:line><draw:line draw:style-name="gr366" draw:text-style-name="P53" svg:x1="5.849cm" svg:y1="0.302cm" svg:x2="5.849cm" svg:y2="1.338cm"><text:p/></draw:line><draw:line draw:style-name="gr366" draw:text-style-name="P53" svg:x1="5.946cm" svg:y1="0.302cm" svg:x2="5.946cm" svg:y2="1.338cm"><text:p/></draw:line><draw:line draw:style-name="gr366" draw:text-style-name="P53" svg:x1="6.044cm" svg:y1="0.302cm" svg:x2="6.044cm" svg:y2="1.338cm"><text:p/></draw:line><draw:line draw:style-name="gr366" draw:text-style-name="P53" svg:x1="6.244cm" svg:y1="0.302cm" svg:x2="6.244cm" svg:y2="1.338cm"><text:p/></draw:line><draw:line draw:style-name="gr366" draw:text-style-name="P53" svg:x1="6.345cm" svg:y1="0.302cm" svg:x2="6.345cm" svg:y2="1.338cm"><text:p/></draw:line><draw:line draw:style-name="gr366" draw:text-style-name="P53" svg:x1="6.447cm" svg:y1="0.302cm" svg:x2="6.447cm" svg:y2="1.338cm"><text:p/></draw:line><draw:line draw:style-name="gr366" draw:text-style-name="P53" svg:x1="6.545cm" svg:y1="0.302cm" svg:x2="6.545cm" svg:y2="1.338cm"><text:p/></draw:line><draw:line draw:style-name="gr366" draw:text-style-name="P53" svg:x1="6.746cm" svg:y1="0.302cm" svg:x2="6.746cm" svg:y2="1.338cm"><text:p/></draw:line><draw:line draw:style-name="gr366" draw:text-style-name="P53" svg:x1="6.845cm" svg:y1="0.302cm" svg:x2="6.845cm" svg:y2="1.338cm"><text:p/></draw:line><draw:line draw:style-name="gr366" draw:text-style-name="P53" svg:x1="6.948cm" svg:y1="0.302cm" svg:x2="6.948cm" svg:y2="1.338cm"><text:p/></draw:line><draw:line draw:style-name="gr366" draw:text-style-name="P53" svg:x1="7.047cm" svg:y1="0.302cm" svg:x2="7.047cm" svg:y2="1.338cm"><text:p/></draw:line><draw:line draw:style-name="gr366" draw:text-style-name="P53" svg:x1="7.247cm" svg:y1="0.302cm" svg:x2="7.247cm" svg:y2="1.338cm"><text:p/></draw:line><draw:line draw:style-name="gr366" draw:text-style-name="P53" svg:x1="7.346cm" svg:y1="0.302cm" svg:x2="7.346cm" svg:y2="1.338cm"><text:p/></draw:line><draw:line draw:style-name="gr366" draw:text-style-name="P53" svg:x1="7.449cm" svg:y1="0.302cm" svg:x2="7.449cm" svg:y2="1.338cm"><text:p/></draw:line><draw:line draw:style-name="gr366" draw:text-style-name="P53" svg:x1="7.547cm" svg:y1="0.302cm" svg:x2="7.547cm" svg:y2="1.338cm"><text:p/></draw:line><draw:line draw:style-name="gr366" draw:text-style-name="P53" svg:x1="7.748cm" svg:y1="0.302cm" svg:x2="7.748cm" svg:y2="1.338cm"><text:p/></draw:line><draw:line draw:style-name="gr366" draw:text-style-name="P53" svg:x1="7.848cm" svg:y1="0.302cm" svg:x2="7.848cm" svg:y2="1.338cm"><text:p/></draw:line><draw:line draw:style-name="gr366" draw:text-style-name="P53" svg:x1="7.948cm" svg:y1="0.302cm" svg:x2="7.948cm" svg:y2="1.338cm"><text:p/></draw:line><draw:line draw:style-name="gr366" draw:text-style-name="P53" svg:x1="8.048cm" svg:y1="0.302cm" svg:x2="8.048cm" svg:y2="1.338cm"><text:p/></draw:line><draw:line draw:style-name="gr366" draw:text-style-name="P53" svg:x1="8.249cm" svg:y1="0.302cm" svg:x2="8.249cm" svg:y2="1.338cm"><text:p/></draw:line><draw:line draw:style-name="gr366" draw:text-style-name="P53" svg:x1="8.35cm" svg:y1="0.302cm" svg:x2="8.35cm" svg:y2="1.338cm"><text:p/></draw:line><draw:line draw:style-name="gr366" draw:text-style-name="P53" svg:x1="8.449cm" svg:y1="0.302cm" svg:x2="8.449cm" svg:y2="1.338cm"><text:p/></draw:line><draw:line draw:style-name="gr366" draw:text-style-name="P53" svg:x1="8.549cm" svg:y1="0.302cm" svg:x2="8.549cm" svg:y2="1.338cm"><text:p/></draw:line><draw:line draw:style-name="gr366" draw:text-style-name="P53" svg:x1="8.747cm" svg:y1="0.302cm" svg:x2="8.747cm" svg:y2="1.338cm"><text:p/></draw:line><draw:line draw:style-name="gr366" draw:text-style-name="P53" svg:x1="8.851cm" svg:y1="0.302cm" svg:x2="8.851cm" svg:y2="1.338cm"><text:p/></draw:line><draw:line draw:style-name="gr366" draw:text-style-name="P53" svg:x1="8.948cm" svg:y1="0.302cm" svg:x2="8.948cm" svg:y2="1.338cm"><text:p/></draw:line><draw:line draw:style-name="gr366" draw:text-style-name="P53" svg:x1="9.047cm" svg:y1="0.302cm" svg:x2="9.047cm" svg:y2="1.338cm"><text:p/></draw:line><draw:line draw:style-name="gr366" draw:text-style-name="P53" svg:x1="0.141cm" svg:y1="0.406cm" svg:x2="9.148cm" svg:y2="0.406cm"><text:p/></draw:line><draw:line draw:style-name="gr366" draw:text-style-name="P53" svg:x1="0.141cm" svg:y1="0.51cm" svg:x2="9.148cm" svg:y2="0.51cm"><text:p/></draw:line><draw:line draw:style-name="gr366" draw:text-style-name="P53" svg:x1="0.141cm" svg:y1="0.614cm" svg:x2="9.148cm" svg:y2="0.614cm"><text:p/></draw:line><draw:line draw:style-name="gr366" draw:text-style-name="P53" svg:x1="0.141cm" svg:y1="0.72cm" svg:x2="9.148cm" svg:y2="0.72cm"><text:p/></draw:line><draw:line draw:style-name="gr366" draw:text-style-name="P53" svg:x1="0.141cm" svg:y1="0.929cm" svg:x2="9.148cm" svg:y2="0.929cm"><text:p/></draw:line><draw:line draw:style-name="gr366" draw:text-style-name="P53" svg:x1="0.141cm" svg:y1="1.027cm" svg:x2="9.148cm" svg:y2="1.027cm"><text:p/></draw:line><draw:line draw:style-name="gr366" draw:text-style-name="P53" svg:x1="0.141cm" svg:y1="1.136cm" svg:x2="9.148cm" svg:y2="1.136cm"><text:p/></draw:line><draw:line draw:style-name="gr366" draw:text-style-name="P53" svg:x1="0.141cm" svg:y1="1.24cm" svg:x2="9.148cm" svg:y2="1.24cm"><text:p/></draw:line><draw:line draw:style-name="gr367" draw:text-style-name="P53" svg:x1="0.639cm" svg:y1="0.302cm" svg:x2="0.639cm" svg:y2="1.338cm"><text:p/></draw:line><draw:line draw:style-name="gr367" draw:text-style-name="P53" svg:x1="1.642cm" svg:y1="0.302cm" svg:x2="1.642cm" svg:y2="1.338cm"><text:p/></draw:line><draw:line draw:style-name="gr367" draw:text-style-name="P53" svg:x1="2.644cm" svg:y1="0.302cm" svg:x2="2.644cm" svg:y2="1.338cm"><text:p/></draw:line><draw:line draw:style-name="gr367" draw:text-style-name="P53" svg:x1="3.644cm" svg:y1="0.302cm" svg:x2="3.644cm" svg:y2="1.338cm"><text:p/></draw:line><draw:line draw:style-name="gr367" draw:text-style-name="P53" svg:x1="4.643cm" svg:y1="0.302cm" svg:x2="4.643cm" svg:y2="1.338cm"><text:p/></draw:line><draw:line draw:style-name="gr367" draw:text-style-name="P53" svg:x1="5.646cm" svg:y1="0.302cm" svg:x2="5.646cm" svg:y2="1.338cm"><text:p/></draw:line><draw:line draw:style-name="gr367" draw:text-style-name="P53" svg:x1="6.648cm" svg:y1="0.302cm" svg:x2="6.648cm" svg:y2="1.338cm"><text:p/></draw:line><draw:line draw:style-name="gr367" draw:text-style-name="P53" svg:x1="7.645cm" svg:y1="0.302cm" svg:x2="7.645cm" svg:y2="1.338cm"><text:p/></draw:line><draw:line draw:style-name="gr367" draw:text-style-name="P53" svg:x1="8.65cm" svg:y1="0.302cm" svg:x2="8.65cm" svg:y2="1.338cm"><text:p/></draw:line><draw:line draw:style-name="gr368" draw:text-style-name="P53" svg:x1="0.141cm" svg:y1="0.825cm" svg:x2="9.148cm" svg:y2="0.825cm"><text:p/></draw:line><draw:line draw:style-name="gr369" draw:text-style-name="P53" svg:x1="0.141cm" svg:y1="0.302cm" svg:x2="0.141cm" svg:y2="1.338cm"><text:p/></draw:line><draw:line draw:style-name="gr369" draw:text-style-name="P53" svg:x1="1.141cm" svg:y1="0.302cm" svg:x2="1.141cm" svg:y2="1.338cm"><text:p/></draw:line><draw:line draw:style-name="gr369" draw:text-style-name="P53" svg:x1="2.143cm" svg:y1="0.302cm" svg:x2="2.143cm" svg:y2="1.338cm"><text:p/></draw:line><draw:line draw:style-name="gr369" draw:text-style-name="P53" svg:x1="3.145cm" svg:y1="0.302cm" svg:x2="3.145cm" svg:y2="1.338cm"><text:p/></draw:line><draw:line draw:style-name="gr369" draw:text-style-name="P53" svg:x1="4.142cm" svg:y1="0.302cm" svg:x2="4.142cm" svg:y2="1.338cm"><text:p/></draw:line><draw:line draw:style-name="gr369" draw:text-style-name="P53" svg:x1="5.147cm" svg:y1="0.302cm" svg:x2="5.147cm" svg:y2="1.338cm"><text:p/></draw:line><draw:line draw:style-name="gr369" draw:text-style-name="P53" svg:x1="6.147cm" svg:y1="0.302cm" svg:x2="6.147cm" svg:y2="1.338cm"><text:p/></draw:line><draw:line draw:style-name="gr369" draw:text-style-name="P53" svg:x1="7.145cm" svg:y1="0.302cm" svg:x2="7.145cm" svg:y2="1.338cm"><text:p/></draw:line><draw:line draw:style-name="gr369" draw:text-style-name="P53" svg:x1="8.146cm" svg:y1="0.302cm" svg:x2="8.146cm" svg:y2="1.338cm"><text:p/></draw:line><draw:line draw:style-name="gr369" draw:text-style-name="P53" svg:x1="0.141cm" svg:y1="0.302cm" svg:x2="9.148cm" svg:y2="0.302cm"><text:p/></draw:line><draw:line draw:style-name="gr369" draw:text-style-name="P53" svg:x1="9.151cm" svg:y1="0.302cm" svg:x2="9.151cm" svg:y2="1.338cm"><text:p/></draw:line><draw:line draw:style-name="gr369" draw:text-style-name="P53" svg:x1="0.141cm" svg:y1="1.341cm" svg:x2="9.148cm" svg:y2="1.341cm"><text:p/></draw:line></draw:g><draw:line draw:style-name="gr371" draw:text-style-name="P54" svg:x1="0.128cm" svg:y1="0.822cm" svg:x2="9.136cm" svg:y2="0.822cm"><text:p/></draw:line><draw:line draw:style-name="gr372" draw:text-style-name="P54" svg:x1="0.622cm" svg:y1="0.66cm" svg:x2="0.622cm" svg:y2="0.961cm"><text:p/></draw:line><draw:line draw:style-name="gr372" draw:text-style-name="P54" svg:x1="1.635cm" svg:y1="0.66cm" svg:x2="1.635cm" svg:y2="0.961cm"><text:p/></draw:line><draw:line draw:style-name="gr372" draw:text-style-name="P54" svg:x1="5.643cm" svg:y1="0.66cm" svg:x2="5.643cm" svg:y2="0.961cm"><text:p/></draw:line><draw:line draw:style-name="gr372" draw:text-style-name="P54" svg:x1="6.634cm" svg:y1="0.66cm" svg:x2="6.634cm" svg:y2="0.961cm"><text:p/></draw:line><draw:line draw:style-name="gr372" draw:text-style-name="P54" svg:x1="7.636cm" svg:y1="0.66cm" svg:x2="7.636cm" svg:y2="0.961cm"><text:p/></draw:line><draw:frame draw:style-name="gr377" draw:text-style-name="P56" svg:width="0.703cm" svg:height="0.666cm" svg:x="0.263cm" svg:y="0.842cm"><draw:text-box><text:p text:style-name="P55"><text:span text:style-name="T12">2</text:span></text:p></draw:text-box></draw:frame><draw:frame draw:style-name="gr378" draw:text-style-name="P58" svg:width="0.703cm" svg:height="0.668cm" svg:x="6.273cm" svg:y="0.829cm"><draw:text-box><text:p text:style-name="P57"><text:span text:style-name="T12">3</text:span></text:p></draw:text-box></draw:frame><draw:line draw:style-name="gr372" draw:text-style-name="P54" svg:x1="8.638cm" svg:y1="0.66cm" svg:x2="8.638cm" svg:y2="0.961cm"><text:p/></draw:line><draw:line draw:style-name="gr372" draw:text-style-name="P54" svg:x1="3.63cm" svg:y1="0.66cm" svg:x2="3.63cm" svg:y2="0.961cm"><text:p/></draw:line><draw:frame draw:style-name="gr379" draw:text-style-name="P59" svg:width="0.904cm" svg:height="0.825cm" svg:x="1.235cm" svg:y="0.422cm"><draw:text-box><text:p text:style-name="P55"><text:span text:style-name="T13">×</text:span></text:p></draw:text-box></draw:frame><draw:line draw:style-name="gr372" draw:text-style-name="P54" svg:x1="2.648cm" svg:y1="0.66cm" svg:x2="2.648cm" svg:y2="0.961cm"><text:p/></draw:line><draw:line draw:style-name="gr372" draw:text-style-name="P54" svg:x1="4.636cm" svg:y1="0.66cm" svg:x2="4.636cm" svg:y2="0.961cm"><text:p/></draw:line><draw:frame draw:style-name="gr379" draw:text-style-name="P59" svg:width="0.904cm" svg:height="0.825cm" svg:x="5.243cm" svg:y="0.422cm"><draw:text-box><text:p text:style-name="P55"><text:span text:style-name="T13">×</text:span></text:p></draw:text-box></draw:frame><draw:frame draw:style-name="gr379" draw:text-style-name="P59" svg:width="0.902cm" svg:height="0.825cm" svg:x="4.242cm" svg:y="0.422cm"><draw:text-box><text:p text:style-name="P55"><text:span text:style-name="T13">×</text:span></text:p></draw:text-box></draw:frame><draw:frame draw:style-name="gr379" draw:text-style-name="P59" svg:width="0.904cm" svg:height="0.825cm" svg:x="2.258cm" svg:y="0.422cm"><draw:text-box><text:p text:style-name="P55"><text:span text:style-name="T13">×</text:span></text:p></draw:text-box></draw:frame></draw:g><draw:frame draw:name="Forme 15" draw:style-name="gr380" draw:text-style-name="P74" svg:width="0.496cm" svg:height="0.877cm" svg:x="4.385cm" svg:y="0.985cm"><draw:image xlink:href="Pictures/2000001F000001EE0000036A6F9C7C2B.svm" xlink:type="simple" xlink:show="embed" xlink:actuate="onLoad" draw:mime-type="image/x-svm"><text:p/></draw:image><draw:image xlink:href="Pictures/100000010000001D000000332BCFDA76.png" xlink:type="simple" xlink:show="embed" xlink:actuate="onLoad" draw:mime-type="image/png"/></draw:frame><draw:frame draw:name="Forme 16" draw:style-name="gr380" draw:text-style-name="P74" svg:width="0.722cm" svg:height="0.876cm" svg:x="1.281cm" svg:y="0.986cm"><draw:image xlink:href="Pictures/2000001F000002CF0000036A3591E44B.svm" xlink:type="simple" xlink:show="embed" xlink:actuate="onLoad" draw:mime-type="image/x-svm"><text:p/></draw:image><draw:image xlink:href="Pictures/100000010000002A00000033EE5E4B8F.png" xlink:type="simple" xlink:show="embed" xlink:actuate="onLoad" draw:mime-type="image/png"/></draw:frame><draw:frame draw:name="Forme 17" draw:style-name="gr380" draw:text-style-name="P74" svg:width="0.72cm" svg:height="0.876cm" svg:x="5.29cm" svg:y="0.986cm"><draw:image xlink:href="Pictures/2000001F000002CF0000036AF5DA845A.svm" xlink:type="simple" xlink:show="embed" xlink:actuate="onLoad" draw:mime-type="image/x-svm"><text:p/></draw:image><draw:image xlink:href="Pictures/100000010000002A00000033794EC3C0.png" xlink:type="simple" xlink:show="embed" xlink:actuate="onLoad" draw:mime-type="image/png"/></draw:frame><draw:frame draw:name="Forme 19" draw:style-name="gr380" draw:text-style-name="P74" svg:width="0.498cm" svg:height="0.876cm" svg:x="2.392cm" svg:y="0.986cm"><draw:image xlink:href="Pictures/2000001F000001EE0000036A1CDBC2FB.svm" xlink:type="simple" xlink:show="embed" xlink:actuate="onLoad" draw:mime-type="image/x-svm"><text:p/></draw:image><draw:image xlink:href="Pictures/100000010000001D00000033B97159D2.png" xlink:type="simple" xlink:show="embed" xlink:actuate="onLoad" draw:mime-type="image/png"/></draw:frame></draw:g></text:h>
      <text:h text:style-name="_5f_Paragraphe" text:outline-level="1"><text:span text:style-name="_5f_Caractères"/></text:h>
      <text:h text:style-name="_5f_Paragraphe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64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71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5" draw:name="Ligne_Entete_Impair_Numerique_2col" draw:style-name="Mgr3" draw:text-style-name="MP3" svg:x1="16.023cm" svg:y1="0.36cm" svg:x2="20.496cm" svg:y2="0.36cm"><text:p/></draw:line><draw:line text:anchor-type="paragraph" draw:z-index="69" draw:name="Ligne_Verticale_Impair_Numerique_2col" draw:style-name="Mgr3" draw:text-style-name="MP3" svg:x1="9.477cm" svg:y1="2.007cm" svg:x2="9.477cm" svg:y2="27.044cm"><text:p/></draw:line><draw:g text:anchor-type="paragraph" draw:z-index="14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66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7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8" draw:name="Ligne_Entete_Pair_Numerique_2col" draw:style-name="Mgr3" draw:text-style-name="MP3" svg:x1="16.023cm" svg:y1="0.36cm" svg:x2="20.496cm" svg:y2="0.36cm"><text:p/></draw:line><draw:line text:anchor-type="paragraph" draw:z-index="70" draw:name="Ligne_Verticale_Pair_Numerique_2col" draw:style-name="Mgr3" draw:text-style-name="MP3" svg:x1="9.477cm" svg:y1="2.007cm" svg:x2="9.477cm" svg:y2="27.044cm"><text:p/></draw:line><draw:g text:anchor-type="paragraph" draw:z-index="15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1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1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72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5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5" draw:name="Ligne_Entete_Impair_Geometrie_1col" draw:style-name="Mgr7" draw:text-style-name="MP3" svg:x1="16.023cm" svg:y1="0.36cm" svg:x2="20.496cm" svg:y2="0.36cm"><text:p/></draw:line><draw:g text:anchor-type="paragraph" draw:z-index="0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73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4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6" draw:name="Ligne_Entete_Pair_Geometrie_1col" draw:style-name="Mgr7" draw:text-style-name="MP3" svg:x1="16.023cm" svg:y1="0.36cm" svg:x2="20.496cm" svg:y2="0.36cm"><text:p/></draw:line><draw:g text:anchor-type="paragraph" draw:z-index="1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12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86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85" draw:name="Ligne_Entete_Impair_Geometrie_2col" draw:style-name="Mgr7" draw:text-style-name="MP3" svg:x1="42.8cm" svg:y1="0.36cm" svg:x2="31.9cm" svg:y2="0.36cm"><text:p/></draw:line><draw:line text:anchor-type="paragraph" draw:z-index="76" draw:name="Ligne_Verticale_Impair_Geometrie_2col" draw:style-name="Mgr7" draw:text-style-name="MP3" svg:x1="9.477cm" svg:y1="1.949cm" svg:x2="9.477cm" svg:y2="26.986cm"><text:p/></draw:line><draw:g text:anchor-type="paragraph" draw:z-index="2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Demi-droite graduée</text:span></text:p>
      </style:header>
      <style:header-left>
        <text:p text:style-name="MP15"><draw:path text:anchor-type="paragraph" draw:z-index="13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87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27" draw:name="Ligne_Entete_Pair_Geometrie_2col" draw:style-name="Mgr7" draw:text-style-name="MP3" svg:x1="42.8cm" svg:y1="0.36cm" svg:x2="31.9cm" svg:y2="0.36cm"><text:p/></draw:line><draw:line text:anchor-type="paragraph" draw:z-index="77" draw:name="Ligne_Verticale_Pair_Geometrie_2col" draw:style-name="Mgr7" draw:text-style-name="MP3" svg:x1="9.477cm" svg:y1="2.028cm" svg:x2="9.477cm" svg:y2="27.065cm"><text:p/></draw:line><draw:g text:anchor-type="paragraph" draw:z-index="3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Demi-droite graduée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28"><draw:text-box fo:min-height="0.499cm" fo:min-width="5.126cm"><text:h text:style-name="MP6" text:outline-level="1">Repérage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Repérag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78" draw:name="Fond_Num_Serie_Im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80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9" draw:name="Ligne_Entete_Impair_Donnees_1col" draw:style-name="Mgr11" draw:text-style-name="MP3" svg:x1="16.023cm" svg:y1="0.36cm" svg:x2="20.496cm" svg:y2="0.36cm"><text:p/></draw:line><draw:g text:anchor-type="paragraph" draw:z-index="5" draw:name="Fond_Num_Page_Impair_Donnees_1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79" draw:name="Fond_Num_Serie_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81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8" draw:name="Ligne_Entete_Pair_Donnees_1col" draw:style-name="Mgr11" draw:text-style-name="MP3" svg:x1="16.023cm" svg:y1="0.36cm" svg:x2="20.496cm" svg:y2="0.36cm"><text:p/></draw:line><draw:g text:anchor-type="paragraph" draw:z-index="6" draw:name="Fond_Num_Page_Pair_Donnees_1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82" draw:name="Fond_Num_Serie_Im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83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0" draw:name="Ligne_Entete_Impair_Donnees_2col" draw:style-name="Mgr11" draw:text-style-name="MP3" svg:x1="16.023cm" svg:y1="0.36cm" svg:x2="20.496cm" svg:y2="0.36cm"><text:p/></draw:line><draw:line text:anchor-type="paragraph" draw:z-index="21" draw:name="Ligne_Verticale_Impair_Donnees_2col" draw:style-name="Mgr11" draw:text-style-name="MP3" svg:x1="9.477cm" svg:y1="2.007cm" svg:x2="9.477cm" svg:y2="27.044cm"><text:p/></draw:line><draw:g text:anchor-type="paragraph" draw:z-index="4" draw:name="Fond_Num_Page_Impair_Donnees_2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63" draw:name="Fond_Num_Serie_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84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1" draw:name="Ligne_Entete_Pair_Donnees_2col" draw:style-name="Mgr11" draw:text-style-name="MP3" svg:x1="16.023cm" svg:y1="0.36cm" svg:x2="20.496cm" svg:y2="0.36cm"><text:p/></draw:line><draw:line text:anchor-type="paragraph" draw:z-index="22" draw:name="Ligne_Verticale_Pair_Donnees_2col" draw:style-name="Mgr11" draw:text-style-name="MP3" svg:x1="9.533cm" svg:y1="1.949cm" svg:x2="9.533cm" svg:y2="26.986cm"><text:p/></draw:line><draw:g text:anchor-type="paragraph" draw:z-index="7" draw:name="Fond_Num_Page_Pair_Donnees_2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92" draw:name="Fond_Num_Serie_Im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96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" draw:name="Ligne_Entete_Impair_Mesures_1col" draw:style-name="Mgr14" draw:text-style-name="MP3" svg:x1="16.023cm" svg:y1="0.36cm" svg:x2="20.496cm" svg:y2="0.36cm"><text:p/></draw:line><draw:g text:anchor-type="paragraph" draw:z-index="8" draw:name="Fond_Num_Page_Impair_Mesur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93" draw:name="Fond_Num_Serie_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97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Pair_Mesures_1col" draw:style-name="Mgr14" draw:text-style-name="MP3" svg:x1="16.023cm" svg:y1="0.36cm" svg:x2="20.496cm" svg:y2="0.36cm"><text:p/></draw:line><draw:g text:anchor-type="paragraph" draw:z-index="9" draw:name="Fond_Num_Page_Pair_Mesur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94" draw:name="Fond_Num_Serie_Im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98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" draw:name="Ligne_Entete_Impair_Mesures_2col" draw:style-name="Mgr14" draw:text-style-name="MP3" svg:x1="16.023cm" svg:y1="0.36cm" svg:x2="20.496cm" svg:y2="0.36cm"><text:p/></draw:line><draw:line text:anchor-type="paragraph" draw:z-index="23" draw:name="Ligne_Verticale_Impair_Mesures_2col" draw:style-name="Mgr14" draw:text-style-name="MP3" svg:x1="9.477cm" svg:y1="1.979cm" svg:x2="9.477cm" svg:y2="27.016cm"><text:p/></draw:line><draw:g text:anchor-type="paragraph" draw:z-index="10" draw:name="Fond_Num_Page_Impair_Mesur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95" draw:name="Fond_Num_Serie_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6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Pair_Mesures_2col" draw:style-name="Mgr14" draw:text-style-name="MP3" svg:x1="16.023cm" svg:y1="0.36cm" svg:x2="20.496cm" svg:y2="0.36cm"><text:p/></draw:line><draw:line text:anchor-type="paragraph" draw:z-index="24" draw:name="Ligne_Verticale_Pair_Mesures_2col" draw:style-name="Mgr14" draw:text-style-name="MP3" svg:x1="9.502cm" svg:y1="2.046cm" svg:x2="9.502cm" svg:y2="27.083cm"><text:p/></draw:line><draw:g text:anchor-type="paragraph" draw:z-index="11" draw:name="Fond_Num_Page_Pair_Mesur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0000000</meta:creation-date>
    <dc:date>2024-07-15T10:32:13.863000000</dc:date>
    <meta:editing-duration>P1DT20H40M41S</meta:editing-duration>
    <meta:editing-cycles>243</meta:editing-cycles>
    <meta:generator>LibreOffice/24.2.5.2$Windows_X86_64 LibreOffice_project/bffef4ea93e59bebbeaf7f431bb02b1a39ee8a59</meta:generator>
    <meta:print-date>2024-07-01T17:44:41.310580400</meta:print-date>
    <meta:printed-by>PDF files</meta:printed-by>
    <meta:document-statistic meta:table-count="0" meta:image-count="0" meta:object-count="24" meta:page-count="1" meta:paragraph-count="80" meta:word-count="289" meta:character-count="1434" meta:non-whitespace-character-count="1183"/>
    <meta:template xlink:type="simple" xlink:actuate="onRequest" xlink:title="Modele_Cahier" xlink:href="../../../../../../../../.config/libreoffice/4/user/template/Modele_Cahier.ott" meta:date="2024-06-29T08:48:48.454755649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frac>
          <mn>3</mn>
          <mn>2</mn>
        </mfrac>
      </mrow>
      <mo fence="true" form="postfix" stretchy="true">)</mo>
    </mrow>
    <annotation encoding="StarMath 5.0">left({3}over{2}right)</annotation>
  </semantics>
</math>
</file>

<file path=Object 10/content.xml><?xml version="1.0" encoding="utf-8"?>
<math xmlns="http://www.w3.org/1998/Math/MathML" display="block">
  <semantics>
    <mrow>
      <mo fence="true" form="prefix" stretchy="true">(</mo>
      <mrow>
        <mfrac>
          <mn>11</mn>
          <mn>3</mn>
        </mfrac>
      </mrow>
      <mo fence="true" form="postfix" stretchy="true">)</mo>
    </mrow>
    <annotation encoding="StarMath 5.0">left( {11} over {3} right)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frac>
          <mn>5</mn>
          <mn>3</mn>
        </mfrac>
      </mrow>
      <mo fence="true" form="postfix" stretchy="true">)</mo>
    </mrow>
    <annotation encoding="StarMath 5.0">left( {5} over {3} right)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frac>
          <mn>1</mn>
          <mn>4</mn>
        </mfrac>
      </mrow>
      <mo fence="true" form="postfix" stretchy="true">)</mo>
    </mrow>
    <annotation encoding="StarMath 5.0">left({1}over{4}right)</annotation>
  </semantics>
</math>
</file>

<file path=Object 18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19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frac>
          <mn>2</mn>
          <mn>3</mn>
        </mfrac>
      </mrow>
      <mo fence="true" form="postfix" stretchy="true">)</mo>
    </mrow>
    <annotation encoding="StarMath 5.0">left( {2} over {3} right)</annotation>
  </semantics>
</math>
</file>

<file path=Object 20/content.xml><?xml version="1.0" encoding="utf-8"?>
<math xmlns="http://www.w3.org/1998/Math/MathML" display="block">
  <semantics>
    <mfrac>
      <mn>3</mn>
      <mn>8</mn>
    </mfrac>
    <annotation encoding="StarMath 5.0">{3}over{8}</annotation>
  </semantics>
</math>
</file>

<file path=Object 21/content.xml><?xml version="1.0" encoding="utf-8"?>
<math xmlns="http://www.w3.org/1998/Math/MathML" display="block">
  <semantics>
    <mfrac>
      <mn>5</mn>
      <mn>8</mn>
    </mfrac>
    <annotation encoding="StarMath 5.0">{5}over{8}</annotation>
  </semantics>
</math>
</file>

<file path=Object 22/content.xml><?xml version="1.0" encoding="utf-8"?>
<math xmlns="http://www.w3.org/1998/Math/MathML" display="block">
  <semantics>
    <mfrac>
      <mn>13</mn>
      <mn>6</mn>
    </mfrac>
    <annotation encoding="StarMath 5.0">{13}over{6}</annotation>
  </semantics>
</math>
</file>

<file path=Object 23/content.xml><?xml version="1.0" encoding="utf-8"?>
<math xmlns="http://www.w3.org/1998/Math/MathML" display="block">
  <semantics>
    <mfrac>
      <mn>17</mn>
      <mn>6</mn>
    </mfrac>
    <annotation encoding="StarMath 5.0">{17}over{6}</annotation>
  </semantics>
</math>
</file>

<file path=Object 26/content.xml><?xml version="1.0" encoding="utf-8"?>
<math xmlns="http://www.w3.org/1998/Math/MathML" display="block">
  <semantics>
    <mfrac>
      <mn>7</mn>
      <mn>3</mn>
    </mfrac>
    <annotation encoding="StarMath 5.0">{7}over{3}</annotation>
  </semantics>
</math>
</file>

<file path=Object 27/content.xml><?xml version="1.0" encoding="utf-8"?>
<math xmlns="http://www.w3.org/1998/Math/MathML" display="block">
  <semantics>
    <mfrac>
      <mn>8</mn>
      <mn>3</mn>
    </mfrac>
    <annotation encoding="StarMath 5.0">{8}over{3}</annotation>
  </semantics>
</math>
</file>

<file path=Object 28/content.xml><?xml version="1.0" encoding="utf-8"?>
<math xmlns="http://www.w3.org/1998/Math/MathML" display="block">
  <semantics>
    <mrow>
      <mo fence="true" form="prefix" stretchy="true">(</mo>
      <mrow>
        <mfrac>
          <mn>6</mn>
          <mn>8</mn>
        </mfrac>
      </mrow>
      <mo fence="true" form="postfix" stretchy="true">)</mo>
    </mrow>
    <annotation encoding="StarMath 5.0">left({6}over{8}right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frac>
          <mn>3</mn>
          <mn>5</mn>
        </mfrac>
      </mrow>
      <mo fence="true" form="postfix" stretchy="true">)</mo>
    </mrow>
    <annotation encoding="StarMath 5.0">left( {3} over {5} right)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frac>
          <mn>13</mn>
          <mn>5</mn>
        </mfrac>
      </mrow>
      <mo fence="true" form="postfix" stretchy="true">)</mo>
    </mrow>
    <annotation encoding="StarMath 5.0">left( {13} over {5} right)</annotation>
  </semantics>
</math>
</file>

<file path=Object 44/content.xml><?xml version="1.0" encoding="utf-8"?>
<math xmlns="http://www.w3.org/1998/Math/MathML" display="block">
  <semantics>
    <mrow>
      <mo fence="true" form="prefix" stretchy="true">(</mo>
      <mrow>
        <mfrac>
          <mn>5</mn>
          <mn>4</mn>
        </mfrac>
      </mrow>
      <mo fence="true" form="postfix" stretchy="true">)</mo>
    </mrow>
    <annotation encoding="StarMath 5.0">left({5}over{4}right)</annotation>
  </semantics>
</math>
</file>

<file path=Object 45/content.xml><?xml version="1.0" encoding="utf-8"?>
<math xmlns="http://www.w3.org/1998/Math/MathML" display="block">
  <semantics>
    <mrow>
      <mo fence="true" form="prefix" stretchy="true">(</mo>
      <mrow>
        <mfrac>
          <mn>9</mn>
          <mn>4</mn>
        </mfrac>
      </mrow>
      <mo fence="true" form="postfix" stretchy="true">)</mo>
    </mrow>
    <annotation encoding="StarMath 5.0">left({9}over{4}right)</annotation>
  </semantics>
</math>
</file>

<file path=Object 46/content.xml><?xml version="1.0" encoding="utf-8"?>
<math xmlns="http://www.w3.org/1998/Math/MathML" display="block">
  <semantics>
    <mrow>
      <mo fence="true" form="prefix" stretchy="true">(</mo>
      <mrow>
        <mfrac>
          <mn>7</mn>
          <mn>2</mn>
        </mfrac>
      </mrow>
      <mo fence="true" form="postfix" stretchy="true">)</mo>
    </mrow>
    <annotation encoding="StarMath 5.0">left({7}over{2}right)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frac>
          <mn>3</mn>
          <mn>6</mn>
        </mfrac>
      </mrow>
      <mo fence="true" form="postfix" stretchy="true">)</mo>
    </mrow>
    <annotation encoding="StarMath 5.0">left( {3} over{6} right)</annotation>
  </semantics>
</math>
</file>

<file path=Object 6/content.xml><?xml version="1.0" encoding="utf-8"?>
<math xmlns="http://www.w3.org/1998/Math/MathML" display="block">
  <semantics>
    <mrow>
      <mo fence="true" form="prefix" stretchy="true">(</mo>
      <mrow>
        <mfrac>
          <mn>11</mn>
          <mn>6</mn>
        </mfrac>
      </mrow>
      <mo fence="true" form="postfix" stretchy="true">)</mo>
    </mrow>
    <annotation encoding="StarMath 5.0">left( {11} over {6} right)</annotation>
  </semantics>
</math>
</file>

<file path=Object 7/content.xml><?xml version="1.0" encoding="utf-8"?>
<math xmlns="http://www.w3.org/1998/Math/MathML" display="block">
  <semantics>
    <mrow>
      <mo fence="true" form="prefix" stretchy="true">(</mo>
      <mrow>
        <mfrac>
          <mn>2</mn>
          <mn>3</mn>
        </mfrac>
      </mrow>
      <mo fence="true" form="postfix" stretchy="true">)</mo>
    </mrow>
    <annotation encoding="StarMath 5.0">left( {2} over {3} right)</annotation>
  </semantics>
</math>
</file>

<file path=Object 8/content.xml><?xml version="1.0" encoding="utf-8"?>
<math xmlns="http://www.w3.org/1998/Math/MathML" display="block">
  <semantics>
    <mrow>
      <mo fence="true" form="prefix" stretchy="true">(</mo>
      <mrow>
        <mfrac>
          <mn>5</mn>
          <mn>3</mn>
        </mfrac>
      </mrow>
      <mo fence="true" form="postfix" stretchy="true">)</mo>
    </mrow>
    <annotation encoding="StarMath 5.0">left( {5} over {3} right)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frac>
          <mn>8</mn>
          <mn>3</mn>
        </mfrac>
      </mrow>
      <mo fence="true" form="postfix" stretchy="true">)</mo>
    </mrow>
    <annotation encoding="StarMath 5.0">left( {8} over {3} right)</annotation>
  </semantics>
</math>
</file>